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86.26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102.76pt"/>
    </style:style>
    <style:style style:name="co9" style:family="table-column">
      <style:table-column-properties fo:break-before="auto" style:column-width="113.24pt"/>
    </style:style>
    <style:style style:name="co10" style:family="table-column">
      <style:table-column-properties fo:break-before="auto" style:column-width="56.24pt"/>
    </style:style>
    <style:style style:name="co11" style:family="table-column">
      <style:table-column-properties fo:break-before="auto" style:column-width="8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241.51pt"/>
    </style:style>
    <style:style style:name="co15" style:family="table-column">
      <style:table-column-properties fo:break-before="auto" style:column-width="132.75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15.65pt" fo:break-before="auto" style:use-optimal-row-height="true"/>
    </style:style>
    <style:style style:name="ta1" style:family="table" style:master-page-name="FLS_5f_files_5f__5f_packages_5f_uses_5f_2010-2016">
      <style:table-properties table:display="true" style:writing-mode="lr-tb"/>
    </style:style>
    <style:style style:name="ta2" style:family="table" style:master-page-name="FLS_5f_files_5f__5f_packages_5f_uses_5f_2015-2016">
      <style:table-properties table:display="true" style:writing-mode="lr-tb"/>
    </style:style>
    <style:style style:name="ta3" style:family="table" style:master-page-name="TEX_5f_files_5f__5f_packages_5f_uses_5f_2015-2016">
      <style:table-properties table:display="true" style:writing-mode="lr-tb"/>
    </style:style>
    <style:style style:name="ta4" style:family="table" style:master-page-name="TEX_5f_files_5f__5f_packages_5f_uses_5f_2010-2016">
      <style:table-properties table:display="true" style:writing-mode="lr-tb"/>
    </style:style>
    <style:style style:name="ta5" style:family="table" style:master-page-name="TEX_5f_files_5f__5f_packages_5f_used_5f_2010-2014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1">
      <style:text-properties style:text-position="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21">
      <style:text-properties style:text-position=""/>
    </style:style>
    <style:style style:name="ce10" style:family="table-cell" style:parent-style-name="Default" style:data-style-name="N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"/>
    <style:style style:name="ce21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21"/>
    <style:style style:name="ce2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LS_files__100_m.c._packages_uses_2010-201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ce5"/>
        <table:table-column table:style-name="co3" table:number-columns-repeated="12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rom FLS files</text:p>
          </table:table-cell>
          <table:covered-table-cell table:style-name="ce4"/>
          <table:table-cell table:style-name="ce3" table:number-columns-repeated="126"/>
        </table:table-row>
        <table:table-row table:style-name="ro2">
          <table:table-cell table:style-name="ce2" office:value-type="string" calcext:value-type="string">
            <text:p>Package (all)</text:p>
          </table:table-cell>
          <table:table-cell office:value-type="string" calcext:value-type="string">
            <text:p>Use count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fonts</text:p>
          </table:table-cell>
          <table:table-cell table:style-name="ce6" office:value-type="percentage" office:value="0.843544818079588" calcext:value-type="percentage">
            <text:p>84.3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keyval</text:p>
          </table:table-cell>
          <table:table-cell table:style-name="ce6" office:value-type="percentage" office:value="0.809349342813267" calcext:value-type="percentage">
            <text:p>80.9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symb</text:p>
          </table:table-cell>
          <table:table-cell table:style-name="ce6" office:value-type="percentage" office:value="0.788079950665651" calcext:value-type="percentage">
            <text:p>78.8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gen</text:p>
          </table:table-cell>
          <table:table-cell table:style-name="ce6" office:value-type="percentage" office:value="0.781489945708033" calcext:value-type="percentage">
            <text:p>78.1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text</text:p>
          </table:table-cell>
          <table:table-cell table:style-name="ce6" office:value-type="percentage" office:value="0.778188897353116" calcext:value-type="percentage">
            <text:p>77.8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bsy</text:p>
          </table:table-cell>
          <table:table-cell table:style-name="ce6" office:value-type="percentage" office:value="0.777983337565447" calcext:value-type="percentage">
            <text:p>77.8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opn</text:p>
          </table:table-cell>
          <table:table-cell table:style-name="ce6" office:value-type="percentage" office:value="0.776423501529607" calcext:value-type="percentage">
            <text:p>77.6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math</text:p>
          </table:table-cell>
          <table:table-cell table:style-name="ce6" office:value-type="percentage" office:value="0.776217941741938" calcext:value-type="percentage">
            <text:p>77.6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rig</text:p>
          </table:table-cell>
          <table:table-cell table:style-name="ce6" office:value-type="percentage" office:value="0.774803206732688" calcext:value-type="percentage">
            <text:p>77.4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aphics</text:p>
          </table:table-cell>
          <table:table-cell table:style-name="ce6" office:value-type="percentage" office:value="0.774126068608602" calcext:value-type="percentage">
            <text:p>77.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aphicx</text:p>
          </table:table-cell>
          <table:table-cell table:style-name="ce6" office:value-type="percentage" office:value="0.760220553560416" calcext:value-type="percentage">
            <text:p>76.0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natbib</text:p>
          </table:table-cell>
          <table:table-cell table:style-name="ce6" office:value-type="percentage" office:value="0.398217675723389" calcext:value-type="percentage">
            <text:p>39.8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kvoptions</text:p>
          </table:table-cell>
          <table:table-cell table:style-name="ce6" office:value-type="percentage" office:value="0.338012841440853" calcext:value-type="percentage">
            <text:p>33.8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pdf</text:p>
          </table:table-cell>
          <table:table-cell table:style-name="ce6" office:value-type="percentage" office:value="0.321181122356441" calcext:value-type="percentage">
            <text:p>32.1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url</text:p>
          </table:table-cell>
          <table:table-cell table:style-name="ce6" office:value-type="percentage" office:value="0.309113553645059" calcext:value-type="percentage">
            <text:p>30.9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olor</text:p>
          </table:table-cell>
          <table:table-cell table:style-name="ce6" office:value-type="percentage" office:value="0.293853762348702" calcext:value-type="percentage">
            <text:p>29.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fwarerr</text:p>
          </table:table-cell>
          <table:table-cell table:style-name="ce6" office:value-type="percentage" office:value="0.27777173190167" calcext:value-type="percentage">
            <text:p>27.7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txcmds</text:p>
          </table:table-cell>
          <table:table-cell table:style-name="ce6" office:value-type="percentage" office:value="0.276985768007642" calcext:value-type="percentage">
            <text:p>27.7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luatex</text:p>
          </table:table-cell>
          <table:table-cell table:style-name="ce6" office:value-type="percentage" office:value="0.252802263576015" calcext:value-type="percentage">
            <text:p>25.2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texcmds</text:p>
          </table:table-cell>
          <table:table-cell table:style-name="ce6" office:value-type="percentage" office:value="0.250915950230348" calcext:value-type="percentage">
            <text:p>25.0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dftexcmds</text:p>
          </table:table-cell>
          <table:table-cell table:style-name="ce6" office:value-type="percentage" office:value="0.250202536849615" calcext:value-type="percentage">
            <text:p>25.0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kvsetkeys</text:p>
          </table:table-cell>
          <table:table-cell table:style-name="ce6" office:value-type="percentage" office:value="0.249718866760982" calcext:value-type="percentage">
            <text:p>24.9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ifont</text:p>
          </table:table-cell>
          <table:table-cell table:style-name="ce6" office:value-type="percentage" office:value="0.249198921415702" calcext:value-type="percentage">
            <text:p>24.9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atexsym</text:p>
          </table:table-cell>
          <table:table-cell table:style-name="ce6" office:value-type="percentage" office:value="0.241460199997582" calcext:value-type="percentage">
            <text:p>24.1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thm</text:p>
          </table:table-cell>
          <table:table-cell table:style-name="ce6" office:value-type="percentage" office:value="0.240662144351338" calcext:value-type="percentage">
            <text:p>24.0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xetex</text:p>
          </table:table-cell>
          <table:table-cell table:style-name="ce6" office:value-type="percentage" office:value="0.228002079781381" calcext:value-type="percentage">
            <text:p>22.8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vtex</text:p>
          </table:table-cell>
          <table:table-cell table:style-name="ce6" office:value-type="percentage" office:value="0.215051813158245" calcext:value-type="percentage">
            <text:p>21.5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topdf-base</text:p>
          </table:table-cell>
          <table:table-cell table:style-name="ce6" office:value-type="percentage" office:value="0.212222343139744" calcext:value-type="percentage">
            <text:p>21.2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fext</text:p>
          </table:table-cell>
          <table:table-cell table:style-name="ce6" office:value-type="percentage" office:value="0.212222343139744" calcext:value-type="percentage">
            <text:p>21.2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nameref</text:p>
          </table:table-cell>
          <table:table-cell table:style-name="ce6" office:value-type="percentage" office:value="0.185414928477286" calcext:value-type="percentage">
            <text:p>18.5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ettitlestring</text:p>
          </table:table-cell>
          <table:table-cell table:style-name="ce6" office:value-type="percentage" office:value="0.185390744972854" calcext:value-type="percentage">
            <text:p>18.5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hyperref</text:p>
          </table:table-cell>
          <table:table-cell table:style-name="ce6" office:value-type="percentage" office:value="0.185354469716207" calcext:value-type="percentage">
            <text:p>18.5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rerunfilecheck</text:p>
          </table:table-cell>
          <table:table-cell table:style-name="ce6" office:value-type="percentage" office:value="0.183238413078439" calcext:value-type="percentage">
            <text:p>18.3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fig</text:p>
          </table:table-cell>
          <table:table-cell table:style-name="ce6" office:value-type="percentage" office:value="0.169586824826786" calcext:value-type="percentage">
            <text:p>16.9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then</text:p>
          </table:table-cell>
          <table:table-cell table:style-name="ce6" office:value-type="percentage" office:value="0.15799083445182" calcext:value-type="percentage">
            <text:p>15.8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eometry</text:p>
          </table:table-cell>
          <table:table-cell table:style-name="ce6" office:value-type="percentage" office:value="0.148607634732349" calcext:value-type="percentage">
            <text:p>14.8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rsfs</text:p>
          </table:table-cell>
          <table:table-cell table:style-name="ce6" office:value-type="percentage" office:value="0.120566861343877" calcext:value-type="percentage">
            <text:p>12.0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color</text:p>
          </table:table-cell>
          <table:table-cell table:style-name="ce6" office:value-type="percentage" office:value="0.118837740777016" calcext:value-type="percentage">
            <text:p>11.8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putenc</text:p>
          </table:table-cell>
          <table:table-cell table:style-name="ce6" office:value-type="percentage" office:value="0.105294978295305" calcext:value-type="percentage">
            <text:p>10.5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rray</text:p>
          </table:table-cell>
          <table:table-cell table:style-name="ce6" office:value-type="percentage" office:value="0.103868151533839" calcext:value-type="percentage">
            <text:p>10.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cd</text:p>
          </table:table-cell>
          <table:table-cell table:style-name="ce6" office:value-type="percentage" office:value="0.0971572290540622" calcext:value-type="percentage">
            <text:p>9.7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tbegshi</text:p>
          </table:table-cell>
          <table:table-cell table:style-name="ce6" office:value-type="percentage" office:value="0.0958513198147544" calcext:value-type="percentage">
            <text:p>9.5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uxhook</text:p>
          </table:table-cell>
          <table:table-cell table:style-name="ce6" office:value-type="percentage" office:value="0.0942068415134037" calcext:value-type="percentage">
            <text:p>9.4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hobsub-hyperref</text:p>
          </table:table-cell>
          <table:table-cell table:style-name="ce6" office:value-type="percentage" office:value="0.0934208776193758" calcext:value-type="percentage">
            <text:p>9.3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hobsub-generic</text:p>
          </table:table-cell>
          <table:table-cell table:style-name="ce6" office:value-type="percentage" office:value="0.0934208776193758" calcext:value-type="percentage">
            <text:p>9.3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refcount</text:p>
          </table:table-cell>
          <table:table-cell table:style-name="ce6" office:value-type="percentage" office:value="0.0922479776544419" calcext:value-type="percentage">
            <text:p>9.2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etltxmacro</text:p>
          </table:table-cell>
          <table:table-cell table:style-name="ce6" office:value-type="percentage" office:value="0.0921996106455786" calcext:value-type="percentage">
            <text:p>9.2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dfescape</text:p>
          </table:table-cell>
          <table:table-cell table:style-name="ce6" office:value-type="percentage" office:value="0.0921028766278521" calcext:value-type="percentage">
            <text:p>9.2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tcalc</text:p>
          </table:table-cell>
          <table:table-cell table:style-name="ce6" office:value-type="percentage" office:value="0.0920545096189889" calcext:value-type="percentage">
            <text:p>9.2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igintcalc</text:p>
          </table:table-cell>
          <table:table-cell table:style-name="ce6" office:value-type="percentage" office:value="0.0920182343623415" calcext:value-type="percentage">
            <text:p>9.2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itset</text:p>
          </table:table-cell>
          <table:table-cell table:style-name="ce6" office:value-type="percentage" office:value="0.0919215003446149" calcext:value-type="percentage">
            <text:p>9.1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color-patch</text:p>
          </table:table-cell>
          <table:table-cell table:style-name="ce6" office:value-type="percentage" office:value="0.0919215003446149" calcext:value-type="percentage">
            <text:p>9.1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hycolor</text:p>
          </table:table-cell>
          <table:table-cell table:style-name="ce6" office:value-type="percentage" office:value="0.0919215003446149" calcext:value-type="percentage">
            <text:p>9.1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tveryend</text:p>
          </table:table-cell>
          <table:table-cell table:style-name="ce6" office:value-type="percentage" office:value="0.0905309488397964" calcext:value-type="percentage">
            <text:p>9.0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uniquecounter</text:p>
          </table:table-cell>
          <table:table-cell table:style-name="ce6" office:value-type="percentage" office:value="0.0904583983265015" calcext:value-type="percentage">
            <text:p>9.0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figure</text:p>
          </table:table-cell>
          <table:table-cell table:style-name="ce6" office:value-type="percentage" office:value="0.0895998839191787" calcext:value-type="percentage">
            <text:p>8.9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m</text:p>
          </table:table-cell>
          <table:table-cell table:style-name="ce6" office:value-type="percentage" office:value="0.0847752747850691" calcext:value-type="percentage">
            <text:p>8.4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loat</text:p>
          </table:table-cell>
          <table:table-cell table:style-name="ce6" office:value-type="percentage" office:value="0.0847631830328533" calcext:value-type="percentage">
            <text:p>8.4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numerate</text:p>
          </table:table-cell>
          <table:table-cell table:style-name="ce6" office:value-type="percentage" office:value="0.0833484480236031" calcext:value-type="percentage">
            <text:p>8.3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abel</text:p>
          </table:table-cell>
          <table:table-cell table:style-name="ce6" office:value-type="percentage" office:value="0.0819578965187845" calcext:value-type="percentage">
            <text:p>8.2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verbatim</text:p>
          </table:table-cell>
          <table:table-cell table:style-name="ce6" office:value-type="percentage" office:value="0.0818853460054897" calcext:value-type="percentage">
            <text:p>8.1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ontenc</text:p>
          </table:table-cell>
          <table:table-cell table:style-name="ce6" office:value-type="percentage" office:value="0.0786568481638674" calcext:value-type="percentage">
            <text:p>7.8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ultirow</text:p>
          </table:table-cell>
          <table:table-cell table:style-name="ce6" office:value-type="percentage" office:value="0.0749688637380443" calcext:value-type="percentage">
            <text:p>7.5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kvdefinekeys</text:p>
          </table:table-cell>
          <table:table-cell table:style-name="ce6" office:value-type="percentage" office:value="0.0711236865334156" calcext:value-type="percentage">
            <text:p>7.1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ption3</text:p>
          </table:table-cell>
          <table:table-cell table:style-name="ce6" office:value-type="percentage" office:value="0.0645578650802288" calcext:value-type="percentage">
            <text:p>6.4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y</text:p>
          </table:table-cell>
          <table:table-cell table:style-name="ce6" office:value-type="percentage" office:value="0.0632398640887051" calcext:value-type="percentage">
            <text:p>6.3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rcs</text:p>
          </table:table-cell>
          <table:table-cell table:style-name="ce6" office:value-type="percentage" office:value="0.0613172754863907" calcext:value-type="percentage">
            <text:p>6.1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sys</text:p>
          </table:table-cell>
          <table:table-cell table:style-name="ce6" office:value-type="percentage" office:value="0.0612810002297433" calcext:value-type="percentage">
            <text:p>6.1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core</text:p>
          </table:table-cell>
          <table:table-cell table:style-name="ce6" office:value-type="percentage" office:value="0.0612810002297433" calcext:value-type="percentage">
            <text:p>6.1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comp-version-1-18</text:p>
          </table:table-cell>
          <table:table-cell table:style-name="ce6" office:value-type="percentage" office:value="0.0610996239465061" calcext:value-type="percentage">
            <text:p>6.1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</text:p>
          </table:table-cell>
          <table:table-cell table:style-name="ce6" office:value-type="percentage" office:value="0.0610754404420745" calcext:value-type="percentage">
            <text:p>6.1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comp-version-0-65</text:p>
          </table:table-cell>
          <table:table-cell table:style-name="ce6" office:value-type="percentage" office:value="0.0610512569376428" calcext:value-type="percentage">
            <text:p>6.1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xfonts</text:p>
          </table:table-cell>
          <table:table-cell table:style-name="ce6" office:value-type="percentage" office:value="0.0605071280879312" calcext:value-type="percentage">
            <text:p>6.0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for</text:p>
          </table:table-cell>
          <table:table-cell table:style-name="ce6" office:value-type="percentage" office:value="0.0594309621407238" calcext:value-type="percentage">
            <text:p>5.9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ikz</text:p>
          </table:table-cell>
          <table:table-cell table:style-name="ce6" office:value-type="percentage" office:value="0.0592737693619182" calcext:value-type="percentage">
            <text:p>5.9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ption</text:p>
          </table:table-cell>
          <table:table-cell table:style-name="ce6" office:value-type="percentage" office:value="0.0568675106709713" calcext:value-type="percentage">
            <text:p>5.6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rotating</text:p>
          </table:table-cell>
          <table:table-cell table:style-name="ce6" office:value-type="percentage" office:value="0.0568433271665397" calcext:value-type="percentage">
            <text:p>5.6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etspace</text:p>
          </table:table-cell>
          <table:table-cell table:style-name="ce6" office:value-type="percentage" office:value="0.0504226067399427" calcext:value-type="percentage">
            <text:p>5.0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revsymb</text:p>
          </table:table-cell>
          <table:table-cell table:style-name="ce6" office:value-type="percentage" office:value="0.0494794500671092" calcext:value-type="percentage">
            <text:p>4.9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lc</text:p>
          </table:table-cell>
          <table:table-cell table:style-name="ce6" office:value-type="percentage" office:value="0.0490562387395558" calcext:value-type="percentage">
            <text:p>4.9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ite</text:p>
          </table:table-cell>
          <table:table-cell table:style-name="ce6" office:value-type="percentage" office:value="0.0464323285087242" calcext:value-type="percentage">
            <text:p>4.6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space</text:p>
          </table:table-cell>
          <table:table-cell table:style-name="ce6" office:value-type="percentage" office:value="0.0455859058536173" calcext:value-type="percentage">
            <text:p>4.5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keyval</text:p>
          </table:table-cell>
          <table:table-cell table:style-name="ce6" office:value-type="percentage" office:value="0.0433368399414759" calcext:value-type="percentage">
            <text:p>4.3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ineno</text:p>
          </table:table-cell>
          <table:table-cell table:style-name="ce6" office:value-type="percentage" office:value="0.0422485822420527" calcext:value-type="percentage">
            <text:p>4.2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ix-cm</text:p>
          </table:table-cell>
          <table:table-cell table:style-name="ce6" office:value-type="percentage" office:value="0.0417528204012043" calcext:value-type="percentage">
            <text:p>4.1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imes</text:p>
          </table:table-cell>
          <table:table-cell table:style-name="ce6" office:value-type="percentage" office:value="0.0392619194447467" calcext:value-type="percentage">
            <text:p>3.9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topdf</text:p>
          </table:table-cell>
          <table:table-cell table:style-name="ce6" office:value-type="percentage" office:value="0.0377625421699859" calcext:value-type="percentage">
            <text:p>3.7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</text:p>
          </table:table-cell>
          <table:table-cell table:style-name="ce6" office:value-type="percentage" office:value="0.0373393308424324" calcext:value-type="percentage">
            <text:p>3.7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veryshi</text:p>
          </table:table-cell>
          <table:table-cell table:style-name="ce6" office:value-type="percentage" office:value="0.0370249452848212" calcext:value-type="percentage">
            <text:p>3.7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keys</text:p>
          </table:table-cell>
          <table:table-cell table:style-name="ce6" office:value-type="percentage" office:value="0.0362268896385775" calcext:value-type="percentage">
            <text:p>3.6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math</text:p>
          </table:table-cell>
          <table:table-cell table:style-name="ce6" office:value-type="percentage" office:value="0.0359245958331822" calcext:value-type="percentage">
            <text:p>3.5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dcolumn</text:p>
          </table:table-cell>
          <table:table-cell table:style-name="ce6" office:value-type="percentage" office:value="0.0343889433017739" calcext:value-type="percentage">
            <text:p>3.4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ooktabs</text:p>
          </table:table-cell>
          <table:table-cell table:style-name="ce6" office:value-type="percentage" office:value="0.0342075670185367" calcext:value-type="percentage">
            <text:p>3.4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ptmx</text:p>
          </table:table-cell>
          <table:table-cell table:style-name="ce6" office:value-type="percentage" office:value="0.034183383514105" calcext:value-type="percentage">
            <text:p>3.4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bm</text:p>
          </table:table-cell>
          <table:table-cell table:style-name="ce6" office:value-type="percentage" office:value="0.0341108330008101" calcext:value-type="percentage">
            <text:p>3.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sfrag</text:p>
          </table:table-cell>
          <table:table-cell table:style-name="ce6" office:value-type="percentage" office:value="0.0339173649653571" calcext:value-type="percentage">
            <text:p>3.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ic</text:p>
          </table:table-cell>
          <table:table-cell table:style-name="ce6" office:value-type="percentage" office:value="0.0304107568227712" calcext:value-type="percentage">
            <text:p>3.0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fig</text:p>
          </table:table-cell>
          <table:table-cell table:style-name="ce6" office:value-type="percentage" office:value="0.0288509207869312" calcext:value-type="percentage">
            <text:p>2.8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ulticol</text:p>
          </table:table-cell>
          <table:table-cell table:style-name="ce6" office:value-type="percentage" office:value="0.0281375074061982" calcext:value-type="percentage">
            <text:p>2.8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dsfont</text:p>
          </table:table-cell>
          <table:table-cell table:style-name="ce6" office:value-type="percentage" office:value="0.0262270105560997" calcext:value-type="percentage">
            <text:p>2.6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tmaryrd</text:p>
          </table:table-cell>
          <table:table-cell table:style-name="ce6" office:value-type="percentage" office:value="0.0260214507684308" calcext:value-type="percentage">
            <text:p>2.60%</text:p>
          </table:table-cell>
          <table:table-cell table:style-name="ce3" table:number-columns-repeated="126"/>
        </table:table-row>
        <table:table-row table:style-name="ro3" table:number-rows-repeated="5">
          <table:table-cell table:style-name="ce3"/>
          <table:table-cell table:style-name="ce6"/>
          <table:table-cell table:style-name="ce3" table:number-columns-repeated="126"/>
        </table:table-row>
        <table:table-row table:style-name="ro3" table:number-rows-repeated="20">
          <table:table-cell table:style-name="ce3"/>
          <table:table-cell table:style-name="ce4"/>
          <table:table-cell table:style-name="ce3" table:number-columns-repeated="126"/>
        </table:table-row>
        <table:table-row table:style-name="ro3" table:number-rows-repeated="1048447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'FLS_files__100_m.c._packages_uses_2010-2016'.$A$1" table:expression="#REF!"/>
          <table:named-expression table:name="Sheet_Title" table:base-cell-address="$'FLS_files__100_m.c._packages_uses_2010-2016'.$A$1" table:expression="&quot;FLS_files__packages_uses_2010-2016&quot;"/>
        </table:named-expressions>
      </table:table>
      <table:table table:name="FLS_files__100_m.c._packages_uses_2015-2016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2" table:default-cell-style-name="ce8"/>
        <table:table-column table:style-name="co3" table:number-columns-repeated="126" table:default-cell-style-name="Default"/>
        <table:table-row table:style-name="ro4">
          <table:table-cell table:style-name="ce1" office:value-type="string" calcext:value-type="string" table:number-columns-spanned="2" table:number-rows-spanned="1">
            <text:p>From FLS files</text:p>
          </table:table-cell>
          <table:covered-table-cell table:style-name="ce7"/>
          <table:table-cell table:style-name="ce3" table:number-columns-repeated="126"/>
        </table:table-row>
        <table:table-row table:style-name="ro2">
          <table:table-cell table:style-name="ce2" office:value-type="string" calcext:value-type="string">
            <text:p>Package (since 2015)</text:p>
          </table:table-cell>
          <table:table-cell office:value-type="string" calcext:value-type="string">
            <text:p>Use count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fonts</text:p>
          </table:table-cell>
          <table:table-cell table:style-name="ce7" office:value-type="percentage" office:value="0.900350549193737" calcext:value-type="percentage">
            <text:p>90.03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gen</text:p>
          </table:table-cell>
          <table:table-cell table:style-name="ce7" office:value-type="percentage" office:value="0.856929189062865" calcext:value-type="percentage">
            <text:p>85.69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text</text:p>
          </table:table-cell>
          <table:table-cell table:style-name="ce7" office:value-type="percentage" office:value="0.854638934330451" calcext:value-type="percentage">
            <text:p>85.46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bsy</text:p>
          </table:table-cell>
          <table:table-cell table:style-name="ce7" office:value-type="percentage" office:value="0.853423697125497" calcext:value-type="percentage">
            <text:p>85.34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opn</text:p>
          </table:table-cell>
          <table:table-cell table:style-name="ce7" office:value-type="percentage" office:value="0.852769338630521" calcext:value-type="percentage">
            <text:p>85.27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math</text:p>
          </table:table-cell>
          <table:table-cell table:style-name="ce7" office:value-type="percentage" office:value="0.852395419490535" calcext:value-type="percentage">
            <text:p>85.24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symb</text:p>
          </table:table-cell>
          <table:table-cell table:style-name="ce7" office:value-type="percentage" office:value="0.850899742930591" calcext:value-type="percentage">
            <text:p>85.09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keyval</text:p>
          </table:table-cell>
          <table:table-cell table:style-name="ce7" office:value-type="percentage" office:value="0.842252862818416" calcext:value-type="percentage">
            <text:p>84.22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rig</text:p>
          </table:table-cell>
          <table:table-cell table:style-name="ce7" office:value-type="percentage" office:value="0.794578172470203" calcext:value-type="percentage">
            <text:p>79.45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aphics</text:p>
          </table:table-cell>
          <table:table-cell table:style-name="ce7" office:value-type="percentage" office:value="0.794157513437719" calcext:value-type="percentage">
            <text:p>79.41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aphicx</text:p>
          </table:table-cell>
          <table:table-cell table:style-name="ce7" office:value-type="percentage" office:value="0.783407338163122" calcext:value-type="percentage">
            <text:p>78.3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natbib</text:p>
          </table:table-cell>
          <table:table-cell table:style-name="ce7" office:value-type="percentage" office:value="0.481748071979434" calcext:value-type="percentage">
            <text:p>48.17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kvoptions</text:p>
          </table:table-cell>
          <table:table-cell table:style-name="ce7" office:value-type="percentage" office:value="0.469782659499883" calcext:value-type="percentage">
            <text:p>46.97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xetex</text:p>
          </table:table-cell>
          <table:table-cell table:style-name="ce7" office:value-type="percentage" office:value="0.425379761626548" calcext:value-type="percentage">
            <text:p>42.53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url</text:p>
          </table:table-cell>
          <table:table-cell table:style-name="ce7" office:value-type="percentage" office:value="0.407805562047207" calcext:value-type="percentage">
            <text:p>40.78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pdf</text:p>
          </table:table-cell>
          <table:table-cell table:style-name="ce7" office:value-type="percentage" office:value="0.395279270857677" calcext:value-type="percentage">
            <text:p>39.52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olor</text:p>
          </table:table-cell>
          <table:table-cell table:style-name="ce7" office:value-type="percentage" office:value="0.371021266651087" calcext:value-type="percentage">
            <text:p>37.10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ifont</text:p>
          </table:table-cell>
          <table:table-cell table:style-name="ce7" office:value-type="percentage" office:value="0.343257770507128" calcext:value-type="percentage">
            <text:p>34.32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thm</text:p>
          </table:table-cell>
          <table:table-cell table:style-name="ce7" office:value-type="percentage" office:value="0.317083430708109" calcext:value-type="percentage">
            <text:p>31.70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uxhook</text:p>
          </table:table-cell>
          <table:table-cell table:style-name="ce7" office:value-type="percentage" office:value="0.299929890161253" calcext:value-type="percentage">
            <text:p>29.99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ettitlestring</text:p>
          </table:table-cell>
          <table:table-cell table:style-name="ce7" office:value-type="percentage" office:value="0.298808132741295" calcext:value-type="percentage">
            <text:p>29.88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nameref</text:p>
          </table:table-cell>
          <table:table-cell table:style-name="ce7" office:value-type="percentage" office:value="0.298808132741295" calcext:value-type="percentage">
            <text:p>29.88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hobsub-hyperref</text:p>
          </table:table-cell>
          <table:table-cell table:style-name="ce7" office:value-type="percentage" office:value="0.298621173171302" calcext:value-type="percentage">
            <text:p>29.86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hobsub-generic</text:p>
          </table:table-cell>
          <table:table-cell table:style-name="ce7" office:value-type="percentage" office:value="0.298621173171302" calcext:value-type="percentage">
            <text:p>29.86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hyperref</text:p>
          </table:table-cell>
          <table:table-cell table:style-name="ce7" office:value-type="percentage" office:value="0.298621173171302" calcext:value-type="percentage">
            <text:p>29.86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rerunfilecheck</text:p>
          </table:table-cell>
          <table:table-cell table:style-name="ce7" office:value-type="percentage" office:value="0.296424398223884" calcext:value-type="percentage">
            <text:p>29.64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topdf-base</text:p>
          </table:table-cell>
          <table:table-cell table:style-name="ce7" office:value-type="percentage" office:value="0.278382799719561" calcext:value-type="percentage">
            <text:p>27.83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fext</text:p>
          </table:table-cell>
          <table:table-cell table:style-name="ce7" office:value-type="percentage" office:value="0.278382799719561" calcext:value-type="percentage">
            <text:p>27.83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fwarerr</text:p>
          </table:table-cell>
          <table:table-cell table:style-name="ce7" office:value-type="percentage" office:value="0.272587053049778" calcext:value-type="percentage">
            <text:p>27.25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txcmds</text:p>
          </table:table-cell>
          <table:table-cell table:style-name="ce7" office:value-type="percentage" office:value="0.271184856274831" calcext:value-type="percentage">
            <text:p>27.11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atexsym</text:p>
          </table:table-cell>
          <table:table-cell table:style-name="ce7" office:value-type="percentage" office:value="0.236410376256135" calcext:value-type="percentage">
            <text:p>23.6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color</text:p>
          </table:table-cell>
          <table:table-cell table:style-name="ce7" office:value-type="percentage" office:value="0.204580509464828" calcext:value-type="percentage">
            <text:p>20.45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eometry</text:p>
          </table:table-cell>
          <table:table-cell table:style-name="ce7" office:value-type="percentage" office:value="0.200888057957467" calcext:value-type="percentage">
            <text:p>20.08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luatex</text:p>
          </table:table-cell>
          <table:table-cell table:style-name="ce7" office:value-type="percentage" office:value="0.195045571395186" calcext:value-type="percentage">
            <text:p>19.50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texcmds</text:p>
          </table:table-cell>
          <table:table-cell table:style-name="ce7" office:value-type="percentage" office:value="0.188875905585417" calcext:value-type="percentage">
            <text:p>18.88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kvsetkeys</text:p>
          </table:table-cell>
          <table:table-cell table:style-name="ce7" office:value-type="percentage" office:value="0.186912830100491" calcext:value-type="percentage">
            <text:p>18.69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dftexcmds</text:p>
          </table:table-cell>
          <table:table-cell table:style-name="ce7" office:value-type="percentage" office:value="0.186679130638" calcext:value-type="percentage">
            <text:p>18.66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vtex</text:p>
          </table:table-cell>
          <table:table-cell table:style-name="ce7" office:value-type="percentage" office:value="0.184201916335592" calcext:value-type="percentage">
            <text:p>18.42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kvdefinekeys</text:p>
          </table:table-cell>
          <table:table-cell table:style-name="ce7" office:value-type="percentage" office:value="0.181397522785698" calcext:value-type="percentage">
            <text:p>18.14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then</text:p>
          </table:table-cell>
          <table:table-cell table:style-name="ce7" office:value-type="percentage" office:value="0.179013788268287" calcext:value-type="percentage">
            <text:p>17.90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rsfs</text:p>
          </table:table-cell>
          <table:table-cell table:style-name="ce7" office:value-type="percentage" office:value="0.167375555036223" calcext:value-type="percentage">
            <text:p>16.73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fig</text:p>
          </table:table-cell>
          <table:table-cell table:style-name="ce7" office:value-type="percentage" office:value="0.15653189997663" calcext:value-type="percentage">
            <text:p>15.65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putenc</text:p>
          </table:table-cell>
          <table:table-cell table:style-name="ce7" office:value-type="percentage" office:value="0.140967515774714" calcext:value-type="percentage">
            <text:p>14.09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rray</text:p>
          </table:table-cell>
          <table:table-cell table:style-name="ce7" office:value-type="percentage" office:value="0.131245618135078" calcext:value-type="percentage">
            <text:p>13.12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cd</text:p>
          </table:table-cell>
          <table:table-cell table:style-name="ce7" office:value-type="percentage" office:value="0.12026174339799" calcext:value-type="percentage">
            <text:p>12.02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numerate</text:p>
          </table:table-cell>
          <table:table-cell table:style-name="ce7" office:value-type="percentage" office:value="0.11839214769806" calcext:value-type="percentage">
            <text:p>11.8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veryshi</text:p>
          </table:table-cell>
          <table:table-cell table:style-name="ce7" office:value-type="percentage" office:value="0.117924748773078" calcext:value-type="percentage">
            <text:p>11.79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rcs</text:p>
          </table:table-cell>
          <table:table-cell table:style-name="ce7" office:value-type="percentage" office:value="0.117550829633092" calcext:value-type="percentage">
            <text:p>11.75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sys</text:p>
          </table:table-cell>
          <table:table-cell table:style-name="ce7" office:value-type="percentage" office:value="0.117410609955597" calcext:value-type="percentage">
            <text:p>11.7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core</text:p>
          </table:table-cell>
          <table:table-cell table:style-name="ce7" office:value-type="percentage" office:value="0.117410609955597" calcext:value-type="percentage">
            <text:p>11.7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</text:p>
          </table:table-cell>
          <table:table-cell table:style-name="ce7" office:value-type="percentage" office:value="0.117270390278102" calcext:value-type="percentage">
            <text:p>11.72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comp-version-1-18</text:p>
          </table:table-cell>
          <table:table-cell table:style-name="ce7" office:value-type="percentage" office:value="0.117270390278102" calcext:value-type="percentage">
            <text:p>11.72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comp-version-0-65</text:p>
          </table:table-cell>
          <table:table-cell table:style-name="ce7" office:value-type="percentage" office:value="0.117176910493106" calcext:value-type="percentage">
            <text:p>11.71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keys</text:p>
          </table:table-cell>
          <table:table-cell table:style-name="ce7" office:value-type="percentage" office:value="0.116101892965646" calcext:value-type="percentage">
            <text:p>11.61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for</text:p>
          </table:table-cell>
          <table:table-cell table:style-name="ce7" office:value-type="percentage" office:value="0.115634494040664" calcext:value-type="percentage">
            <text:p>11.56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math</text:p>
          </table:table-cell>
          <table:table-cell table:style-name="ce7" office:value-type="percentage" office:value="0.115634494040664" calcext:value-type="percentage">
            <text:p>11.56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ikz</text:p>
          </table:table-cell>
          <table:table-cell table:style-name="ce7" office:value-type="percentage" office:value="0.115494274363169" calcext:value-type="percentage">
            <text:p>11.54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loat</text:p>
          </table:table-cell>
          <table:table-cell table:style-name="ce7" office:value-type="percentage" office:value="0.109277868660902" calcext:value-type="percentage">
            <text:p>10.92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ption3</text:p>
          </table:table-cell>
          <table:table-cell table:style-name="ce7" office:value-type="percentage" office:value="0.103388642206123" calcext:value-type="percentage">
            <text:p>10.3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ontenc</text:p>
          </table:table-cell>
          <table:table-cell table:style-name="ce7" office:value-type="percentage" office:value="0.102453844356158" calcext:value-type="percentage">
            <text:p>10.24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m</text:p>
          </table:table-cell>
          <table:table-cell table:style-name="ce7" office:value-type="percentage" office:value="0.101051647581211" calcext:value-type="percentage">
            <text:p>10.10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verbatim</text:p>
          </table:table-cell>
          <table:table-cell table:style-name="ce7" office:value-type="percentage" office:value="0.100303809301239" calcext:value-type="percentage">
            <text:p>10.03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abel</text:p>
          </table:table-cell>
          <table:table-cell table:style-name="ce7" office:value-type="percentage" office:value="0.0956298200514139" calcext:value-type="percentage">
            <text:p>9.56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ultirow</text:p>
          </table:table-cell>
          <table:table-cell table:style-name="ce7" office:value-type="percentage" office:value="0.0955363402664174" calcext:value-type="percentage">
            <text:p>9.55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ption</text:p>
          </table:table-cell>
          <table:table-cell table:style-name="ce7" office:value-type="percentage" office:value="0.0939939238139752" calcext:value-type="percentage">
            <text:p>9.39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lc</text:p>
          </table:table-cell>
          <table:table-cell table:style-name="ce7" office:value-type="percentage" office:value="0.088478616499182" calcext:value-type="percentage">
            <text:p>8.84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figure</text:p>
          </table:table-cell>
          <table:table-cell table:style-name="ce7" office:value-type="percentage" office:value="0.0880579574666978" calcext:value-type="percentage">
            <text:p>8.80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y</text:p>
          </table:table-cell>
          <table:table-cell table:style-name="ce7" office:value-type="percentage" office:value="0.0878709978967048" calcext:value-type="percentage">
            <text:p>8.78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ineno</text:p>
          </table:table-cell>
          <table:table-cell table:style-name="ce7" office:value-type="percentage" office:value="0.0823089506894134" calcext:value-type="percentage">
            <text:p>8.23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xfonts</text:p>
          </table:table-cell>
          <table:table-cell table:style-name="ce7" office:value-type="percentage" office:value="0.071652255199813" calcext:value-type="percentage">
            <text:p>7.16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keyval</text:p>
          </table:table-cell>
          <table:table-cell table:style-name="ce7" office:value-type="percentage" office:value="0.063519513905118" calcext:value-type="percentage">
            <text:p>6.35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topdf</text:p>
          </table:table-cell>
          <table:table-cell table:style-name="ce7" office:value-type="percentage" office:value="0.0600607618602477" calcext:value-type="percentage">
            <text:p>6.00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space</text:p>
          </table:table-cell>
          <table:table-cell table:style-name="ce7" office:value-type="percentage" office:value="0.0560878709978967" calcext:value-type="percentage">
            <text:p>5.60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etspace</text:p>
          </table:table-cell>
          <table:table-cell table:style-name="ce7" office:value-type="percentage" office:value="0.0545921944379528" calcext:value-type="percentage">
            <text:p>5.45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rotating</text:p>
          </table:table-cell>
          <table:table-cell table:style-name="ce7" office:value-type="percentage" office:value="0.0544052348679598" calcext:value-type="percentage">
            <text:p>5.4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tools</text:p>
          </table:table-cell>
          <table:table-cell table:style-name="ce7" office:value-type="percentage" office:value="0.0513204019630755" calcext:value-type="percentage">
            <text:p>5.13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hsetup</text:p>
          </table:table-cell>
          <table:table-cell table:style-name="ce7" office:value-type="percentage" office:value="0.0513204019630755" calcext:value-type="percentage">
            <text:p>5.13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ooktabs</text:p>
          </table:table-cell>
          <table:table-cell table:style-name="ce7" office:value-type="percentage" office:value="0.0498714652956298" calcext:value-type="percentage">
            <text:p>4.98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ite</text:p>
          </table:table-cell>
          <table:table-cell table:style-name="ce7" office:value-type="percentage" office:value="0.0483757887356859" calcext:value-type="percentage">
            <text:p>4.83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bm</text:p>
          </table:table-cell>
          <table:table-cell table:style-name="ce7" office:value-type="percentage" office:value="0.0448235569058191" calcext:value-type="percentage">
            <text:p>4.48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tex</text:p>
          </table:table-cell>
          <table:table-cell table:style-name="ce7" office:value-type="percentage" office:value="0.0421126431409208" calcext:value-type="percentage">
            <text:p>4.21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</text:p>
          </table:table-cell>
          <table:table-cell table:style-name="ce7" office:value-type="percentage" office:value="0.0416452442159383" calcext:value-type="percentage">
            <text:p>4.16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imes</text:p>
          </table:table-cell>
          <table:table-cell table:style-name="ce7" office:value-type="percentage" office:value="0.0414582846459453" calcext:value-type="percentage">
            <text:p>4.14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revsymb</text:p>
          </table:table-cell>
          <table:table-cell table:style-name="ce7" office:value-type="percentage" office:value="0.0384669315260575" calcext:value-type="percentage">
            <text:p>3.84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numitem</text:p>
          </table:table-cell>
          <table:table-cell table:style-name="ce7" office:value-type="percentage" office:value="0.0373919139985978" calcext:value-type="percentage">
            <text:p>3.7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ulem</text:p>
          </table:table-cell>
          <table:table-cell table:style-name="ce7" office:value-type="percentage" office:value="0.0367375555036223" calcext:value-type="percentage">
            <text:p>3.67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fig</text:p>
          </table:table-cell>
          <table:table-cell table:style-name="ce7" office:value-type="percentage" office:value="0.0364571161486329" calcext:value-type="percentage">
            <text:p>3.64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dsfont</text:p>
          </table:table-cell>
          <table:table-cell table:style-name="ce7" office:value-type="percentage" office:value="0.0360831970086469" calcext:value-type="percentage">
            <text:p>3.60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dcolumn</text:p>
          </table:table-cell>
          <table:table-cell table:style-name="ce7" office:value-type="percentage" office:value="0.0360364571161486" calcext:value-type="percentage">
            <text:p>3.60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tmaryrd</text:p>
          </table:table-cell>
          <table:table-cell table:style-name="ce7" office:value-type="percentage" office:value="0.0359897172236504" calcext:value-type="percentage">
            <text:p>3.59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ulticol</text:p>
          </table:table-cell>
          <table:table-cell table:style-name="ce7" office:value-type="percentage" office:value="0.034026641738724" calcext:value-type="percentage">
            <text:p>3.40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extcomp</text:p>
          </table:table-cell>
          <table:table-cell table:style-name="ce7" office:value-type="percentage" office:value="0.0325309651787801" calcext:value-type="percentage">
            <text:p>3.25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sfrag</text:p>
          </table:table-cell>
          <table:table-cell table:style-name="ce7" office:value-type="percentage" office:value="0.0305678896938537" calcext:value-type="percentage">
            <text:p>3.05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toolbox</text:p>
          </table:table-cell>
          <table:table-cell table:style-name="ce7" office:value-type="percentage" office:value="0.0295396120588923" calcext:value-type="percentage">
            <text:p>2.95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caption</text:p>
          </table:table-cell>
          <table:table-cell table:style-name="ce7" office:value-type="percentage" office:value="0.0293526524888993" calcext:value-type="percentage">
            <text:p>2.93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ancyhdr</text:p>
          </table:table-cell>
          <table:table-cell table:style-name="ce7" office:value-type="percentage" office:value="0.0293526524888993" calcext:value-type="percentage">
            <text:p>2.93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ic</text:p>
          </table:table-cell>
          <table:table-cell table:style-name="ce7" office:value-type="percentage" office:value="0.0277167562514606" calcext:value-type="percentage">
            <text:p>2.77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ucal</text:p>
          </table:table-cell>
          <table:table-cell table:style-name="ce7" office:value-type="percentage" office:value="0.0273895770039729" calcext:value-type="percentage">
            <text:p>2.7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omment</text:p>
          </table:table-cell>
          <table:table-cell table:style-name="ce7" office:value-type="percentage" office:value="0.0267352185089974" calcext:value-type="percentage">
            <text:p>2.67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dentfirst</text:p>
          </table:table-cell>
          <table:table-cell table:style-name="ce7" office:value-type="percentage" office:value="0.0265482589390044" calcext:value-type="percentage">
            <text:p>2.65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ullpage</text:p>
          </table:table-cell>
          <table:table-cell table:style-name="ce7" office:value-type="percentage" office:value="0.0257536807665342" calcext:value-type="percentage">
            <text:p>2.575%</text:p>
          </table:table-cell>
          <table:table-cell table:style-name="ce3" table:number-columns-repeated="126"/>
        </table:table-row>
        <table:table-row table:style-name="ro3" table:number-rows-repeated="5">
          <table:table-cell table:style-name="ce3"/>
          <table:table-cell table:style-name="ce7"/>
          <table:table-cell table:style-name="ce3" table:number-columns-repeated="126"/>
        </table:table-row>
        <table:table-row table:style-name="ro4" table:number-rows-repeated="20">
          <table:table-cell table:style-name="ce3"/>
          <table:table-cell table:style-name="ce7"/>
          <table:table-cell table:style-name="ce3" table:number-columns-repeated="126"/>
        </table:table-row>
        <table:table-row table:style-name="ro3" table:number-rows-repeated="1048447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'FLS_files__100_m.c._packages_uses_2015-2016'.$A$1" table:expression="#REF!"/>
          <table:named-expression table:name="Sheet_Title" table:base-cell-address="$'FLS_files__100_m.c._packages_uses_2015-2016'.$A$1" table:expression="&quot;FLS_files__packages_uses_2015-2016&quot;"/>
        </table:named-expressions>
      </table:table>
      <table:table table:name="TEX_files__100_m.c._packages_uses_2015-2016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2" table:default-cell-style-name="ce8"/>
        <table:table-column table:style-name="co3" table:number-columns-repeated="12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rom TEX files</text:p>
          </table:table-cell>
          <table:covered-table-cell table:style-name="ce7"/>
          <table:table-cell table:style-name="ce3" table:number-columns-repeated="126"/>
        </table:table-row>
        <table:table-row table:style-name="ro5">
          <table:table-cell table:style-name="ce2" office:value-type="string" calcext:value-type="string">
            <text:p>Package (since 2015)</text:p>
          </table:table-cell>
          <table:table-cell office:value-type="string" calcext:value-type="string">
            <text:p>Use count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math</text:p>
          </table:table-cell>
          <table:table-cell table:style-name="ce7" office:value-type="percentage" office:value="0.592568357092779" calcext:value-type="percentage">
            <text:p>59.257%</text:p>
          </table:table-cell>
          <table:table-cell table:style-name="ce3" table:number-columns-repeated="126"/>
        </table:table-row>
        <table:table-row table:style-name="ro3">
          <table:table-cell office:value-type="string" calcext:value-type="string">
            <text:p>amssymb</text:p>
          </table:table-cell>
          <table:table-cell table:style-name="ce7" office:value-type="percentage" office:value="0.563776583313858" calcext:value-type="percentage">
            <text:p>56.37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aphicx</text:p>
          </table:table-cell>
          <table:table-cell table:style-name="ce7" office:value-type="percentage" office:value="0.463566253797616" calcext:value-type="percentage">
            <text:p>46.35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olor</text:p>
          </table:table-cell>
          <table:table-cell table:style-name="ce7" office:value-type="percentage" office:value="0.283570927786866" calcext:value-type="percentage">
            <text:p>28.35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fonts</text:p>
          </table:table-cell>
          <table:table-cell table:style-name="ce7" office:value-type="percentage" office:value="0.279551297032017" calcext:value-type="percentage">
            <text:p>27.95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hyperref</text:p>
          </table:table-cell>
          <table:table-cell table:style-name="ce7" office:value-type="percentage" office:value="0.228184155176443" calcext:value-type="percentage">
            <text:p>22.81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thm</text:p>
          </table:table-cell>
          <table:table-cell table:style-name="ce7" office:value-type="percentage" office:value="0.214582846459453" calcext:value-type="percentage">
            <text:p>21.45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putenc</text:p>
          </table:table-cell>
          <table:table-cell table:style-name="ce7" office:value-type="percentage" office:value="0.138583781257303" calcext:value-type="percentage">
            <text:p>13.85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rsfs</text:p>
          </table:table-cell>
          <table:table-cell table:style-name="ce7" office:value-type="percentage" office:value="0.123159616732882" calcext:value-type="percentage">
            <text:p>12.31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fig</text:p>
          </table:table-cell>
          <table:table-cell table:style-name="ce7" office:value-type="percentage" office:value="0.11493339565319" calcext:value-type="percentage">
            <text:p>11.49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atexsym</text:p>
          </table:table-cell>
          <table:table-cell table:style-name="ce7" office:value-type="percentage" office:value="0.113110539845758" calcext:value-type="percentage">
            <text:p>11.31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abel</text:p>
          </table:table-cell>
          <table:table-cell table:style-name="ce7" office:value-type="percentage" office:value="0.0963776583313858" calcext:value-type="percentage">
            <text:p>9.63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eometry</text:p>
          </table:table-cell>
          <table:table-cell table:style-name="ce7" office:value-type="percentage" office:value="0.0953026408039262" calcext:value-type="percentage">
            <text:p>9.53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ontenc</text:p>
          </table:table-cell>
          <table:table-cell table:style-name="ce7" office:value-type="percentage" office:value="0.0939939238139752" calcext:value-type="percentage">
            <text:p>9.39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y</text:p>
          </table:table-cell>
          <table:table-cell table:style-name="ce7" office:value-type="percentage" office:value="0.0880579574666978" calcext:value-type="percentage">
            <text:p>8.80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numerate</text:p>
          </table:table-cell>
          <table:table-cell table:style-name="ce7" office:value-type="percentage" office:value="0.0841785463893433" calcext:value-type="percentage">
            <text:p>8.41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url</text:p>
          </table:table-cell>
          <table:table-cell table:style-name="ce7" office:value-type="percentage" office:value="0.08053283477448" calcext:value-type="percentage">
            <text:p>8.05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ikz</text:p>
          </table:table-cell>
          <table:table-cell table:style-name="ce7" office:value-type="percentage" office:value="0.0757653657396588" calcext:value-type="percentage">
            <text:p>7.57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ultirow</text:p>
          </table:table-cell>
          <table:table-cell table:style-name="ce7" office:value-type="percentage" office:value="0.0756251460621641" calcext:value-type="percentage">
            <text:p>7.56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ineno</text:p>
          </table:table-cell>
          <table:table-cell table:style-name="ce7" office:value-type="percentage" office:value="0.0753447067071746" calcext:value-type="percentage">
            <text:p>7.53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natbib</text:p>
          </table:table-cell>
          <table:table-cell table:style-name="ce7" office:value-type="percentage" office:value="0.0752044870296798" calcext:value-type="percentage">
            <text:p>7.52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m</text:p>
          </table:table-cell>
          <table:table-cell table:style-name="ce7" office:value-type="percentage" office:value="0.0730544519747605" calcext:value-type="percentage">
            <text:p>7.30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figure</text:p>
          </table:table-cell>
          <table:table-cell table:style-name="ce7" office:value-type="percentage" office:value="0.0690815611124094" calcext:value-type="percentage">
            <text:p>6.90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loat</text:p>
          </table:table-cell>
          <table:table-cell table:style-name="ce7" office:value-type="percentage" office:value="0.0586118251928021" calcext:value-type="percentage">
            <text:p>5.86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color</text:p>
          </table:table-cell>
          <table:table-cell table:style-name="ce7" office:value-type="percentage" office:value="0.055947651320402" calcext:value-type="percentage">
            <text:p>5.59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aphics</text:p>
          </table:table-cell>
          <table:table-cell table:style-name="ce7" office:value-type="percentage" office:value="0.0537508763729843" calcext:value-type="percentage">
            <text:p>5.37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verbatim</text:p>
          </table:table-cell>
          <table:table-cell table:style-name="ce7" office:value-type="percentage" office:value="0.0536106566954896" calcext:value-type="percentage">
            <text:p>5.36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cd</text:p>
          </table:table-cell>
          <table:table-cell table:style-name="ce7" office:value-type="percentage" office:value="0.0531432577705071" calcext:value-type="percentage">
            <text:p>5.31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ption</text:p>
          </table:table-cell>
          <table:table-cell table:style-name="ce7" office:value-type="percentage" office:value="0.0529562982005141" calcext:value-type="percentage">
            <text:p>5.29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topdf</text:p>
          </table:table-cell>
          <table:table-cell table:style-name="ce7" office:value-type="percentage" office:value="0.0526758588455247" calcext:value-type="percentage">
            <text:p>5.26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etspace</text:p>
          </table:table-cell>
          <table:table-cell table:style-name="ce7" office:value-type="percentage" office:value="0.0487029679831736" calcext:value-type="percentage">
            <text:p>4.87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rray</text:p>
          </table:table-cell>
          <table:table-cell table:style-name="ce7" office:value-type="percentage" office:value="0.0437952792708577" calcext:value-type="percentage">
            <text:p>4.38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rotating</text:p>
          </table:table-cell>
          <table:table-cell table:style-name="ce7" office:value-type="percentage" office:value="0.0396354288385137" calcext:value-type="percentage">
            <text:p>3.96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ite</text:p>
          </table:table-cell>
          <table:table-cell table:style-name="ce7" office:value-type="percentage" office:value="0.0370179948586118" calcext:value-type="percentage">
            <text:p>3.70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ooktabs</text:p>
          </table:table-cell>
          <table:table-cell table:style-name="ce7" office:value-type="percentage" office:value="0.0366440757186258" calcext:value-type="percentage">
            <text:p>3.66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</text:p>
          </table:table-cell>
          <table:table-cell table:style-name="ce7" office:value-type="percentage" office:value="0.0348679598036924" calcext:value-type="percentage">
            <text:p>3.48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imes</text:p>
          </table:table-cell>
          <table:table-cell table:style-name="ce7" office:value-type="percentage" office:value="0.033465763028745" calcext:value-type="percentage">
            <text:p>3.34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tools</text:p>
          </table:table-cell>
          <table:table-cell table:style-name="ce7" office:value-type="percentage" office:value="0.0323907455012853" calcext:value-type="percentage">
            <text:p>3.2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bm</text:p>
          </table:table-cell>
          <table:table-cell table:style-name="ce7" office:value-type="percentage" office:value="0.0318766066838046" calcext:value-type="percentage">
            <text:p>3.18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ulem</text:p>
          </table:table-cell>
          <table:table-cell table:style-name="ce7" office:value-type="percentage" office:value="0.0310820285113344" calcext:value-type="percentage">
            <text:p>3.10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dcolumn</text:p>
          </table:table-cell>
          <table:table-cell table:style-name="ce7" office:value-type="percentage" office:value="0.0302874503388642" calcext:value-type="percentage">
            <text:p>3.02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fig</text:p>
          </table:table-cell>
          <table:table-cell table:style-name="ce7" office:value-type="percentage" office:value="0.0299602710913765" calcext:value-type="percentage">
            <text:p>2.99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numitem</text:p>
          </table:table-cell>
          <table:table-cell table:style-name="ce7" office:value-type="percentage" office:value="0.0286982939939238" calcext:value-type="percentage">
            <text:p>2.87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dsfont</text:p>
          </table:table-cell>
          <table:table-cell table:style-name="ce7" office:value-type="percentage" office:value="0.0233699462491236" calcext:value-type="percentage">
            <text:p>2.33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caption</text:p>
          </table:table-cell>
          <table:table-cell table:style-name="ce7" office:value-type="percentage" office:value="0.0230895068941341" calcext:value-type="percentage">
            <text:p>2.30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dentfirst</text:p>
          </table:table-cell>
          <table:table-cell table:style-name="ce7" office:value-type="percentage" office:value="0.0225753680766534" calcext:value-type="percentage">
            <text:p>2.25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ulticol</text:p>
          </table:table-cell>
          <table:table-cell table:style-name="ce7" office:value-type="percentage" office:value="0.0222481888291657" calcext:value-type="percentage">
            <text:p>2.22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ancyhdr</text:p>
          </table:table-cell>
          <table:table-cell table:style-name="ce7" office:value-type="percentage" office:value="0.021921009581678" calcext:value-type="percentage">
            <text:p>2.19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ucal</text:p>
          </table:table-cell>
          <table:table-cell table:style-name="ce7" office:value-type="percentage" office:value="0.0218742696891797" calcext:value-type="percentage">
            <text:p>2.18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space</text:p>
          </table:table-cell>
          <table:table-cell table:style-name="ce7" office:value-type="percentage" office:value="0.0217807899041832" calcext:value-type="percentage">
            <text:p>2.17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tmaryrd</text:p>
          </table:table-cell>
          <table:table-cell table:style-name="ce7" office:value-type="percentage" office:value="0.0216405702266885" calcext:value-type="percentage">
            <text:p>2.16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ic</text:p>
          </table:table-cell>
          <table:table-cell table:style-name="ce7" office:value-type="percentage" office:value="0.0212199111942043" calcext:value-type="percentage">
            <text:p>2.12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ullpage</text:p>
          </table:table-cell>
          <table:table-cell table:style-name="ce7" office:value-type="percentage" office:value="0.02079925216172" calcext:value-type="percentage">
            <text:p>2.08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omment</text:p>
          </table:table-cell>
          <table:table-cell table:style-name="ce7" office:value-type="percentage" office:value="0.0197709745267586" calcext:value-type="percentage">
            <text:p>1.97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sfrag</text:p>
          </table:table-cell>
          <table:table-cell table:style-name="ce7" office:value-type="percentage" office:value="0.0193503154942744" calcext:value-type="percentage">
            <text:p>1.93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ppendix</text:p>
          </table:table-cell>
          <table:table-cell table:style-name="ce7" office:value-type="percentage" office:value="0.0181350782893199" calcext:value-type="percentage">
            <text:p>1.81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2e</text:p>
          </table:table-cell>
          <table:table-cell table:style-name="ce7" office:value-type="percentage" office:value="0.0179948586118252" calcext:value-type="percentage">
            <text:p>1.79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abularx</text:p>
          </table:table-cell>
          <table:table-cell table:style-name="ce7" office:value-type="percentage" office:value="0.0170600607618602" calcext:value-type="percentage">
            <text:p>1.70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stricks</text:p>
          </table:table-cell>
          <table:table-cell table:style-name="ce7" office:value-type="percentage" office:value="0.016826361299369" calcext:value-type="percentage">
            <text:p>1.68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f</text:p>
          </table:table-cell>
          <table:table-cell table:style-name="ce7" office:value-type="percentage" office:value="0.0163122224818883" calcext:value-type="percentage">
            <text:p>1.63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extcomp</text:p>
          </table:table-cell>
          <table:table-cell table:style-name="ce7" office:value-type="percentage" office:value="0.0161720028043935" calcext:value-type="percentage">
            <text:p>1.61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ongtable</text:p>
          </table:table-cell>
          <table:table-cell table:style-name="ce7" office:value-type="percentage" office:value="0.0161252629118953" calcext:value-type="percentage">
            <text:p>1.61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lashed</text:p>
          </table:table-cell>
          <table:table-cell table:style-name="ce7" office:value-type="percentage" office:value="0.0159383033419023" calcext:value-type="percentage">
            <text:p>1.59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bsy</text:p>
          </table:table-cell>
          <table:table-cell table:style-name="ce7" office:value-type="percentage" office:value="0.0154709044169198" calcext:value-type="percentage">
            <text:p>1.54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pr-astr-addons</text:p>
          </table:table-cell>
          <table:table-cell table:style-name="ce7" office:value-type="percentage" office:value="0.0150969852769339" calcext:value-type="percentage">
            <text:p>1.51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wrapfig</text:p>
          </table:table-cell>
          <table:table-cell table:style-name="ce7" office:value-type="percentage" office:value="0.0150502453844356" calcext:value-type="percentage">
            <text:p>1.50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scape</text:p>
          </table:table-cell>
          <table:table-cell table:style-name="ce7" office:value-type="percentage" office:value="0.0146295863519514" calcext:value-type="percentage">
            <text:p>1.46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pseudocode</text:p>
          </table:table-cell>
          <table:table-cell table:style-name="ce7" office:value-type="percentage" office:value="0.0143958868894602" calcext:value-type="percentage">
            <text:p>1.44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4wide</text:p>
          </table:table-cell>
          <table:table-cell table:style-name="ce7" office:value-type="percentage" office:value="0.0143958868894602" calcext:value-type="percentage">
            <text:p>1.44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text</text:p>
          </table:table-cell>
          <table:table-cell table:style-name="ce7" office:value-type="percentage" office:value="0.0137882682869829" calcext:value-type="percentage">
            <text:p>1.37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odonotes</text:p>
          </table:table-cell>
          <table:table-cell table:style-name="ce7" office:value-type="percentage" office:value="0.012853470437018" calcext:value-type="percentage">
            <text:p>1.28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rcltx</text:p>
          </table:table-cell>
          <table:table-cell table:style-name="ce7" office:value-type="percentage" office:value="0.012666510867025" calcext:value-type="percentage">
            <text:p>1.26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xfonts</text:p>
          </table:table-cell>
          <table:table-cell table:style-name="ce7" office:value-type="percentage" office:value="0.0123393316195373" calcext:value-type="percentage">
            <text:p>1.23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uscript</text:p>
          </table:table-cell>
          <table:table-cell table:style-name="ce7" office:value-type="percentage" office:value="0.012105632157046" calcext:value-type="percentage">
            <text:p>1.21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aralist</text:p>
          </table:table-cell>
          <table:table-cell table:style-name="ce7" office:value-type="percentage" office:value="0.0118251928020566" calcext:value-type="percentage">
            <text:p>1.18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ifont</text:p>
          </table:table-cell>
          <table:table-cell table:style-name="ce7" office:value-type="percentage" office:value="0.0115914933395653" calcext:value-type="percentage">
            <text:p>1.15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ptmx</text:p>
          </table:table-cell>
          <table:table-cell table:style-name="ce7" office:value-type="percentage" office:value="0.0115914933395653" calcext:value-type="percentage">
            <text:p>1.15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istings</text:p>
          </table:table-cell>
          <table:table-cell table:style-name="ce7" office:value-type="percentage" office:value="0.0111708343070811" calcext:value-type="percentage">
            <text:p>1.11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oul</text:p>
          </table:table-cell>
          <table:table-cell table:style-name="ce7" office:value-type="percentage" office:value="0.0111240944145828" calcext:value-type="percentage">
            <text:p>1.11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icrotype</text:p>
          </table:table-cell>
          <table:table-cell table:style-name="ce7" office:value-type="percentage" office:value="0.0111240944145828" calcext:value-type="percentage">
            <text:p>1.11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keidx</text:p>
          </table:table-cell>
          <table:table-cell table:style-name="ce7" office:value-type="percentage" office:value="0.0109371348445899" calcext:value-type="percentage">
            <text:p>1.09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then</text:p>
          </table:table-cell>
          <table:table-cell table:style-name="ce7" office:value-type="percentage" office:value="0.0107969151670951" calcext:value-type="percentage">
            <text:p>1.08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sint</text:p>
          </table:table-cell>
          <table:table-cell table:style-name="ce7" office:value-type="percentage" office:value="0.0105632157046039" calcext:value-type="percentage">
            <text:p>1.05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cilatex</text:p>
          </table:table-cell>
          <table:table-cell table:style-name="ce7" office:value-type="percentage" office:value="0.0105164758121056" calcext:value-type="percentage">
            <text:p>1.05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plots</text:p>
          </table:table-cell>
          <table:table-cell table:style-name="ce7" office:value-type="percentage" office:value="0.00967515774713718" calcext:value-type="percentage">
            <text:p>0.96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crc</text:p>
          </table:table-cell>
          <table:table-cell table:style-name="ce7" office:value-type="percentage" office:value="0.00958167796214069" calcext:value-type="percentage">
            <text:p>0.95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modern</text:p>
          </table:table-cell>
          <table:table-cell table:style-name="ce7" office:value-type="percentage" office:value="0.0093947183921477" calcext:value-type="percentage">
            <text:p>0.9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ix-cm</text:p>
          </table:table-cell>
          <table:table-cell table:style-name="ce7" office:value-type="percentage" office:value="0.00920775882215471" calcext:value-type="percentage">
            <text:p>0.92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ypic</text:p>
          </table:table-cell>
          <table:table-cell table:style-name="ce7" office:value-type="percentage" office:value="0.00920775882215471" calcext:value-type="percentage">
            <text:p>0.92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laceins</text:p>
          </table:table-cell>
          <table:table-cell table:style-name="ce7" office:value-type="percentage" office:value="0.00878709978967048" calcext:value-type="percentage">
            <text:p>0.87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ncel</text:p>
          </table:table-cell>
          <table:table-cell table:style-name="ce7" office:value-type="percentage" office:value="0.00869362000467399" calcext:value-type="percentage">
            <text:p>0.86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olortbl</text:p>
          </table:table-cell>
          <table:table-cell table:style-name="ce7" office:value-type="percentage" office:value="0.00860014021967749" calcext:value-type="percentage">
            <text:p>0.86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ses</text:p>
          </table:table-cell>
          <table:table-cell table:style-name="ce7" office:value-type="percentage" office:value="0.00831970086468801" calcext:value-type="percentage">
            <text:p>0.83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wasysym</text:p>
          </table:table-cell>
          <table:table-cell table:style-name="ce7" office:value-type="percentage" office:value="0.00827296097218976" calcext:value-type="percentage">
            <text:p>0.82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ootmisc</text:p>
          </table:table-cell>
          <table:table-cell table:style-name="ce7" office:value-type="percentage" office:value="0.00743164290722131" calcext:value-type="percentage">
            <text:p>0.74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hreeparttable</text:p>
          </table:table-cell>
          <table:table-cell table:style-name="ce7" office:value-type="percentage" office:value="0.00715120355223183" calcext:value-type="percentage">
            <text:p>0.71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itlesec</text:p>
          </table:table-cell>
          <table:table-cell table:style-name="ce7" office:value-type="percentage" office:value="0.00696424398223884" calcext:value-type="percentage">
            <text:p>0.69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uthblk</text:p>
          </table:table-cell>
          <table:table-cell table:style-name="ce7" office:value-type="percentage" office:value="0.00696424398223884" calcext:value-type="percentage">
            <text:p>0.69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reakurl</text:p>
          </table:table-cell>
          <table:table-cell table:style-name="ce7" office:value-type="percentage" office:value="0.0068240243047441" calcext:value-type="percentage">
            <text:p>0.68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gf</text:p>
          </table:table-cell>
          <table:table-cell table:style-name="ce7" office:value-type="percentage" office:value="0.0068240243047441" calcext:value-type="percentage">
            <text:p>0.68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pr-sola-addons</text:p>
          </table:table-cell>
          <table:table-cell table:style-name="ce7" office:value-type="percentage" office:value="0.00673054451974761" calcext:value-type="percentage">
            <text:p>0.673%</text:p>
          </table:table-cell>
          <table:table-cell table:style-name="ce3" table:number-columns-repeated="126"/>
        </table:table-row>
        <table:table-row table:style-name="ro3" table:number-rows-repeated="5">
          <table:table-cell table:style-name="ce3"/>
          <table:table-cell table:style-name="ce7"/>
          <table:table-cell table:style-name="ce3" table:number-columns-repeated="126"/>
        </table:table-row>
        <table:table-row table:style-name="ro3" table:number-rows-repeated="20">
          <table:table-cell table:style-name="ce3"/>
          <table:table-cell table:style-name="ce7"/>
          <table:table-cell table:style-name="ce3" table:number-columns-repeated="126"/>
        </table:table-row>
        <table:table-row table:style-name="ro3" table:number-rows-repeated="1048447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'TEX_files__100_m.c._packages_uses_2015-2016'.$A$1" table:expression="#REF!"/>
          <table:named-expression table:name="Sheet_Title" table:base-cell-address="$'TEX_files__100_m.c._packages_uses_2015-2016'.$A$1" table:expression="&quot;TEX_files__packages_uses_2015-2016&quot;"/>
        </table:named-expressions>
      </table:table>
      <table:table table:name="TEX_files__100_m.c._packages_uses_2010-2016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Default"/>
        <table:table-column table:style-name="co2" table:default-cell-style-name="ce8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23" table:default-cell-style-name="Default"/>
        <table:table-row table:style-name="ro4">
          <table:table-cell table:style-name="ce1" office:value-type="string" calcext:value-type="string" table:number-columns-spanned="2" table:number-rows-spanned="1">
            <text:p>From TEX files</text:p>
          </table:table-cell>
          <table:covered-table-cell table:style-name="ce7"/>
          <table:table-cell table:style-name="ce3" table:number-columns-repeated="126"/>
        </table:table-row>
        <table:table-row table:style-name="ro2">
          <table:table-cell table:style-name="ce2" office:value-type="string" calcext:value-type="string">
            <text:p>Package (all)</text:p>
          </table:table-cell>
          <table:table-cell table:style-name="ce9" office:value-type="string" calcext:value-type="string">
            <text:p>Use count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math</text:p>
          </table:table-cell>
          <table:table-cell table:style-name="ce7" office:value-type="percentage" office:value="0.537611395267288" calcext:value-type="percentage">
            <text:p>53.761%</text:p>
          </table:table-cell>
          <table:table-cell table:style-name="ce3"/>
          <table:table-cell table:style-name="ce10"/>
          <table:table-cell table:style-name="ce3" table:number-columns-repeated="124"/>
        </table:table-row>
        <table:table-row table:style-name="ro3">
          <table:table-cell table:style-name="ce3" office:value-type="string" calcext:value-type="string">
            <text:p>amssymb</text:p>
          </table:table-cell>
          <table:table-cell table:style-name="ce7" office:value-type="percentage" office:value="0.519836519510042" calcext:value-type="percentage">
            <text:p>51.98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aphicx</text:p>
          </table:table-cell>
          <table:table-cell table:style-name="ce7" office:value-type="percentage" office:value="0.496717089273407" calcext:value-type="percentage">
            <text:p>49.67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fonts</text:p>
          </table:table-cell>
          <table:table-cell table:style-name="ce7" office:value-type="percentage" office:value="0.235281314615301" calcext:value-type="percentage">
            <text:p>23.52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olor</text:p>
          </table:table-cell>
          <table:table-cell table:style-name="ce7" office:value-type="percentage" office:value="0.214483500804101" calcext:value-type="percentage">
            <text:p>21.44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thm</text:p>
          </table:table-cell>
          <table:table-cell table:style-name="ce7" office:value-type="percentage" office:value="0.157930375690741" calcext:value-type="percentage">
            <text:p>15.79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hyperref</text:p>
          </table:table-cell>
          <table:table-cell table:style-name="ce7" office:value-type="percentage" office:value="0.154061014981681" calcext:value-type="percentage">
            <text:p>15.40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fig</text:p>
          </table:table-cell>
          <table:table-cell table:style-name="ce7" office:value-type="percentage" office:value="0.125645397274519" calcext:value-type="percentage">
            <text:p>12.56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atexsym</text:p>
          </table:table-cell>
          <table:table-cell table:style-name="ce7" office:value-type="percentage" office:value="0.114109865660633" calcext:value-type="percentage">
            <text:p>11.41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putenc</text:p>
          </table:table-cell>
          <table:table-cell table:style-name="ce7" office:value-type="percentage" office:value="0.104315546365824" calcext:value-type="percentage">
            <text:p>10.43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rsfs</text:p>
          </table:table-cell>
          <table:table-cell table:style-name="ce7" office:value-type="percentage" office:value="0.0881972406621444" calcext:value-type="percentage">
            <text:p>8.82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abel</text:p>
          </table:table-cell>
          <table:table-cell table:style-name="ce7" office:value-type="percentage" office:value="0.0829615119526971" calcext:value-type="percentage">
            <text:p>8.29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natbib</text:p>
          </table:table-cell>
          <table:table-cell table:style-name="ce7" office:value-type="percentage" office:value="0.0756460018621298" calcext:value-type="percentage">
            <text:p>7.56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url</text:p>
          </table:table-cell>
          <table:table-cell table:style-name="ce7" office:value-type="percentage" office:value="0.074860037968102" calcext:value-type="percentage">
            <text:p>7.48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ontenc</text:p>
          </table:table-cell>
          <table:table-cell table:style-name="ce7" office:value-type="percentage" office:value="0.0730462751357299" calcext:value-type="percentage">
            <text:p>7.30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figure</text:p>
          </table:table-cell>
          <table:table-cell table:style-name="ce7" office:value-type="percentage" office:value="0.0712566958077895" calcext:value-type="percentage">
            <text:p>7.12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eometry</text:p>
          </table:table-cell>
          <table:table-cell table:style-name="ce7" office:value-type="percentage" office:value="0.0649085258944874" calcext:value-type="percentage">
            <text:p>6.49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y</text:p>
          </table:table-cell>
          <table:table-cell table:style-name="ce7" office:value-type="percentage" office:value="0.0629254785310939" calcext:value-type="percentage">
            <text:p>6.29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m</text:p>
          </table:table-cell>
          <table:table-cell table:style-name="ce7" office:value-type="percentage" office:value="0.0628892032744465" calcext:value-type="percentage">
            <text:p>6.28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ultirow</text:p>
          </table:table-cell>
          <table:table-cell table:style-name="ce7" office:value-type="percentage" office:value="0.0594914209018029" calcext:value-type="percentage">
            <text:p>5.94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numerate</text:p>
          </table:table-cell>
          <table:table-cell table:style-name="ce7" office:value-type="percentage" office:value="0.0580766858925527" calcext:value-type="percentage">
            <text:p>5.80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graphics</text:p>
          </table:table-cell>
          <table:table-cell table:style-name="ce7" office:value-type="percentage" office:value="0.0568796024231872" calcext:value-type="percentage">
            <text:p>5.68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rotating</text:p>
          </table:table-cell>
          <table:table-cell table:style-name="ce7" office:value-type="percentage" office:value="0.0450659605083373" calcext:value-type="percentage">
            <text:p>4.50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etspace</text:p>
          </table:table-cell>
          <table:table-cell table:style-name="ce7" office:value-type="percentage" office:value="0.0440986203310722" calcext:value-type="percentage">
            <text:p>4.41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verbatim</text:p>
          </table:table-cell>
          <table:table-cell table:style-name="ce7" office:value-type="percentage" office:value="0.0425992430563113" calcext:value-type="percentage">
            <text:p>4.26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cd</text:p>
          </table:table-cell>
          <table:table-cell table:style-name="ce7" office:value-type="percentage" office:value="0.0418253709144992" calcext:value-type="percentage">
            <text:p>4.18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ikz</text:p>
          </table:table-cell>
          <table:table-cell table:style-name="ce7" office:value-type="percentage" office:value="0.041450526595809" calcext:value-type="percentage">
            <text:p>4.14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loat</text:p>
          </table:table-cell>
          <table:table-cell table:style-name="ce7" office:value-type="percentage" office:value="0.0403985441530332" calcext:value-type="percentage">
            <text:p>4.04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ix-cm</text:p>
          </table:table-cell>
          <table:table-cell table:style-name="ce7" office:value-type="percentage" office:value="0.0398785988077532" calcext:value-type="percentage">
            <text:p>3.98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ineno</text:p>
          </table:table-cell>
          <table:table-cell table:style-name="ce7" office:value-type="percentage" office:value="0.0365896422050519" calcext:value-type="percentage">
            <text:p>3.65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ite</text:p>
          </table:table-cell>
          <table:table-cell table:style-name="ce7" office:value-type="percentage" office:value="0.0351386319391543" calcext:value-type="percentage">
            <text:p>3.51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topdf</text:p>
          </table:table-cell>
          <table:table-cell table:style-name="ce7" office:value-type="percentage" office:value="0.0329983917969553" calcext:value-type="percentage">
            <text:p>3.30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imes</text:p>
          </table:table-cell>
          <table:table-cell table:style-name="ce7" office:value-type="percentage" office:value="0.0321640608940642" calcext:value-type="percentage">
            <text:p>3.21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rray</text:p>
          </table:table-cell>
          <table:table-cell table:style-name="ce7" office:value-type="percentage" office:value="0.0319464093541795" calcext:value-type="percentage">
            <text:p>3.19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</text:p>
          </table:table-cell>
          <table:table-cell table:style-name="ce7" office:value-type="percentage" office:value="0.0316682990532158" calcext:value-type="percentage">
            <text:p>3.16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ptmx</text:p>
          </table:table-cell>
          <table:table-cell table:style-name="ce7" office:value-type="percentage" office:value="0.0311846289645833" calcext:value-type="percentage">
            <text:p>3.11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dcolumn</text:p>
          </table:table-cell>
          <table:table-cell table:style-name="ce7" office:value-type="percentage" office:value="0.0304833073360661" calcext:value-type="percentage">
            <text:p>3.04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ption</text:p>
          </table:table-cell>
          <table:table-cell table:style-name="ce7" office:value-type="percentage" office:value="0.0289597465568736" calcext:value-type="percentage">
            <text:p>2.89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color</text:p>
          </table:table-cell>
          <table:table-cell table:style-name="ce7" office:value-type="percentage" office:value="0.0276296538131341" calcext:value-type="percentage">
            <text:p>2.76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ooktabs</text:p>
          </table:table-cell>
          <table:table-cell table:style-name="ce7" office:value-type="percentage" office:value="0.0257070652108197" calcext:value-type="percentage">
            <text:p>2.57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fig</text:p>
          </table:table-cell>
          <table:table-cell table:style-name="ce7" office:value-type="percentage" office:value="0.02400212814839" calcext:value-type="percentage">
            <text:p>2.40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ic</text:p>
          </table:table-cell>
          <table:table-cell table:style-name="ce7" office:value-type="percentage" office:value="0.0237240178474263" calcext:value-type="percentage">
            <text:p>2.37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bbm</text:p>
          </table:table-cell>
          <table:table-cell table:style-name="ce7" office:value-type="percentage" office:value="0.0236635590863472" calcext:value-type="percentage">
            <text:p>2.36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sfrag</text:p>
          </table:table-cell>
          <table:table-cell table:style-name="ce7" office:value-type="percentage" office:value="0.0211363828732422" calcext:value-type="percentage">
            <text:p>2.11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ulem</text:p>
          </table:table-cell>
          <table:table-cell table:style-name="ce7" office:value-type="percentage" office:value="0.0194556293152441" calcext:value-type="percentage">
            <text:p>1.94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ullpage</text:p>
          </table:table-cell>
          <table:table-cell table:style-name="ce7" office:value-type="percentage" office:value="0.0194314458108124" calcext:value-type="percentage">
            <text:p>1.94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sf</text:p>
          </table:table-cell>
          <table:table-cell table:style-name="ce7" office:value-type="percentage" office:value="0.0190807849965539" calcext:value-type="percentage">
            <text:p>1.90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ucal</text:p>
          </table:table-cell>
          <table:table-cell table:style-name="ce7" office:value-type="percentage" office:value="0.0182585458458785" calcext:value-type="percentage">
            <text:p>1.82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space</text:p>
          </table:table-cell>
          <table:table-cell table:style-name="ce7" office:value-type="percentage" office:value="0.0181376283237204" calcext:value-type="percentage">
            <text:p>1.81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stricks</text:p>
          </table:table-cell>
          <table:table-cell table:style-name="ce7" office:value-type="percentage" office:value="0.017641866482872" calcext:value-type="percentage">
            <text:p>1.76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dsfont</text:p>
          </table:table-cell>
          <table:table-cell table:style-name="ce7" office:value-type="percentage" office:value="0.0174121231907716" calcext:value-type="percentage">
            <text:p>1.7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ulticol</text:p>
          </table:table-cell>
          <table:table-cell table:style-name="ce7" office:value-type="percentage" office:value="0.0167833520755493" calcext:value-type="percentage">
            <text:p>1.67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ancyhdr</text:p>
          </table:table-cell>
          <table:table-cell table:style-name="ce7" office:value-type="percentage" office:value="0.016734985066686" calcext:value-type="percentage">
            <text:p>1.67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ndentfirst</text:p>
          </table:table-cell>
          <table:table-cell table:style-name="ce7" office:value-type="percentage" office:value="0.0163359572435642" calcext:value-type="percentage">
            <text:p>1.63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tmaryrd</text:p>
          </table:table-cell>
          <table:table-cell table:style-name="ce7" office:value-type="percentage" office:value="0.0158160118982842" calcext:value-type="percentage">
            <text:p>1.58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cilatex</text:p>
          </table:table-cell>
          <table:table-cell table:style-name="ce7" office:value-type="percentage" office:value="0.014981680995393" calcext:value-type="percentage">
            <text:p>1.49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orithm2e</text:p>
          </table:table-cell>
          <table:table-cell table:style-name="ce7" office:value-type="percentage" office:value="0.0138087810304591" calcext:value-type="percentage">
            <text:p>1.38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thtools</text:p>
          </table:table-cell>
          <table:table-cell table:style-name="ce7" office:value-type="percentage" office:value="0.0136999552605168" calcext:value-type="percentage">
            <text:p>1.37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ongtable</text:p>
          </table:table-cell>
          <table:table-cell table:style-name="ce7" office:value-type="percentage" office:value="0.0136515882516535" calcext:value-type="percentage">
            <text:p>1.36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scape</text:p>
          </table:table-cell>
          <table:table-cell table:style-name="ce7" office:value-type="percentage" office:value="0.0136032212427903" calcext:value-type="percentage">
            <text:p>1.36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extcomp</text:p>
          </table:table-cell>
          <table:table-cell table:style-name="ce7" office:value-type="percentage" office:value="0.0133976614551215" calcext:value-type="percentage">
            <text:p>1.34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4wide</text:p>
          </table:table-cell>
          <table:table-cell table:style-name="ce7" office:value-type="percentage" office:value="0.0133855697029056" calcext:value-type="percentage">
            <text:p>1.33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numitem</text:p>
          </table:table-cell>
          <table:table-cell table:style-name="ce7" office:value-type="percentage" office:value="0.0133492944462582" calcext:value-type="percentage">
            <text:p>1.33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bsy</text:p>
          </table:table-cell>
          <table:table-cell table:style-name="ce7" office:value-type="percentage" office:value="0.0132041934196684" calcext:value-type="percentage">
            <text:p>1.32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pr-astr-addons</text:p>
          </table:table-cell>
          <table:table-cell table:style-name="ce7" office:value-type="percentage" office:value="0.0122731284990508" calcext:value-type="percentage">
            <text:p>1.22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omment</text:p>
          </table:table-cell>
          <table:table-cell table:style-name="ce7" office:value-type="percentage" office:value="0.012261036746835" calcext:value-type="percentage">
            <text:p>1.22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abularx</text:p>
          </table:table-cell>
          <table:table-cell table:style-name="ce7" office:value-type="percentage" office:value="0.0121884862335401" calcext:value-type="percentage">
            <text:p>1.21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text</text:p>
          </table:table-cell>
          <table:table-cell table:style-name="ce7" office:value-type="percentage" office:value="0.0120071099503029" calcext:value-type="percentage">
            <text:p>1.20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wrapfig</text:p>
          </table:table-cell>
          <table:table-cell table:style-name="ce7" office:value-type="percentage" office:value="0.0118861924281448" calcext:value-type="percentage">
            <text:p>1.18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crc</text:p>
          </table:table-cell>
          <table:table-cell table:style-name="ce7" office:value-type="percentage" office:value="0.0113420635784332" calcext:value-type="percentage">
            <text:p>1.13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rcltx</text:p>
          </table:table-cell>
          <table:table-cell table:style-name="ce7" office:value-type="percentage" office:value="0.0108221182331532" calcext:value-type="percentage">
            <text:p>1.08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ppendix</text:p>
          </table:table-cell>
          <table:table-cell table:style-name="ce7" office:value-type="percentage" office:value="0.0105440079321895" calcext:value-type="percentage">
            <text:p>1.05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xfonts</text:p>
          </table:table-cell>
          <table:table-cell table:style-name="ce7" office:value-type="percentage" office:value="0.0105440079321895" calcext:value-type="percentage">
            <text:p>1.05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then</text:p>
          </table:table-cell>
          <table:table-cell table:style-name="ce7" office:value-type="percentage" office:value="0.0101691636134992" calcext:value-type="percentage">
            <text:p>1.01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lashed</text:p>
          </table:table-cell>
          <table:table-cell table:style-name="ce7" office:value-type="percentage" office:value="0.0099636038258304" calcext:value-type="percentage">
            <text:p>0.996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uscript</text:p>
          </table:table-cell>
          <table:table-cell table:style-name="ce7" office:value-type="percentage" office:value="0.0094315667283346" calcext:value-type="percentage">
            <text:p>0.94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akeidx</text:p>
          </table:table-cell>
          <table:table-cell table:style-name="ce7" office:value-type="percentage" office:value="0.00940738322390298" calcext:value-type="percentage">
            <text:p>0.9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istings</text:p>
          </table:table-cell>
          <table:table-cell table:style-name="ce7" office:value-type="percentage" office:value="0.00929855745396065" calcext:value-type="percentage">
            <text:p>0.93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ifont</text:p>
          </table:table-cell>
          <table:table-cell table:style-name="ce7" office:value-type="percentage" office:value="0.00877861210868067" calcext:value-type="percentage">
            <text:p>0.87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aralist</text:p>
          </table:table-cell>
          <table:table-cell table:style-name="ce7" office:value-type="percentage" office:value="0.00873024509981741" calcext:value-type="percentage">
            <text:p>0.87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ubcaption</text:p>
          </table:table-cell>
          <table:table-cell table:style-name="ce7" office:value-type="percentage" office:value="0.00844004304663789" calcext:value-type="percentage">
            <text:p>0.84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heorem</text:p>
          </table:table-cell>
          <table:table-cell table:style-name="ce7" office:value-type="percentage" office:value="0.00794428120578953" calcext:value-type="percentage">
            <text:p>0.79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pr-sola-addons</text:p>
          </table:table-cell>
          <table:table-cell table:style-name="ce7" office:value-type="percentage" office:value="0.00783545543584721" calcext:value-type="percentage">
            <text:p>0.78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lgpseudocode</text:p>
          </table:table-cell>
          <table:table-cell table:style-name="ce7" office:value-type="percentage" office:value="0.00781127193141558" calcext:value-type="percentage">
            <text:p>0.78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olortbl</text:p>
          </table:table-cell>
          <table:table-cell table:style-name="ce7" office:value-type="percentage" office:value="0.00741224410829373" calcext:value-type="percentage">
            <text:p>0.741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xypic</text:p>
          </table:table-cell>
          <table:table-cell table:style-name="ce7" office:value-type="percentage" office:value="0.00689229876301375" calcext:value-type="percentage">
            <text:p>0.689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pic</text:p>
          </table:table-cell>
          <table:table-cell table:style-name="ce7" office:value-type="percentage" office:value="0.00662628021426585" calcext:value-type="percentage">
            <text:p>0.66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microtype</text:p>
          </table:table-cell>
          <table:table-cell table:style-name="ce7" office:value-type="percentage" office:value="0.00654163794875515" calcext:value-type="percentage">
            <text:p>0.65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esint</text:p>
          </table:table-cell>
          <table:table-cell table:style-name="ce7" office:value-type="percentage" office:value="0.00608215136455424" calcext:value-type="percentage">
            <text:p>0.608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ifpdf</text:p>
          </table:table-cell>
          <table:table-cell table:style-name="ce7" office:value-type="percentage" office:value="0.00594914209018029" calcext:value-type="percentage">
            <text:p>0.595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soul</text:p>
          </table:table-cell>
          <table:table-cell table:style-name="ce7" office:value-type="percentage" office:value="0.00592495858574866" calcext:value-type="percentage">
            <text:p>0.59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footmisc</text:p>
          </table:table-cell>
          <table:table-cell table:style-name="ce7" office:value-type="percentage" office:value="0.00582822456802215" calcext:value-type="percentage">
            <text:p>0.58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ses</text:p>
          </table:table-cell>
          <table:table-cell table:style-name="ce7" office:value-type="percentage" office:value="0.00581613281580634" calcext:value-type="percentage">
            <text:p>0.58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wasysym</text:p>
          </table:table-cell>
          <table:table-cell table:style-name="ce7" office:value-type="percentage" office:value="0.00580404106359052" calcext:value-type="percentage">
            <text:p>0.58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nicefrac</text:p>
          </table:table-cell>
          <table:table-cell table:style-name="ce7" office:value-type="percentage" office:value="0.00580404106359052" calcext:value-type="percentage">
            <text:p>0.580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todonotes</text:p>
          </table:table-cell>
          <table:table-cell table:style-name="ce7" office:value-type="percentage" office:value="0.00562266478035332" calcext:value-type="percentage">
            <text:p>0.562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lmodern</text:p>
          </table:table-cell>
          <table:table-cell table:style-name="ce7" office:value-type="percentage" office:value="0.00553802251484263" calcext:value-type="percentage">
            <text:p>0.55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jk</text:p>
          </table:table-cell>
          <table:table-cell table:style-name="ce7" office:value-type="percentage" office:value="0.00552593076262681" calcext:value-type="percentage">
            <text:p>0.553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cancel</text:p>
          </table:table-cell>
          <table:table-cell table:style-name="ce7" office:value-type="percentage" office:value="0.00546547200154774" calcext:value-type="percentage">
            <text:p>0.547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dfsync</text:p>
          </table:table-cell>
          <table:table-cell table:style-name="ce7" office:value-type="percentage" office:value="0.00534455447938961" calcext:value-type="percentage">
            <text:p>0.534%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placeins</text:p>
          </table:table-cell>
          <table:table-cell table:style-name="ce7" office:value-type="percentage" office:value="0.00525991221387891" calcext:value-type="percentage">
            <text:p>0.526%</text:p>
          </table:table-cell>
          <table:table-cell table:style-name="ce3" table:number-columns-repeated="126"/>
        </table:table-row>
        <table:table-row table:style-name="ro3" table:number-rows-repeated="5">
          <table:table-cell table:style-name="ce3"/>
          <table:table-cell table:style-name="ce7"/>
          <table:table-cell table:style-name="ce3" table:number-columns-repeated="126"/>
        </table:table-row>
        <table:table-row table:style-name="ro4" table:number-rows-repeated="20">
          <table:table-cell table:style-name="ce3"/>
          <table:table-cell table:style-name="ce7"/>
          <table:table-cell table:style-name="ce3" table:number-columns-repeated="126"/>
        </table:table-row>
        <table:table-row table:style-name="ro3" table:number-rows-repeated="1048447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'TEX_files__100_m.c._packages_uses_2010-2016'.$A$1" table:expression="#REF!"/>
          <table:named-expression table:name="Sheet_Title" table:base-cell-address="$'TEX_files__100_m.c._packages_uses_2010-2016'.$A$1" table:expression="&quot;TEX_files__packages_uses_2010-2016&quot;"/>
        </table:named-expressions>
      </table:table>
      <table:table table:name="TEX_files__100_m.c._packages_used_2010-2014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Default"/>
        <table:table-column table:style-name="co10" table:default-cell-style-name="ce8"/>
        <table:table-column table:style-name="co2" table:number-columns-repeated="12" table:default-cell-style-name="Default"/>
        <table:table-column table:style-name="co3" table:number-columns-repeated="114" table:default-cell-style-name="Default"/>
        <table:table-row table:style-name="ro3">
          <table:table-cell table:style-name="ce11" office:value-type="string" calcext:value-type="string" table:number-columns-spanned="2" table:number-rows-spanned="1">
            <text:p>From TEX files</text:p>
          </table:table-cell>
          <table:covered-table-cell table:style-name="ce7"/>
          <table:table-cell table:style-name="ce3" table:number-columns-repeated="126"/>
        </table:table-row>
        <table:table-row table:style-name="ro1">
          <table:table-cell table:style-name="ce3" office:value-type="string" calcext:value-type="string">
            <text:p>Package (2010-2014)</text:p>
          </table:table-cell>
          <table:table-cell table:style-name="ce9" office:value-type="string" calcext:value-type="string">
            <text:p>Use count</text:p>
          </table:table-cell>
          <table:table-cell table:style-name="ce3" table:number-columns-repeated="126"/>
        </table:table-row>
        <table:table-row table:style-name="ro3">
          <table:table-cell table:style-name="ce3" office:value-type="string" calcext:value-type="string">
            <text:p>amsmath</text:p>
          </table:table-cell>
          <table:table-cell table:style-name="ce7" office:value-type="percentage" office:value="0.518432127361107" calcext:value-type="percentage">
            <text:p>51.843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graphicx</text:p>
          </table:table-cell>
          <table:table-cell table:style-name="ce7" office:value-type="percentage" office:value="0.508286301503931" calcext:value-type="percentage">
            <text:p>50.829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mssymb</text:p>
          </table:table-cell>
          <table:table-cell table:style-name="ce7" office:value-type="percentage" office:value="0.504502006328907" calcext:value-type="percentage">
            <text:p>50.450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msfonts</text:p>
          </table:table-cell>
          <table:table-cell table:style-name="ce7" office:value-type="percentage" office:value="0.21983166411118" calcext:value-type="percentage">
            <text:p>21.983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color</text:p>
          </table:table-cell>
          <table:table-cell table:style-name="ce7" office:value-type="percentage" office:value="0.190372883567677" calcext:value-type="percentage">
            <text:p>19.037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msthm</text:p>
          </table:table-cell>
          <table:table-cell table:style-name="ce7" office:value-type="percentage" office:value="0.138159397122631" calcext:value-type="percentage">
            <text:p>13.816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psfig</text:p>
          </table:table-cell>
          <table:table-cell table:style-name="ce7" office:value-type="percentage" office:value="0.129383747104688" calcext:value-type="percentage">
            <text:p>12.938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hyperref</text:p>
          </table:table-cell>
          <table:table-cell table:style-name="ce7" office:value-type="percentage" office:value="0.128192999053926" calcext:value-type="percentage">
            <text:p>12.819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latexsym</text:p>
          </table:table-cell>
          <table:table-cell table:style-name="ce7" office:value-type="percentage" office:value="0.114458617427332" calcext:value-type="percentage">
            <text:p>11.446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inputenc</text:p>
          </table:table-cell>
          <table:table-cell table:style-name="ce7" office:value-type="percentage" office:value="0.0923563762111376" calcext:value-type="percentage">
            <text:p>9.236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babel</text:p>
          </table:table-cell>
          <table:table-cell table:style-name="ce7" office:value-type="percentage" office:value="0.0782794506247349" calcext:value-type="percentage">
            <text:p>7.828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mathrsfs</text:p>
          </table:table-cell>
          <table:table-cell table:style-name="ce7" office:value-type="percentage" office:value="0.0759958242260138" calcext:value-type="percentage">
            <text:p>7.600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natbib</text:p>
          </table:table-cell>
          <table:table-cell table:style-name="ce7" office:value-type="percentage" office:value="0.0758000848204091" calcext:value-type="percentage">
            <text:p>7.580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url</text:p>
          </table:table-cell>
          <table:table-cell table:style-name="ce7" office:value-type="percentage" office:value="0.0728803053534727" calcext:value-type="percentage">
            <text:p>7.288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subfigure</text:p>
          </table:table-cell>
          <table:table-cell table:style-name="ce7" office:value-type="percentage" office:value="0.0720157896453854" calcext:value-type="percentage">
            <text:p>7.202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fontenc</text:p>
          </table:table-cell>
          <table:table-cell table:style-name="ce7" office:value-type="percentage" office:value="0.0657358170489022" calcext:value-type="percentage">
            <text:p>6.574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bm</text:p>
          </table:table-cell>
          <table:table-cell table:style-name="ce7" office:value-type="percentage" office:value="0.059341663132483" calcext:value-type="percentage">
            <text:p>5.934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graphics</text:p>
          </table:table-cell>
          <table:table-cell table:style-name="ce7" office:value-type="percentage" office:value="0.0579714872932503" calcext:value-type="percentage">
            <text:p>5.797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geometry</text:p>
          </table:table-cell>
          <table:table-cell table:style-name="ce7" office:value-type="percentage" office:value="0.0543013734381627" calcext:value-type="percentage">
            <text:p>5.430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xy</text:p>
          </table:table-cell>
          <table:table-cell table:style-name="ce7" office:value-type="percentage" office:value="0.0541545688839592" calcext:value-type="percentage">
            <text:p>5.415%</text:p>
          </table:table-cell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4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multirow</text:p>
          </table:table-cell>
          <table:table-cell table:style-name="ce7" office:value-type="percentage" office:value="0.0538609597755522" calcext:value-type="percentage">
            <text:p>5.386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fix-cm</text:p>
          </table:table-cell>
          <table:table-cell table:style-name="ce7" office:value-type="percentage" office:value="0.0505823247316739" calcext:value-type="percentage">
            <text:p>5.05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numerate</text:p>
          </table:table-cell>
          <table:table-cell table:style-name="ce7" office:value-type="percentage" office:value="0.0489674746354354" calcext:value-type="percentage">
            <text:p>4.897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rotating</text:p>
          </table:table-cell>
          <table:table-cell table:style-name="ce7" office:value-type="percentage" office:value="0.0469611457279875" calcext:value-type="percentage">
            <text:p>4.696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setspace</text:p>
          </table:table-cell>
          <table:table-cell table:style-name="ce7" office:value-type="percentage" office:value="0.0424917626333475" calcext:value-type="percentage">
            <text:p>4.24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verbatim</text:p>
          </table:table-cell>
          <table:table-cell table:style-name="ce7" office:value-type="percentage" office:value="0.038756402309725" calcext:value-type="percentage">
            <text:p>3.876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mathptmx</text:p>
          </table:table-cell>
          <table:table-cell table:style-name="ce7" office:value-type="percentage" office:value="0.0380223795387075" calcext:value-type="percentage">
            <text:p>3.802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mscd</text:p>
          </table:table-cell>
          <table:table-cell table:style-name="ce7" office:value-type="percentage" office:value="0.037875574984504" calcext:value-type="percentage">
            <text:p>3.78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cite</text:p>
          </table:table-cell>
          <table:table-cell table:style-name="ce7" office:value-type="percentage" office:value="0.0344827586206897" calcext:value-type="percentage">
            <text:p>3.44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float</text:p>
          </table:table-cell>
          <table:table-cell table:style-name="ce7" office:value-type="percentage" office:value="0.0340423449580791" calcext:value-type="percentage">
            <text:p>3.404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times</text:p>
          </table:table-cell>
          <table:table-cell table:style-name="ce7" office:value-type="percentage" office:value="0.0317097837079568" calcext:value-type="percentage">
            <text:p>3.171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lgorithm</text:p>
          </table:table-cell>
          <table:table-cell table:style-name="ce7" office:value-type="percentage" office:value="0.0305516588914625" calcext:value-type="percentage">
            <text:p>3.05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dcolumn</text:p>
          </table:table-cell>
          <table:table-cell table:style-name="ce7" office:value-type="percentage" office:value="0.0305516588914625" calcext:value-type="percentage">
            <text:p>3.05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tikz</text:p>
          </table:table-cell>
          <table:table-cell table:style-name="ce7" office:value-type="percentage" office:value="0.0294750921606368" calcext:value-type="percentage">
            <text:p>2.94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rray</text:p>
          </table:table-cell>
          <table:table-cell table:style-name="ce7" office:value-type="percentage" office:value="0.0278113072129971" calcext:value-type="percentage">
            <text:p>2.781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pstopdf</text:p>
          </table:table-cell>
          <table:table-cell table:style-name="ce7" office:value-type="percentage" office:value="0.0261312106482237" calcext:value-type="percentage">
            <text:p>2.613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lgorithmic</text:p>
          </table:table-cell>
          <table:table-cell table:style-name="ce7" office:value-type="percentage" office:value="0.0245979186376537" calcext:value-type="percentage">
            <text:p>2.460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lineno</text:p>
          </table:table-cell>
          <table:table-cell table:style-name="ce7" office:value-type="percentage" office:value="0.0230646266270838" calcext:value-type="percentage">
            <text:p>2.306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subfig</text:p>
          </table:table-cell>
          <table:table-cell table:style-name="ce7" office:value-type="percentage" office:value="0.0219228134277232" calcext:value-type="percentage">
            <text:p>2.192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booktabs</text:p>
          </table:table-cell>
          <table:table-cell table:style-name="ce7" office:value-type="percentage" office:value="0.0218901901934558" calcext:value-type="percentage">
            <text:p>2.18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psfrag</text:p>
          </table:table-cell>
          <table:table-cell table:style-name="ce7" office:value-type="percentage" office:value="0.021759697256386" calcext:value-type="percentage">
            <text:p>2.176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bbm</text:p>
          </table:table-cell>
          <table:table-cell table:style-name="ce7" office:value-type="percentage" office:value="0.0207973118454964" calcext:value-type="percentage">
            <text:p>2.080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caption</text:p>
          </table:table-cell>
          <table:table-cell table:style-name="ce7" office:value-type="percentage" office:value="0.020585260822758" calcext:value-type="percentage">
            <text:p>2.05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psf</text:p>
          </table:table-cell>
          <table:table-cell table:style-name="ce7" office:value-type="percentage" office:value="0.0200469774573451" calcext:value-type="percentage">
            <text:p>2.00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fullpage</text:p>
          </table:table-cell>
          <table:table-cell table:style-name="ce7" office:value-type="percentage" office:value="0.0189540991093857" calcext:value-type="percentage">
            <text:p>1.89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pstricks</text:p>
          </table:table-cell>
          <table:table-cell table:style-name="ce7" office:value-type="percentage" office:value="0.0179264672299612" calcext:value-type="percentage">
            <text:p>1.793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xcolor</text:p>
          </table:table-cell>
          <table:table-cell table:style-name="ce7" office:value-type="percentage" office:value="0.0177470394414902" calcext:value-type="percentage">
            <text:p>1.77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ucal</text:p>
          </table:table-cell>
          <table:table-cell table:style-name="ce7" office:value-type="percentage" office:value="0.016996705053339" calcext:value-type="percentage">
            <text:p>1.700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xspace</text:p>
          </table:table-cell>
          <table:table-cell table:style-name="ce7" office:value-type="percentage" office:value="0.0168662121162692" calcext:value-type="percentage">
            <text:p>1.687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tcilatex</text:p>
          </table:table-cell>
          <table:table-cell table:style-name="ce7" office:value-type="percentage" office:value="0.0165399797735948" calcext:value-type="percentage">
            <text:p>1.654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ulem</text:p>
          </table:table-cell>
          <table:table-cell table:style-name="ce7" office:value-type="percentage" office:value="0.0153981665742342" calcext:value-type="percentage">
            <text:p>1.540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dsfont</text:p>
          </table:table-cell>
          <table:table-cell table:style-name="ce7" office:value-type="percentage" office:value="0.0153329201056993" calcext:value-type="percentage">
            <text:p>1.533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fancyhdr</text:p>
          </table:table-cell>
          <table:table-cell table:style-name="ce7" office:value-type="percentage" office:value="0.0149251296773562" calcext:value-type="percentage">
            <text:p>1.493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multicol</text:p>
          </table:table-cell>
          <table:table-cell table:style-name="ce7" office:value-type="percentage" office:value="0.014876194825955" calcext:value-type="percentage">
            <text:p>1.48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indentfirst</text:p>
          </table:table-cell>
          <table:table-cell table:style-name="ce7" office:value-type="percentage" office:value="0.0141584836720713" calcext:value-type="percentage">
            <text:p>1.416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stmaryrd</text:p>
          </table:table-cell>
          <table:table-cell table:style-name="ce7" office:value-type="percentage" office:value="0.0137833164779956" calcext:value-type="percentage">
            <text:p>1.37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lscape</text:p>
          </table:table-cell>
          <table:table-cell table:style-name="ce7" office:value-type="percentage" office:value="0.0132450331125828" calcext:value-type="percentage">
            <text:p>1.32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4wide</text:p>
          </table:table-cell>
          <table:table-cell table:style-name="ce7" office:value-type="percentage" office:value="0.0130329820898444" calcext:value-type="percentage">
            <text:p>1.303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longtable</text:p>
          </table:table-cell>
          <table:table-cell table:style-name="ce7" office:value-type="percentage" office:value="0.0127883078328385" calcext:value-type="percentage">
            <text:p>1.27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textcomp</text:p>
          </table:table-cell>
          <table:table-cell table:style-name="ce7" office:value-type="percentage" office:value="0.0124294522558967" calcext:value-type="percentage">
            <text:p>1.243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msbsy</text:p>
          </table:table-cell>
          <table:table-cell table:style-name="ce7" office:value-type="percentage" office:value="0.0124131406387629" calcext:value-type="percentage">
            <text:p>1.241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lgorithm2e</text:p>
          </table:table-cell>
          <table:table-cell table:style-name="ce7" office:value-type="percentage" office:value="0.012347894170228" calcext:value-type="percentage">
            <text:p>1.23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crc</text:p>
          </table:table-cell>
          <table:table-cell table:style-name="ce7" office:value-type="percentage" office:value="0.0119564153590187" calcext:value-type="percentage">
            <text:p>1.196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mstext</text:p>
          </table:table-cell>
          <table:table-cell table:style-name="ce7" office:value-type="percentage" office:value="0.0113855087593384" calcext:value-type="percentage">
            <text:p>1.13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spr-astr-addons</text:p>
          </table:table-cell>
          <table:table-cell table:style-name="ce7" office:value-type="percentage" office:value="0.0112876390565361" calcext:value-type="percentage">
            <text:p>1.12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wrapfig</text:p>
          </table:table-cell>
          <table:table-cell table:style-name="ce7" office:value-type="percentage" office:value="0.0107819789253907" calcext:value-type="percentage">
            <text:p>1.07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tabularx</text:p>
          </table:table-cell>
          <table:table-cell table:style-name="ce7" office:value-type="percentage" office:value="0.0104883698169837" calcext:value-type="percentage">
            <text:p>1.04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srcltx</text:p>
          </table:table-cell>
          <table:table-cell table:style-name="ce7" office:value-type="percentage" office:value="0.0101784490914429" calcext:value-type="percentage">
            <text:p>1.01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ifthen</text:p>
          </table:table-cell>
          <table:table-cell table:style-name="ce7" office:value-type="percentage" office:value="0.00995008645157081" calcext:value-type="percentage">
            <text:p>0.99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txfonts</text:p>
          </table:table-cell>
          <table:table-cell table:style-name="ce7" office:value-type="percentage" office:value="0.00991746321730336" calcext:value-type="percentage">
            <text:p>0.992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comment</text:p>
          </table:table-cell>
          <table:table-cell table:style-name="ce7" office:value-type="percentage" office:value="0.00964016572603008" calcext:value-type="percentage">
            <text:p>0.964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makeidx</text:p>
          </table:table-cell>
          <table:table-cell table:style-name="ce7" office:value-type="percentage" office:value="0.00887351972074511" calcext:value-type="percentage">
            <text:p>0.887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listings</text:p>
          </table:table-cell>
          <table:table-cell table:style-name="ce7" office:value-type="percentage" office:value="0.008645157080873" calcext:value-type="percentage">
            <text:p>0.86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theorem</text:p>
          </table:table-cell>
          <table:table-cell table:style-name="ce7" office:value-type="percentage" office:value="0.00854728737807066" calcext:value-type="percentage">
            <text:p>0.85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uscript</text:p>
          </table:table-cell>
          <table:table-cell table:style-name="ce7" office:value-type="percentage" office:value="0.00849835252666949" calcext:value-type="percentage">
            <text:p>0.850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spr-sola-addons</text:p>
          </table:table-cell>
          <table:table-cell table:style-name="ce7" office:value-type="percentage" office:value="0.00822105503539621" calcext:value-type="percentage">
            <text:p>0.822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numitem</text:p>
          </table:table-cell>
          <table:table-cell table:style-name="ce7" office:value-type="percentage" office:value="0.00799269239552409" calcext:value-type="percentage">
            <text:p>0.79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ppendix</text:p>
          </table:table-cell>
          <table:table-cell table:style-name="ce7" office:value-type="percentage" office:value="0.00789482269272176" calcext:value-type="percentage">
            <text:p>0.78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slashed</text:p>
          </table:table-cell>
          <table:table-cell table:style-name="ce7" office:value-type="percentage" office:value="0.00787851107558803" calcext:value-type="percentage">
            <text:p>0.78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pifont</text:p>
          </table:table-cell>
          <table:table-cell table:style-name="ce7" office:value-type="percentage" office:value="0.00779695298991942" calcext:value-type="percentage">
            <text:p>0.780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paralist</text:p>
          </table:table-cell>
          <table:table-cell table:style-name="ce7" office:value-type="percentage" office:value="0.00765014843571592" calcext:value-type="percentage">
            <text:p>0.76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mathtools</text:p>
          </table:table-cell>
          <table:table-cell table:style-name="ce7" office:value-type="percentage" office:value="0.00717711153883796" calcext:value-type="percentage">
            <text:p>0.71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colortbl</text:p>
          </table:table-cell>
          <table:table-cell table:style-name="ce7" office:value-type="percentage" office:value="0.00699768375036701" calcext:value-type="percentage">
            <text:p>0.700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pic</text:p>
          </table:table-cell>
          <table:table-cell table:style-name="ce7" office:value-type="percentage" office:value="0.00668776302482628" calcext:value-type="percentage">
            <text:p>0.669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nicefrac</text:p>
          </table:table-cell>
          <table:table-cell table:style-name="ce7" office:value-type="percentage" office:value="0.00618210289368088" calcext:value-type="percentage">
            <text:p>0.61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xypic</text:p>
          </table:table-cell>
          <table:table-cell table:style-name="ce7" office:value-type="percentage" office:value="0.00608423319087854" calcext:value-type="percentage">
            <text:p>0.60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ifpdf</text:p>
          </table:table-cell>
          <table:table-cell table:style-name="ce7" office:value-type="percentage" office:value="0.00595374025380876" calcext:value-type="percentage">
            <text:p>0.59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lgpseudocode</text:p>
          </table:table-cell>
          <table:table-cell table:style-name="ce7" office:value-type="percentage" office:value="0.00551332659119825" calcext:value-type="percentage">
            <text:p>0.551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cjk</text:p>
          </table:table-cell>
          <table:table-cell table:style-name="ce7" office:value-type="percentage" office:value="0.00551332659119825" calcext:value-type="percentage">
            <text:p>0.551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pdfsync</text:p>
          </table:table-cell>
          <table:table-cell table:style-name="ce7" office:value-type="percentage" office:value="0.00538283365412847" calcext:value-type="percentage">
            <text:p>0.538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footmisc</text:p>
          </table:table-cell>
          <table:table-cell table:style-name="ce7" office:value-type="percentage" office:value="0.00526865233419241" calcext:value-type="percentage">
            <text:p>0.527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wasysym</text:p>
          </table:table-cell>
          <table:table-cell table:style-name="ce7" office:value-type="percentage" office:value="0.00494241999151796" calcext:value-type="percentage">
            <text:p>0.494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microtype</text:p>
          </table:table-cell>
          <table:table-cell table:style-name="ce7" office:value-type="percentage" office:value="0.00494241999151796" calcext:value-type="percentage">
            <text:p>0.494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cases</text:p>
          </table:table-cell>
          <table:table-cell table:style-name="ce7" office:value-type="percentage" office:value="0.00494241999151796" calcext:value-type="percentage">
            <text:p>0.494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numcompress</text:p>
          </table:table-cell>
          <table:table-cell table:style-name="ce7" office:value-type="percentage" office:value="0.00479561543731445" calcext:value-type="percentage">
            <text:p>0.480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msxtra</text:p>
          </table:table-cell>
          <table:table-cell table:style-name="ce7" office:value-type="percentage" office:value="0.00463249926597723" calcext:value-type="percentage">
            <text:p>0.463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a4</text:p>
          </table:table-cell>
          <table:table-cell table:style-name="ce7" office:value-type="percentage" office:value="0.00461618764884351" calcext:value-type="percentage">
            <text:p>0.462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esint</text:p>
          </table:table-cell>
          <table:table-cell table:style-name="ce7" office:value-type="percentage" office:value="0.00451831794604117" calcext:value-type="percentage">
            <text:p>0.452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threeparttable</text:p>
          </table:table-cell>
          <table:table-cell table:style-name="ce7" office:value-type="percentage" office:value="0.00445307147750628" calcext:value-type="percentage">
            <text:p>0.44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hypernat</text:p>
          </table:table-cell>
          <table:table-cell table:style-name="ce7" office:value-type="percentage" office:value="0.00445307147750628" calcext:value-type="percentage">
            <text:p>0.445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>
          <table:table-cell table:style-name="ce3" office:value-type="string" calcext:value-type="string">
            <text:p>fancybox</text:p>
          </table:table-cell>
          <table:table-cell table:style-name="ce7" office:value-type="percentage" office:value="0.00433889015757022" calcext:value-type="percentage">
            <text:p>0.434%</text:p>
          </table:table-cell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 table:number-rows-repeated="32">
          <table:table-cell table:style-name="ce3"/>
          <table:table-cell table:style-name="ce7"/>
          <table:table-cell table:style-name="ce3"/>
          <table:table-cell table:style-name="ce4"/>
          <table:table-cell table:style-name="ce3" table:number-columns-repeated="8"/>
          <table:table-cell table:style-name="ce12"/>
          <table:table-cell table:style-name="ce3" table:number-columns-repeated="115"/>
        </table:table-row>
        <table:table-row table:style-name="ro3" table:number-rows-repeated="22">
          <table:table-cell table:style-name="ce3"/>
          <table:table-cell table:style-name="ce7"/>
          <table:table-cell table:style-name="ce3"/>
          <table:table-cell table:style-name="ce4"/>
          <table:table-cell table:style-name="ce3" table:number-columns-repeated="124"/>
        </table:table-row>
        <table:table-row table:style-name="ro3" table:number-rows-repeated="1891">
          <table:table-cell table:style-name="ce3"/>
          <table:table-cell table:style-name="ce7"/>
          <table:table-cell table:style-name="ce3" table:number-columns-repeated="126"/>
        </table:table-row>
        <table:table-row table:style-name="ro3" table:number-rows-repeated="1046527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'TEX_files__100_m.c._packages_used_2010-2014'.$A$1" table:expression="#REF!"/>
          <table:named-expression table:name="Sheet_Title" table:base-cell-address="$'TEX_files__100_m.c._packages_used_2010-2014'.$A$1" table:expression="&quot;TEX_files__packages_used_2010-2014&quot;"/>
        </table:named-expressions>
      </table:table>
      <table:table table:name="TEX_files__packages_source" table:style-name="ta6">
        <office:forms form:automatic-focus="false" form:apply-design-mode="false"/>
        <table:table-column table:style-name="co2" table:default-cell-style-name="Default"/>
        <table:table-column table:style-name="co11" table:default-cell-style-name="ce8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3">
          <table:table-cell table:style-name="ce13" office:value-type="string" calcext:value-type="string" table:number-columns-spanned="4" table:number-rows-spanned="1">
            <text:p>From TEX files</text:p>
          </table:table-cell>
          <table:covered-table-cell table:number-columns-repeated="2"/>
          <table:covered-table-cell table:style-name="ce14"/>
          <table:table-cell table:number-columns-repeated="2"/>
        </table:table-row>
        <table:table-row table:style-name="ro6">
          <table:table-cell office:value-type="string" calcext:value-type="string">
            <text:p>Package</text:p>
          </table:table-cell>
          <table:table-cell office:value-type="string" calcext:value-type="string">
            <text:p>Use count</text:p>
          </table:table-cell>
          <table:table-cell office:value-type="string" calcext:value-type="string">
            <text:p>Source</text:p>
          </table:table-cell>
          <table:table-cell table:style-name="ce14" office:value-type="string" calcext:value-type="string">
            <text:p>Status on CTAN – obsolete if this word has been found in package path on CTA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smath</text:p>
          </table:table-cell>
          <table:table-cell office:value-type="percentage" office:value="0.537611395267288" calcext:value-type="percentage">
            <text:p>53.76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mssymb</text:p>
          </table:table-cell>
          <table:table-cell office:value-type="percentage" office:value="0.519836519510042" calcext:value-type="percentage">
            <text:p>51.98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graphicx</text:p>
          </table:table-cell>
          <table:table-cell office:value-type="percentage" office:value="0.496717089273407" calcext:value-type="percentage">
            <text:p>49.67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msfonts</text:p>
          </table:table-cell>
          <table:table-cell office:value-type="percentage" office:value="0.235281314615301" calcext:value-type="percentage">
            <text:p>23.52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color</text:p>
          </table:table-cell>
          <table:table-cell office:value-type="percentage" office:value="0.214483500804101" calcext:value-type="percentage">
            <text:p>21.44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msthm</text:p>
          </table:table-cell>
          <table:table-cell office:value-type="percentage" office:value="0.157930375690741" calcext:value-type="percentage">
            <text:p>15.79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hyperref</text:p>
          </table:table-cell>
          <table:table-cell office:value-type="percentage" office:value="0.154061014981681" calcext:value-type="percentage">
            <text:p>15.4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epsfig</text:p>
          </table:table-cell>
          <table:table-cell office:value-type="percentage" office:value="0.125645397274519" calcext:value-type="percentage">
            <text:p>12.56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latexsym</text:p>
          </table:table-cell>
          <table:table-cell office:value-type="percentage" office:value="0.114109865660633" calcext:value-type="percentage">
            <text:p>11.4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inputenc</text:p>
          </table:table-cell>
          <table:table-cell office:value-type="percentage" office:value="0.104315546365824" calcext:value-type="percentage">
            <text:p>10.43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mathrsfs</text:p>
          </table:table-cell>
          <table:table-cell office:value-type="percentage" office:value="0.0881972406621444" calcext:value-type="percentage">
            <text:p>8.82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babel</text:p>
          </table:table-cell>
          <table:table-cell office:value-type="percentage" office:value="0.0829615119526971" calcext:value-type="percentage">
            <text:p>8.29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natbib</text:p>
          </table:table-cell>
          <table:table-cell office:value-type="percentage" office:value="0.0756460018621298" calcext:value-type="percentage">
            <text:p>7.56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url</text:p>
          </table:table-cell>
          <table:table-cell office:value-type="percentage" office:value="0.074860037968102" calcext:value-type="percentage">
            <text:p>7.48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fontenc</text:p>
          </table:table-cell>
          <table:table-cell office:value-type="percentage" office:value="0.0730462751357299" calcext:value-type="percentage">
            <text:p>7.3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subfigure</text:p>
          </table:table-cell>
          <table:table-cell office:value-type="percentage" office:value="0.0712566958077895" calcext:value-type="percentage">
            <text:p>7.12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geometry</text:p>
          </table:table-cell>
          <table:table-cell office:value-type="percentage" office:value="0.0649085258944874" calcext:value-type="percentage">
            <text:p>6.49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xy</text:p>
          </table:table-cell>
          <table:table-cell office:value-type="percentage" office:value="0.0629254785310939" calcext:value-type="percentage">
            <text:p>6.29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bm</text:p>
          </table:table-cell>
          <table:table-cell office:value-type="percentage" office:value="0.0628892032744465" calcext:value-type="percentage">
            <text:p>6.28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multirow</text:p>
          </table:table-cell>
          <table:table-cell office:value-type="percentage" office:value="0.0594914209018029" calcext:value-type="percentage">
            <text:p>5.94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enumerate</text:p>
          </table:table-cell>
          <table:table-cell office:value-type="percentage" office:value="0.0580766858925527" calcext:value-type="percentage">
            <text:p>5.8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graphics</text:p>
          </table:table-cell>
          <table:table-cell office:value-type="percentage" office:value="0.0568796024231872" calcext:value-type="percentage">
            <text:p>5.68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rotating</text:p>
          </table:table-cell>
          <table:table-cell office:value-type="percentage" office:value="0.0450659605083373" calcext:value-type="percentage">
            <text:p>4.5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setspace</text:p>
          </table:table-cell>
          <table:table-cell office:value-type="percentage" office:value="0.0440986203310722" calcext:value-type="percentage">
            <text:p>4.4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verbatim</text:p>
          </table:table-cell>
          <table:table-cell office:value-type="percentage" office:value="0.0425992430563113" calcext:value-type="percentage">
            <text:p>4.26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mscd</text:p>
          </table:table-cell>
          <table:table-cell office:value-type="percentage" office:value="0.0418253709144992" calcext:value-type="percentage">
            <text:p>4.18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tikz</text:p>
          </table:table-cell>
          <table:table-cell office:value-type="percentage" office:value="0.041450526595809" calcext:value-type="percentage">
            <text:p>4.14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float</text:p>
          </table:table-cell>
          <table:table-cell office:value-type="percentage" office:value="0.0403985441530332" calcext:value-type="percentage">
            <text:p>4.04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fix-cm</text:p>
          </table:table-cell>
          <table:table-cell office:value-type="percentage" office:value="0.0398785988077532" calcext:value-type="percentage">
            <text:p>3.98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lineno</text:p>
          </table:table-cell>
          <table:table-cell office:value-type="percentage" office:value="0.0365896422050519" calcext:value-type="percentage">
            <text:p>3.65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cite</text:p>
          </table:table-cell>
          <table:table-cell office:value-type="percentage" office:value="0.0351386319391543" calcext:value-type="percentage">
            <text:p>3.51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epstopdf</text:p>
          </table:table-cell>
          <table:table-cell office:value-type="percentage" office:value="0.0329983917969553" calcext:value-type="percentage">
            <text:p>3.30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times</text:p>
          </table:table-cell>
          <table:table-cell office:value-type="percentage" office:value="0.0321640608940642" calcext:value-type="percentage">
            <text:p>3.2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rray</text:p>
          </table:table-cell>
          <table:table-cell office:value-type="percentage" office:value="0.0319464093541795" calcext:value-type="percentage">
            <text:p>3.19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lgorithm</text:p>
          </table:table-cell>
          <table:table-cell office:value-type="percentage" office:value="0.0316682990532158" calcext:value-type="percentage">
            <text:p>3.16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mathptmx</text:p>
          </table:table-cell>
          <table:table-cell office:value-type="percentage" office:value="0.0311846289645833" calcext:value-type="percentage">
            <text:p>3.1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dcolumn</text:p>
          </table:table-cell>
          <table:table-cell office:value-type="percentage" office:value="0.0304833073360661" calcext:value-type="percentage">
            <text:p>3.04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caption</text:p>
          </table:table-cell>
          <table:table-cell office:value-type="percentage" office:value="0.0289597465568736" calcext:value-type="percentage">
            <text:p>2.89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xcolor</text:p>
          </table:table-cell>
          <table:table-cell office:value-type="percentage" office:value="0.0276296538131341" calcext:value-type="percentage">
            <text:p>2.76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booktabs</text:p>
          </table:table-cell>
          <table:table-cell office:value-type="percentage" office:value="0.0257070652108197" calcext:value-type="percentage">
            <text:p>2.57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subfig</text:p>
          </table:table-cell>
          <table:table-cell office:value-type="percentage" office:value="0.02400212814839" calcext:value-type="percentage">
            <text:p>2.40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lgorithmic</text:p>
          </table:table-cell>
          <table:table-cell office:value-type="percentage" office:value="0.0237240178474263" calcext:value-type="percentage">
            <text:p>2.37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bbm</text:p>
          </table:table-cell>
          <table:table-cell office:value-type="percentage" office:value="0.0236635590863472" calcext:value-type="percentage">
            <text:p>2.36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psfrag</text:p>
          </table:table-cell>
          <table:table-cell office:value-type="percentage" office:value="0.0211363828732422" calcext:value-type="percentage">
            <text:p>2.11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ulem</text:p>
          </table:table-cell>
          <table:table-cell office:value-type="percentage" office:value="0.0194556293152441" calcext:value-type="percentage">
            <text:p>1.94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fullpage</text:p>
          </table:table-cell>
          <table:table-cell office:value-type="percentage" office:value="0.0194314458108124" calcext:value-type="percentage">
            <text:p>1.94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epsf</text:p>
          </table:table-cell>
          <table:table-cell office:value-type="percentage" office:value="0.0190807849965539" calcext:value-type="percentage">
            <text:p>1.9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eucal</text:p>
          </table:table-cell>
          <table:table-cell office:value-type="percentage" office:value="0.0182585458458785" calcext:value-type="percentage">
            <text:p>1.82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xspace</text:p>
          </table:table-cell>
          <table:table-cell office:value-type="percentage" office:value="0.0181376283237204" calcext:value-type="percentage">
            <text:p>1.81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pstricks</text:p>
          </table:table-cell>
          <table:table-cell office:value-type="percentage" office:value="0.017641866482872" calcext:value-type="percentage">
            <text:p>1.76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dsfont</text:p>
          </table:table-cell>
          <table:table-cell office:value-type="percentage" office:value="0.0174121231907716" calcext:value-type="percentage">
            <text:p>1.74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multicol</text:p>
          </table:table-cell>
          <table:table-cell office:value-type="percentage" office:value="0.0167833520755493" calcext:value-type="percentage">
            <text:p>1.67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fancyhdr</text:p>
          </table:table-cell>
          <table:table-cell office:value-type="percentage" office:value="0.016734985066686" calcext:value-type="percentage">
            <text:p>1.67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indentfirst</text:p>
          </table:table-cell>
          <table:table-cell office:value-type="percentage" office:value="0.0163359572435642" calcext:value-type="percentage">
            <text:p>1.63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stmaryrd</text:p>
          </table:table-cell>
          <table:table-cell office:value-type="percentage" office:value="0.0158160118982842" calcext:value-type="percentage">
            <text:p>1.58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lgorithm2e</text:p>
          </table:table-cell>
          <table:table-cell office:value-type="percentage" office:value="0.0138087810304591" calcext:value-type="percentage">
            <text:p>1.38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mathtools</text:p>
          </table:table-cell>
          <table:table-cell office:value-type="percentage" office:value="0.0136999552605168" calcext:value-type="percentage">
            <text:p>1.37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longtable</text:p>
          </table:table-cell>
          <table:table-cell office:value-type="percentage" office:value="0.0136515882516535" calcext:value-type="percentage">
            <text:p>1.36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lscape</text:p>
          </table:table-cell>
          <table:table-cell office:value-type="percentage" office:value="0.0136032212427903" calcext:value-type="percentage">
            <text:p>1.36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textcomp</text:p>
          </table:table-cell>
          <table:table-cell office:value-type="percentage" office:value="0.0133976614551215" calcext:value-type="percentage">
            <text:p>1.34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4wide</text:p>
          </table:table-cell>
          <table:table-cell office:value-type="percentage" office:value="0.0133855697029056" calcext:value-type="percentage">
            <text:p>1.33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enumitem</text:p>
          </table:table-cell>
          <table:table-cell office:value-type="percentage" office:value="0.0133492944462582" calcext:value-type="percentage">
            <text:p>1.33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msbsy</text:p>
          </table:table-cell>
          <table:table-cell office:value-type="percentage" office:value="0.0132041934196684" calcext:value-type="percentage">
            <text:p>1.32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comment</text:p>
          </table:table-cell>
          <table:table-cell office:value-type="percentage" office:value="0.012261036746835" calcext:value-type="percentage">
            <text:p>1.22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tabularx</text:p>
          </table:table-cell>
          <table:table-cell office:value-type="percentage" office:value="0.0121884862335401" calcext:value-type="percentage">
            <text:p>1.2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mstext</text:p>
          </table:table-cell>
          <table:table-cell office:value-type="percentage" office:value="0.0120071099503029" calcext:value-type="percentage">
            <text:p>1.2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wrapfig</text:p>
          </table:table-cell>
          <table:table-cell office:value-type="percentage" office:value="0.0118861924281448" calcext:value-type="percentage">
            <text:p>1.18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srcltx</text:p>
          </table:table-cell>
          <table:table-cell office:value-type="percentage" office:value="0.0108221182331532" calcext:value-type="percentage">
            <text:p>1.08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txfonts</text:p>
          </table:table-cell>
          <table:table-cell office:value-type="percentage" office:value="0.0105440079321895" calcext:value-type="percentage">
            <text:p>1.05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ppendix</text:p>
          </table:table-cell>
          <table:table-cell office:value-type="percentage" office:value="0.0105440079321895" calcext:value-type="percentage">
            <text:p>1.05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ifthen</text:p>
          </table:table-cell>
          <table:table-cell office:value-type="percentage" office:value="0.0101691636134992" calcext:value-type="percentage">
            <text:p>1.01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slashed</text:p>
          </table:table-cell>
          <table:table-cell office:value-type="percentage" office:value="0.0099636038258304" calcext:value-type="percentage">
            <text:p>0.99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euscript</text:p>
          </table:table-cell>
          <table:table-cell office:value-type="percentage" office:value="0.0094315667283346" calcext:value-type="percentage">
            <text:p>0.94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makeidx</text:p>
          </table:table-cell>
          <table:table-cell office:value-type="percentage" office:value="0.00940738322390298" calcext:value-type="percentage">
            <text:p>0.94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listings</text:p>
          </table:table-cell>
          <table:table-cell office:value-type="percentage" office:value="0.00929855745396065" calcext:value-type="percentage">
            <text:p>0.93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pifont</text:p>
          </table:table-cell>
          <table:table-cell office:value-type="percentage" office:value="0.00877861210868067" calcext:value-type="percentage">
            <text:p>0.87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paralist</text:p>
          </table:table-cell>
          <table:table-cell office:value-type="percentage" office:value="0.00873024509981741" calcext:value-type="percentage">
            <text:p>0.87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subcaption</text:p>
          </table:table-cell>
          <table:table-cell office:value-type="percentage" office:value="0.00844004304663789" calcext:value-type="percentage">
            <text:p>0.84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theorem</text:p>
          </table:table-cell>
          <table:table-cell office:value-type="percentage" office:value="0.00794428120578953" calcext:value-type="percentage">
            <text:p>0.79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lgpseudocode</text:p>
          </table:table-cell>
          <table:table-cell office:value-type="percentage" office:value="0.00781127193141558" calcext:value-type="percentage">
            <text:p>0.78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colortbl</text:p>
          </table:table-cell>
          <table:table-cell office:value-type="percentage" office:value="0.00741224410829373" calcext:value-type="percentage">
            <text:p>0.74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xypic</text:p>
          </table:table-cell>
          <table:table-cell office:value-type="percentage" office:value="0.00689229876301375" calcext:value-type="percentage">
            <text:p>0.68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epic</text:p>
          </table:table-cell>
          <table:table-cell office:value-type="percentage" office:value="0.00662628021426585" calcext:value-type="percentage">
            <text:p>0.66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microtype</text:p>
          </table:table-cell>
          <table:table-cell office:value-type="percentage" office:value="0.00654163794875515" calcext:value-type="percentage">
            <text:p>0.65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esint</text:p>
          </table:table-cell>
          <table:table-cell office:value-type="percentage" office:value="0.00608215136455424" calcext:value-type="percentage">
            <text:p>0.6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ifpdf</text:p>
          </table:table-cell>
          <table:table-cell office:value-type="percentage" office:value="0.00594914209018029" calcext:value-type="percentage">
            <text:p>0.59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soul</text:p>
          </table:table-cell>
          <table:table-cell office:value-type="percentage" office:value="0.00592495858574866" calcext:value-type="percentage">
            <text:p>0.59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footmisc</text:p>
          </table:table-cell>
          <table:table-cell office:value-type="percentage" office:value="0.00582822456802215" calcext:value-type="percentage">
            <text:p>0.58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cases</text:p>
          </table:table-cell>
          <table:table-cell office:value-type="percentage" office:value="0.00581613281580634" calcext:value-type="percentage">
            <text:p>0.58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wasysym</text:p>
          </table:table-cell>
          <table:table-cell office:value-type="percentage" office:value="0.00580404106359052" calcext:value-type="percentage">
            <text:p>0.58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nicefrac</text:p>
          </table:table-cell>
          <table:table-cell office:value-type="percentage" office:value="0.00580404106359052" calcext:value-type="percentage">
            <text:p>0.58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todonotes</text:p>
          </table:table-cell>
          <table:table-cell office:value-type="percentage" office:value="0.00562266478035332" calcext:value-type="percentage">
            <text:p>0.56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lmodern</text:p>
          </table:table-cell>
          <table:table-cell office:value-type="percentage" office:value="0.00553802251484263" calcext:value-type="percentage">
            <text:p>0.55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cjk</text:p>
          </table:table-cell>
          <table:table-cell office:value-type="percentage" office:value="0.00552593076262681" calcext:value-type="percentage">
            <text:p>0.55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cancel</text:p>
          </table:table-cell>
          <table:table-cell office:value-type="percentage" office:value="0.00546547200154774" calcext:value-type="percentage">
            <text:p>0.54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pdfsync</text:p>
          </table:table-cell>
          <table:table-cell office:value-type="percentage" office:value="0.00534455447938961" calcext:value-type="percentage">
            <text:p>0.53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placeins</text:p>
          </table:table-cell>
          <table:table-cell office:value-type="percentage" office:value="0.00525991221387891" calcext:value-type="percentage">
            <text:p>0.52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threeparttable</text:p>
          </table:table-cell>
          <table:table-cell office:value-type="percentage" office:value="0.00515108644393659" calcext:value-type="percentage">
            <text:p>0.51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msxtra</text:p>
          </table:table-cell>
          <table:table-cell office:value-type="percentage" office:value="0.00511481118728915" calcext:value-type="percentage">
            <text:p>0.5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fancybox</text:p>
          </table:table-cell>
          <table:table-cell office:value-type="percentage" office:value="0.00469159985973568" calcext:value-type="percentage">
            <text:p>0.46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pgf</text:p>
          </table:table-cell>
          <table:table-cell office:value-type="percentage" office:value="0.00463114109865661" calcext:value-type="percentage">
            <text:p>0.46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 table:style-name="ce12"/>
        </table:table-row>
        <table:table-row table:style-name="ro3">
          <table:table-cell office:value-type="string" calcext:value-type="string">
            <text:p>amsrefs</text:p>
          </table:table-cell>
          <table:table-cell office:value-type="percentage" office:value="0.00446185656763522" calcext:value-type="percentage">
            <text:p>0.44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tlesec</text:p>
          </table:table-cell>
          <table:table-cell office:value-type="percentage" office:value="0.00431675554104545" calcext:value-type="percentage">
            <text:p>0.43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hline</text:p>
          </table:table-cell>
          <table:table-cell office:value-type="percentage" office:value="0.00425629677996638" calcext:value-type="percentage">
            <text:p>0.42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4</text:p>
          </table:table-cell>
          <table:table-cell office:value-type="percentage" office:value="0.00420792977110313" calcext:value-type="percentage">
            <text:p>0.42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uthblk</text:p>
          </table:table-cell>
          <table:table-cell office:value-type="percentage" office:value="0.00414747101002406" calcext:value-type="percentage">
            <text:p>0.41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msopn</text:p>
          </table:table-cell>
          <table:table-cell office:value-type="percentage" office:value="0.00409910400116081" calcext:value-type="percentage">
            <text:p>0.4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lc</text:p>
          </table:table-cell>
          <table:table-cell office:value-type="percentage" office:value="0.00396609472678686" calcext:value-type="percentage">
            <text:p>0.39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nits</text:p>
          </table:table-cell>
          <table:table-cell office:value-type="percentage" office:value="0.00395400297457105" calcext:value-type="percentage">
            <text:p>0.39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bding</text:p>
          </table:table-cell>
          <table:table-cell office:value-type="percentage" office:value="0.0038209937001971" calcext:value-type="percentage">
            <text:p>0.38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lvet</text:p>
          </table:table-cell>
          <table:table-cell office:value-type="percentage" office:value="0.00380890194798128" calcext:value-type="percentage">
            <text:p>0.38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plots</text:p>
          </table:table-cell>
          <table:table-cell office:value-type="percentage" office:value="0.00379681019576547" calcext:value-type="percentage">
            <text:p>0.38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urosym</text:p>
          </table:table-cell>
          <table:table-cell office:value-type="percentage" office:value="0.00363961741695989" calcext:value-type="percentage">
            <text:p>0.36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ypernat</text:p>
          </table:table-cell>
          <table:table-cell office:value-type="percentage" office:value="0.00361543391252826" calcext:value-type="percentage">
            <text:p>0.36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urier</text:p>
          </table:table-cell>
          <table:table-cell office:value-type="percentage" office:value="0.00354288339923338" calcext:value-type="percentage">
            <text:p>0.35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wlfont</text:p>
          </table:table-cell>
          <table:table-cell office:value-type="percentage" office:value="0.00338569062042781" calcext:value-type="percentage">
            <text:p>0.33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pgreek</text:p>
          </table:table-cell>
          <table:table-cell office:value-type="percentage" office:value="0.0032889566027013" calcext:value-type="percentage">
            <text:p>0.32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reakurl</text:p>
          </table:table-cell>
          <table:table-cell office:value-type="percentage" office:value="0.00327686485048548" calcext:value-type="percentage">
            <text:p>0.32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ption2</text:p>
          </table:table-cell>
          <table:table-cell office:value-type="percentage" office:value="0.00316803908054316" calcext:value-type="percentage">
            <text:p>0.31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rvosym</text:p>
          </table:table-cell>
          <table:table-cell office:value-type="percentage" office:value="0.00309548856724828" calcext:value-type="percentage">
            <text:p>0.3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fsym</text:p>
          </table:table-cell>
          <table:table-cell office:value-type="percentage" office:value="0.00303502980616921" calcext:value-type="percentage">
            <text:p>0.3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verpic</text:p>
          </table:table-cell>
          <table:table-cell office:value-type="percentage" office:value="0.0030229380539534" calcext:value-type="percentage">
            <text:p>0.3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fterpage</text:p>
          </table:table-cell>
          <table:table-cell office:value-type="percentage" office:value="0.00286574527514782" calcext:value-type="percentage">
            <text:p>0.28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plot</text:p>
          </table:table-cell>
          <table:table-cell office:value-type="percentage" office:value="0.00273273600077387" calcext:value-type="percentage">
            <text:p>0.27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eview</text:p>
          </table:table-cell>
          <table:table-cell office:value-type="percentage" office:value="0.00272064424855806" calcext:value-type="percentage">
            <text:p>0.27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e</text:p>
          </table:table-cell>
          <table:table-cell office:value-type="percentage" office:value="0.00270855249634225" calcext:value-type="percentage">
            <text:p>0.27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ufrak</text:p>
          </table:table-cell>
          <table:table-cell office:value-type="percentage" office:value="0.00268436899191062" calcext:value-type="percentage">
            <text:p>0.26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ramed</text:p>
          </table:table-cell>
          <table:table-cell office:value-type="percentage" office:value="0.00268436899191062" calcext:value-type="percentage">
            <text:p>0.26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ltt</text:p>
          </table:table-cell>
          <table:table-cell office:value-type="percentage" office:value="0.0026722772396948" calcext:value-type="percentage">
            <text:p>0.26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epic</text:p>
          </table:table-cell>
          <table:table-cell office:value-type="percentage" office:value="0.00264809373526318" calcext:value-type="percentage">
            <text:p>0.26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r</text:p>
          </table:table-cell>
          <table:table-cell office:value-type="percentage" office:value="0.00264809373526318" calcext:value-type="percentage">
            <text:p>0.26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dflscape</text:p>
          </table:table-cell>
          <table:table-cell office:value-type="percentage" office:value="0.00246671745202597" calcext:value-type="percentage">
            <text:p>0.24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lsize</text:p>
          </table:table-cell>
          <table:table-cell office:value-type="percentage" office:value="0.00244253394759435" calcext:value-type="percentage">
            <text:p>0.24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arvard</text:p>
          </table:table-cell>
          <table:table-cell office:value-type="percentage" office:value="0.00241835044316272" calcext:value-type="percentage">
            <text:p>0.24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leveref</text:p>
          </table:table-cell>
          <table:table-cell office:value-type="percentage" office:value="0.00239416693873109" calcext:value-type="percentage">
            <text:p>0.23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owkeys</text:p>
          </table:table-cell>
          <table:table-cell office:value-type="percentage" office:value="0.00238207518651528" calcext:value-type="percentage">
            <text:p>0.23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pazo</text:p>
          </table:table-cell>
          <table:table-cell office:value-type="percentage" office:value="0.00234579992986784" calcext:value-type="percentage">
            <text:p>0.23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lordvi</text:p>
          </table:table-cell>
          <table:table-cell office:value-type="percentage" office:value="0.00233370817765202" calcext:value-type="percentage">
            <text:p>0.23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ydshln</text:p>
          </table:table-cell>
          <table:table-cell office:value-type="percentage" office:value="0.00232161642543621" calcext:value-type="percentage">
            <text:p>0.23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nysize</text:p>
          </table:table-cell>
          <table:table-cell office:value-type="percentage" office:value="0.0023095246732204" calcext:value-type="percentage">
            <text:p>0.23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raket</text:p>
          </table:table-cell>
          <table:table-cell office:value-type="percentage" office:value="0.00228534116878877" calcext:value-type="percentage">
            <text:p>0.22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xltx2e</text:p>
          </table:table-cell>
          <table:table-cell office:value-type="percentage" office:value="0.00216442364663063" calcext:value-type="percentage">
            <text:p>0.2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decap</text:p>
          </table:table-cell>
          <table:table-cell office:value-type="percentage" office:value="0.00214024014219901" calcext:value-type="percentage">
            <text:p>0.21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bold</text:p>
          </table:table-cell>
          <table:table-cell office:value-type="percentage" office:value="0.00214024014219901" calcext:value-type="percentage">
            <text:p>0.21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1enc</text:p>
          </table:table-cell>
          <table:table-cell office:value-type="percentage" office:value="0.00210396488555156" calcext:value-type="percentage">
            <text:p>0.2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scale</text:p>
          </table:table-cell>
          <table:table-cell office:value-type="percentage" office:value="0.00210396488555156" calcext:value-type="percentage">
            <text:p>0.2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ancyvrb</text:p>
          </table:table-cell>
          <table:table-cell office:value-type="percentage" office:value="0.00209187313333575" calcext:value-type="percentage">
            <text:p>0.20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ypcap</text:p>
          </table:table-cell>
          <table:table-cell office:value-type="percentage" office:value="0.00209187313333575" calcext:value-type="percentage">
            <text:p>0.20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margin</text:p>
          </table:table-cell>
          <table:table-cell office:value-type="percentage" office:value="0.00209187313333575" calcext:value-type="percentage">
            <text:p>0.20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node</text:p>
          </table:table-cell>
          <table:table-cell office:value-type="percentage" office:value="0.00205559787668831" calcext:value-type="percentage">
            <text:p>0.2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ndnotes</text:p>
          </table:table-cell>
          <table:table-cell office:value-type="percentage" office:value="0.0020435061244725" calcext:value-type="percentage">
            <text:p>0.2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youngtab</text:p>
          </table:table-cell>
          <table:table-cell office:value-type="percentage" office:value="0.00203141437225668" calcext:value-type="percentage">
            <text:p>0.20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abx</text:p>
          </table:table-cell>
          <table:table-cell office:value-type="percentage" office:value="0.00199513911560924" calcext:value-type="percentage">
            <text:p>0.20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dots</text:p>
          </table:table-cell>
          <table:table-cell office:value-type="percentage" office:value="0.00198304736339343" calcext:value-type="percentage">
            <text:p>0.19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ccents</text:p>
          </table:table-cell>
          <table:table-cell office:value-type="percentage" office:value="0.00192258860231436" calcext:value-type="percentage">
            <text:p>0.19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rskip</text:p>
          </table:table-cell>
          <table:table-cell office:value-type="percentage" office:value="0.00191049685009855" calcext:value-type="percentage">
            <text:p>0.19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theorem</text:p>
          </table:table-cell>
          <table:table-cell office:value-type="percentage" office:value="0.00189840509788273" calcext:value-type="percentage">
            <text:p>0.19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tex</text:p>
          </table:table-cell>
          <table:table-cell office:value-type="percentage" office:value="0.00188631334566692" calcext:value-type="percentage">
            <text:p>0.18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latino</text:p>
          </table:table-cell>
          <table:table-cell office:value-type="percentage" office:value="0.00187422159345111" calcext:value-type="percentage">
            <text:p>0.18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dfpages</text:p>
          </table:table-cell>
          <table:table-cell office:value-type="percentage" office:value="0.00187422159345111" calcext:value-type="percentage">
            <text:p>0.18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all</text:p>
          </table:table-cell>
          <table:table-cell office:value-type="percentage" office:value="0.00186212984123529" calcext:value-type="percentage">
            <text:p>0.18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floats</text:p>
          </table:table-cell>
          <table:table-cell office:value-type="percentage" office:value="0.00185003808901948" calcext:value-type="percentage">
            <text:p>0.18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dwlist</text:p>
          </table:table-cell>
          <table:table-cell office:value-type="percentage" office:value="0.00183794633680367" calcext:value-type="percentage">
            <text:p>0.18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psum</text:p>
          </table:table-cell>
          <table:table-cell office:value-type="percentage" office:value="0.00182585458458785" calcext:value-type="percentage">
            <text:p>0.18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mpheq</text:p>
          </table:table-cell>
          <table:table-cell office:value-type="percentage" office:value="0.00178957932794041" calcext:value-type="percentage">
            <text:p>0.17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ndfloat</text:p>
          </table:table-cell>
          <table:table-cell office:value-type="percentage" office:value="0.0017774875757246" calcext:value-type="percentage">
            <text:p>0.17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00174121231907716" calcext:value-type="percentage">
            <text:p>0.17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ayout</text:p>
          </table:table-cell>
          <table:table-cell office:value-type="percentage" office:value="0.00171702881464553" calcext:value-type="percentage">
            <text:p>0.17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latex</text:p>
          </table:table-cell>
          <table:table-cell office:value-type="percentage" office:value="0.00170493706242972" calcext:value-type="percentage">
            <text:p>0.17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arioref</text:p>
          </table:table-cell>
          <table:table-cell office:value-type="percentage" office:value="0.0016928453102139" calcext:value-type="percentage">
            <text:p>0.16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xedminipage</text:p>
          </table:table-cell>
          <table:table-cell office:value-type="percentage" office:value="0.00165657005356646" calcext:value-type="percentage">
            <text:p>0.16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b-diagram</text:p>
          </table:table-cell>
          <table:table-cell office:value-type="percentage" office:value="0.00165657005356646" calcext:value-type="percentage">
            <text:p>0.16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orithmicx</text:p>
          </table:table-cell>
          <table:table-cell office:value-type="percentage" office:value="0.00164447830135065" calcext:value-type="percentage">
            <text:p>0.16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toolbox</text:p>
          </table:table-cell>
          <table:table-cell office:value-type="percentage" office:value="0.00162029479691902" calcext:value-type="percentage">
            <text:p>0.16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ensymb</text:p>
          </table:table-cell>
          <table:table-cell office:value-type="percentage" office:value="0.00155983603583995" calcext:value-type="percentage">
            <text:p>0.15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oreverb</text:p>
          </table:table-cell>
          <table:table-cell office:value-type="percentage" office:value="0.00155983603583995" calcext:value-type="percentage">
            <text:p>0.15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nsymbol</text:p>
          </table:table-cell>
          <table:table-cell office:value-type="percentage" office:value="0.00155983603583995" calcext:value-type="percentage">
            <text:p>0.15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pertabular</text:p>
          </table:table-cell>
          <table:table-cell office:value-type="percentage" office:value="0.00153565253140833" calcext:value-type="percentage">
            <text:p>0.15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pa</text:p>
          </table:table-cell>
          <table:table-cell office:value-type="percentage" office:value="0.00152356077919251" calcext:value-type="percentage">
            <text:p>0.15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yphenat</text:p>
          </table:table-cell>
          <table:table-cell office:value-type="percentage" office:value="0.00149937727476089" calcext:value-type="percentage">
            <text:p>0.15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ectsty</text:p>
          </table:table-cell>
          <table:table-cell office:value-type="percentage" office:value="0.00148728552254507" calcext:value-type="percentage">
            <text:p>0.14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unitx</text:p>
          </table:table-cell>
          <table:table-cell office:value-type="percentage" office:value="0.00146310201811344" calcext:value-type="percentage">
            <text:p>0.14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squotes</text:p>
          </table:table-cell>
          <table:table-cell office:value-type="percentage" office:value="0.00143891851368182" calcext:value-type="percentage">
            <text:p>0.14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atetime</text:p>
          </table:table-cell>
          <table:table-cell office:value-type="percentage" office:value="0.00143891851368182" calcext:value-type="percentage">
            <text:p>0.14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ype1cm</text:p>
          </table:table-cell>
          <table:table-cell office:value-type="percentage" office:value="0.00141473500925019" calcext:value-type="percentage">
            <text:p>0.14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mencl</text:p>
          </table:table-cell>
          <table:table-cell office:value-type="percentage" office:value="0.00141473500925019" calcext:value-type="percentage">
            <text:p>0.14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lushend</text:p>
          </table:table-cell>
          <table:table-cell office:value-type="percentage" office:value="0.00141473500925019" calcext:value-type="percentage">
            <text:p>0.14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otnote</text:p>
          </table:table-cell>
          <table:table-cell office:value-type="percentage" office:value="0.00137845975260275" calcext:value-type="percentage">
            <text:p>0.13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grad</text:p>
          </table:table-cell>
          <table:table-cell office:value-type="percentage" office:value="0.0013300927437395" calcext:value-type="percentage">
            <text:p>0.13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ricks-add</text:p>
          </table:table-cell>
          <table:table-cell office:value-type="percentage" office:value="0.00130590923930787" calcext:value-type="percentage">
            <text:p>0.13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bbol</text:p>
          </table:table-cell>
          <table:table-cell office:value-type="percentage" office:value="0.00128172573487624" calcext:value-type="percentage">
            <text:p>0.12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re</text:p>
          </table:table-cell>
          <table:table-cell office:value-type="percentage" office:value="0.00125754223044461" calcext:value-type="percentage">
            <text:p>0.12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yfonts</text:p>
          </table:table-cell>
          <table:table-cell office:value-type="percentage" office:value="0.0012454504782288" calcext:value-type="percentage">
            <text:p>0.1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lafter</text:p>
          </table:table-cell>
          <table:table-cell office:value-type="percentage" office:value="0.00123335872601299" calcext:value-type="percentage">
            <text:p>0.1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table</text:p>
          </table:table-cell>
          <table:table-cell office:value-type="percentage" office:value="0.00122126697379717" calcext:value-type="percentage">
            <text:p>0.12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pref</text:p>
          </table:table-cell>
          <table:table-cell office:value-type="percentage" office:value="0.00120917522158136" calcext:value-type="percentage">
            <text:p>0.12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urves</text:p>
          </table:table-cell>
          <table:table-cell office:value-type="percentage" office:value="0.00118499171714973" calcext:value-type="percentage">
            <text:p>0.1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loatflt</text:p>
          </table:table-cell>
          <table:table-cell office:value-type="percentage" office:value="0.00111244120385485" calcext:value-type="percentage">
            <text:p>0.1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-cd</text:p>
          </table:table-cell>
          <table:table-cell office:value-type="percentage" office:value="0.00108825769942322" calcext:value-type="percentage">
            <text:p>0.10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astex</text:p>
          </table:table-cell>
          <table:table-cell office:value-type="percentage" office:value="0.00107616594720741" calcext:value-type="percentage">
            <text:p>0.1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oof</text:p>
          </table:table-cell>
          <table:table-cell office:value-type="percentage" office:value="0.00105198244277578" calcext:value-type="percentage">
            <text:p>0.1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msaddr</text:p>
          </table:table-cell>
          <table:table-cell office:value-type="percentage" office:value="0.00103989069055997" calcext:value-type="percentage">
            <text:p>0.1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eqnarray</text:p>
          </table:table-cell>
          <table:table-cell office:value-type="percentage" office:value="0.00103989069055997" calcext:value-type="percentage">
            <text:p>0.1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arter</text:p>
          </table:table-cell>
          <table:table-cell office:value-type="percentage" office:value="0.00102779893834416" calcext:value-type="percentage">
            <text:p>0.10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tarrows</text:p>
          </table:table-cell>
          <table:table-cell office:value-type="percentage" office:value="0.00102779893834416" calcext:value-type="percentage">
            <text:p>0.10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leqn</text:p>
          </table:table-cell>
          <table:table-cell office:value-type="percentage" office:value="0.00101570718612834" calcext:value-type="percentage">
            <text:p>0.1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xfonts</text:p>
          </table:table-cell>
          <table:table-cell office:value-type="percentage" office:value="0.00100361543391253" calcext:value-type="percentage">
            <text:p>0.10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djustbox</text:p>
          </table:table-cell>
          <table:table-cell office:value-type="percentage" office:value="0.000979431929480901" calcext:value-type="percentage">
            <text:p>0.09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icago</text:p>
          </table:table-cell>
          <table:table-cell office:value-type="percentage" office:value="0.00094315667283346" calcext:value-type="percentage">
            <text:p>0.09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rginnote</text:p>
          </table:table-cell>
          <table:table-cell office:value-type="percentage" office:value="0.000918973168401833" calcext:value-type="percentage">
            <text:p>0.09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lrsfs</text:p>
          </table:table-cell>
          <table:table-cell office:value-type="percentage" office:value="0.000918973168401833" calcext:value-type="percentage">
            <text:p>0.09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frac</text:p>
          </table:table-cell>
          <table:table-cell office:value-type="percentage" office:value="0.000906881416186019" calcext:value-type="percentage">
            <text:p>0.09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alefnt</text:p>
          </table:table-cell>
          <table:table-cell office:value-type="percentage" office:value="0.000906881416186019" calcext:value-type="percentage">
            <text:p>0.09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elarray</text:p>
          </table:table-cell>
          <table:table-cell office:value-type="percentage" office:value="0.000906881416186019" calcext:value-type="percentage">
            <text:p>0.09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orefloats</text:p>
          </table:table-cell>
          <table:table-cell office:value-type="percentage" office:value="0.000894789663970206" calcext:value-type="percentage">
            <text:p>0.08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game</text:p>
          </table:table-cell>
          <table:table-cell office:value-type="percentage" office:value="0.000894789663970206" calcext:value-type="percentage">
            <text:p>0.08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raphpap</text:p>
          </table:table-cell>
          <table:table-cell office:value-type="percentage" office:value="0.000894789663970206" calcext:value-type="percentage">
            <text:p>0.08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ct2e</text:p>
          </table:table-cell>
          <table:table-cell office:value-type="percentage" office:value="0.000894789663970206" calcext:value-type="percentage">
            <text:p>0.08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msgen</text:p>
          </table:table-cell>
          <table:table-cell office:value-type="percentage" office:value="0.000894789663970206" calcext:value-type="percentage">
            <text:p>0.08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astpage</text:p>
          </table:table-cell>
          <table:table-cell office:value-type="percentage" office:value="0.000882697911754392" calcext:value-type="percentage">
            <text:p>0.08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angebar</text:p>
          </table:table-cell>
          <table:table-cell office:value-type="percentage" office:value="0.000882697911754392" calcext:value-type="percentage">
            <text:p>0.08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kecell</text:p>
          </table:table-cell>
          <table:table-cell office:value-type="percentage" office:value="0.000870606159538579" calcext:value-type="percentage">
            <text:p>0.08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gstrut</text:p>
          </table:table-cell>
          <table:table-cell office:value-type="percentage" office:value="0.000846422655106952" calcext:value-type="percentage">
            <text:p>0.08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units</text:p>
          </table:table-cell>
          <table:table-cell office:value-type="percentage" office:value="0.000822239150675324" calcext:value-type="percentage">
            <text:p>0.08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nsor</text:p>
          </table:table-cell>
          <table:table-cell office:value-type="percentage" office:value="0.000810147398459511" calcext:value-type="percentage">
            <text:p>0.08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so-pic</text:p>
          </table:table-cell>
          <table:table-cell office:value-type="percentage" office:value="0.000798055646243697" calcext:value-type="percentage">
            <text:p>0.08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cs</text:p>
          </table:table-cell>
          <table:table-cell office:value-type="percentage" office:value="0.000798055646243697" calcext:value-type="percentage">
            <text:p>0.08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xdraw</text:p>
          </table:table-cell>
          <table:table-cell office:value-type="percentage" office:value="0.000798055646243697" calcext:value-type="percentage">
            <text:p>0.08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ngcntr</text:p>
          </table:table-cell>
          <table:table-cell office:value-type="percentage" office:value="0.000785963894027884" calcext:value-type="percentage">
            <text:p>0.07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citeplus</text:p>
          </table:table-cell>
          <table:table-cell office:value-type="percentage" office:value="0.000785963894027884" calcext:value-type="percentage">
            <text:p>0.07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loatrow</text:p>
          </table:table-cell>
          <table:table-cell office:value-type="percentage" office:value="0.000785963894027884" calcext:value-type="percentage">
            <text:p>0.07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xme</text:p>
          </table:table-cell>
          <table:table-cell office:value-type="percentage" office:value="0.000761780389596256" calcext:value-type="percentage">
            <text:p>0.07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cinpar</text:p>
          </table:table-cell>
          <table:table-cell office:value-type="percentage" office:value="0.000761780389596256" calcext:value-type="percentage">
            <text:p>0.07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ersion</text:p>
          </table:table-cell>
          <table:table-cell office:value-type="percentage" office:value="0.000761780389596256" calcext:value-type="percentage">
            <text:p>0.07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yhmath</text:p>
          </table:table-cell>
          <table:table-cell office:value-type="percentage" office:value="0.000761780389596256" calcext:value-type="percentage">
            <text:p>0.07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cronym</text:p>
          </table:table-cell>
          <table:table-cell office:value-type="percentage" office:value="0.000749688637380443" calcext:value-type="percentage">
            <text:p>0.07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pt-of</text:p>
          </table:table-cell>
          <table:table-cell office:value-type="percentage" office:value="0.000749688637380443" calcext:value-type="percentage">
            <text:p>0.07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ldgerm</text:p>
          </table:table-cell>
          <table:table-cell office:value-type="percentage" office:value="0.000749688637380443" calcext:value-type="percentage">
            <text:p>0.07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ackrel</text:p>
          </table:table-cell>
          <table:table-cell office:value-type="percentage" office:value="0.000713413380733002" calcext:value-type="percentage">
            <text:p>0.07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float</text:p>
          </table:table-cell>
          <table:table-cell office:value-type="percentage" office:value="0.000701321628517188" calcext:value-type="percentage">
            <text:p>0.07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eftidx</text:p>
          </table:table-cell>
          <table:table-cell office:value-type="percentage" office:value="0.000689229876301375" calcext:value-type="percentage">
            <text:p>0.06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ocbibind</text:p>
          </table:table-cell>
          <table:table-cell office:value-type="percentage" office:value="0.000665046371869748" calcext:value-type="percentage">
            <text:p>0.06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otate</text:p>
          </table:table-cell>
          <table:table-cell office:value-type="percentage" office:value="0.00064086286743812" calcext:value-type="percentage">
            <text:p>0.06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agged2e</text:p>
          </table:table-cell>
          <table:table-cell office:value-type="percentage" office:value="0.00064086286743812" calcext:value-type="percentage">
            <text:p>0.06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ngpage</text:p>
          </table:table-cell>
          <table:table-cell office:value-type="percentage" office:value="0.000628771115222307" calcext:value-type="percentage">
            <text:p>0.06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eeetrantools</text:p>
          </table:table-cell>
          <table:table-cell office:value-type="percentage" office:value="0.000628771115222307" calcext:value-type="percentage">
            <text:p>0.06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urier</text:p>
          </table:table-cell>
          <table:table-cell office:value-type="percentage" office:value="0.000628771115222307" calcext:value-type="percentage">
            <text:p>0.06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u</text:p>
          </table:table-cell>
          <table:table-cell office:value-type="percentage" office:value="0.000628771115222307" calcext:value-type="percentage">
            <text:p>0.06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ypearea</text:p>
          </table:table-cell>
          <table:table-cell office:value-type="percentage" office:value="0.000616679363006493" calcext:value-type="percentage">
            <text:p>0.06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rffile</text:p>
          </table:table-cell>
          <table:table-cell office:value-type="percentage" office:value="0.000616679363006493" calcext:value-type="percentage">
            <text:p>0.06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ocloft</text:p>
          </table:table-cell>
          <table:table-cell office:value-type="percentage" office:value="0.000616679363006493" calcext:value-type="percentage">
            <text:p>0.06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qtree</text:p>
          </table:table-cell>
          <table:table-cell office:value-type="percentage" office:value="0.00060458761079068" calcext:value-type="percentage">
            <text:p>0.06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german</text:p>
          </table:table-cell>
          <table:table-cell office:value-type="percentage" office:value="0.00060458761079068" calcext:value-type="percentage">
            <text:p>0.06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tletoc</text:p>
          </table:table-cell>
          <table:table-cell office:value-type="percentage" office:value="0.00060458761079068" calcext:value-type="percentage">
            <text:p>0.06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mtools</text:p>
          </table:table-cell>
          <table:table-cell office:value-type="percentage" office:value="0.000592495858574866" calcext:value-type="percentage">
            <text:p>0.05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design</text:p>
          </table:table-cell>
          <table:table-cell office:value-type="percentage" office:value="0.000592495858574866" calcext:value-type="percentage">
            <text:p>0.05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dwtab</text:p>
          </table:table-cell>
          <table:table-cell office:value-type="percentage" office:value="0.000592495858574866" calcext:value-type="percentage">
            <text:p>0.05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otfloat</text:p>
          </table:table-cell>
          <table:table-cell office:value-type="percentage" office:value="0.000592495858574866" calcext:value-type="percentage">
            <text:p>0.05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figmat</text:p>
          </table:table-cell>
          <table:table-cell office:value-type="percentage" office:value="0.000580404106359052" calcext:value-type="percentage">
            <text:p>0.05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young</text:p>
          </table:table-cell>
          <table:table-cell office:value-type="percentage" office:value="0.000568312354143239" calcext:value-type="percentage">
            <text:p>0.05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scmac</text:p>
          </table:table-cell>
          <table:table-cell office:value-type="percentage" office:value="0.000556220601927425" calcext:value-type="percentage">
            <text:p>0.05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ultido</text:p>
          </table:table-cell>
          <table:table-cell office:value-type="percentage" office:value="0.000556220601927425" calcext:value-type="percentage">
            <text:p>0.05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eynmp</text:p>
          </table:table-cell>
          <table:table-cell office:value-type="percentage" office:value="0.000556220601927425" calcext:value-type="percentage">
            <text:p>0.05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erman</text:p>
          </table:table-cell>
          <table:table-cell office:value-type="percentage" office:value="0.000544128849711612" calcext:value-type="percentage">
            <text:p>0.05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ulary</text:p>
          </table:table-cell>
          <table:table-cell office:value-type="percentage" office:value="0.000532037097495798" calcext:value-type="percentage">
            <text:p>0.05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lrscode</text:p>
          </table:table-cell>
          <table:table-cell office:value-type="percentage" office:value="0.000532037097495798" calcext:value-type="percentage">
            <text:p>0.05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dwmath</text:p>
          </table:table-cell>
          <table:table-cell office:value-type="percentage" office:value="0.000532037097495798" calcext:value-type="percentage">
            <text:p>0.05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plexity</text:p>
          </table:table-cell>
          <table:table-cell office:value-type="percentage" office:value="0.000532037097495798" calcext:value-type="percentage">
            <text:p>0.05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text</text:p>
          </table:table-cell>
          <table:table-cell office:value-type="percentage" office:value="0.000532037097495798" calcext:value-type="percentage">
            <text:p>0.05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col</text:p>
          </table:table-cell>
          <table:table-cell office:value-type="percentage" office:value="0.000507853593064171" calcext:value-type="percentage">
            <text:p>0.05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xtpos</text:p>
          </table:table-cell>
          <table:table-cell office:value-type="percentage" office:value="0.000507853593064171" calcext:value-type="percentage">
            <text:p>0.05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box</text:p>
          </table:table-cell>
          <table:table-cell office:value-type="percentage" office:value="0.000495761840848357" calcext:value-type="percentage">
            <text:p>0.05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ancyheadings</text:p>
          </table:table-cell>
          <table:table-cell office:value-type="percentage" office:value="0.000495761840848357" calcext:value-type="percentage">
            <text:p>0.05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lligra</text:p>
          </table:table-cell>
          <table:table-cell office:value-type="percentage" office:value="0.000483670088632544" calcext:value-type="percentage">
            <text:p>0.04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okmark</text:p>
          </table:table-cell>
          <table:table-cell office:value-type="percentage" office:value="0.000483670088632544" calcext:value-type="percentage">
            <text:p>0.04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mplewick</text:p>
          </table:table-cell>
          <table:table-cell office:value-type="percentage" office:value="0.000483670088632544" calcext:value-type="percentage">
            <text:p>0.04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dframed</text:p>
          </table:table-cell>
          <table:table-cell office:value-type="percentage" office:value="0.00047157833641673" calcext:value-type="percentage">
            <text:p>0.04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avesym</text:p>
          </table:table-cell>
          <table:table-cell office:value-type="percentage" office:value="0.00047157833641673" calcext:value-type="percentage">
            <text:p>0.04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ctexwd</text:p>
          </table:table-cell>
          <table:table-cell office:value-type="percentage" office:value="0.00047157833641673" calcext:value-type="percentage">
            <text:p>0.04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anges</text:p>
          </table:table-cell>
          <table:table-cell office:value-type="percentage" office:value="0.000459486584200917" calcext:value-type="percentage">
            <text:p>0.04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asybmat</text:p>
          </table:table-cell>
          <table:table-cell office:value-type="percentage" office:value="0.000459486584200917" calcext:value-type="percentage">
            <text:p>0.04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lindtext</text:p>
          </table:table-cell>
          <table:table-cell office:value-type="percentage" office:value="0.000459486584200917" calcext:value-type="percentage">
            <text:p>0.04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oi</text:p>
          </table:table-cell>
          <table:table-cell office:value-type="percentage" office:value="0.000435303079769289" calcext:value-type="percentage">
            <text:p>0.04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eguill</text:p>
          </table:table-cell>
          <table:table-cell office:value-type="percentage" office:value="0.000435303079769289" calcext:value-type="percentage">
            <text:p>0.04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ettrine</text:p>
          </table:table-cell>
          <table:table-cell office:value-type="percentage" office:value="0.000435303079769289" calcext:value-type="percentage">
            <text:p>0.04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ettyref</text:p>
          </table:table-cell>
          <table:table-cell office:value-type="percentage" office:value="0.000435303079769289" calcext:value-type="percentage">
            <text:p>0.04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angepage</text:p>
          </table:table-cell>
          <table:table-cell office:value-type="percentage" office:value="0.000435303079769289" calcext:value-type="percentage">
            <text:p>0.04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lkarray</text:p>
          </table:table-cell>
          <table:table-cell office:value-type="percentage" office:value="0.000423211327553476" calcext:value-type="percentage">
            <text:p>0.04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reakcites</text:p>
          </table:table-cell>
          <table:table-cell office:value-type="percentage" office:value="0.000411119575337662" calcext:value-type="percentage">
            <text:p>0.04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blfloatfix</text:p>
          </table:table-cell>
          <table:table-cell office:value-type="percentage" office:value="0.000411119575337662" calcext:value-type="percentage">
            <text:p>0.04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ls</text:p>
          </table:table-cell>
          <table:table-cell office:value-type="percentage" office:value="0.000411119575337662" calcext:value-type="percentage">
            <text:p>0.04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umprint</text:p>
          </table:table-cell>
          <table:table-cell office:value-type="percentage" office:value="0.000399027823121849" calcext:value-type="percentage">
            <text:p>0.04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eynmf</text:p>
          </table:table-cell>
          <table:table-cell office:value-type="percentage" office:value="0.000399027823121849" calcext:value-type="percentage">
            <text:p>0.04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enternot</text:p>
          </table:table-cell>
          <table:table-cell office:value-type="percentage" office:value="0.000399027823121849" calcext:value-type="percentage">
            <text:p>0.04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nlabel</text:p>
          </table:table-cell>
          <table:table-cell office:value-type="percentage" office:value="0.000386936070906035" calcext:value-type="percentage">
            <text:p>0.03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iascnt</text:p>
          </table:table-cell>
          <table:table-cell office:value-type="percentage" office:value="0.000386936070906035" calcext:value-type="percentage">
            <text:p>0.03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pacite</text:p>
          </table:table-cell>
          <table:table-cell office:value-type="percentage" office:value="0.000386936070906035" calcext:value-type="percentage">
            <text:p>0.03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tree</text:p>
          </table:table-cell>
          <table:table-cell office:value-type="percentage" office:value="0.000374844318690221" calcext:value-type="percentage">
            <text:p>0.03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kz-graph</text:p>
          </table:table-cell>
          <table:table-cell office:value-type="percentage" office:value="0.000374844318690221" calcext:value-type="percentage">
            <text:p>0.03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ace</text:p>
          </table:table-cell>
          <table:table-cell office:value-type="percentage" office:value="0.000374844318690221" calcext:value-type="percentage">
            <text:p>0.03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bstract</text:p>
          </table:table-cell>
          <table:table-cell office:value-type="percentage" office:value="0.000374844318690221" calcext:value-type="percentage">
            <text:p>0.03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ussproofs</text:p>
          </table:table-cell>
          <table:table-cell office:value-type="percentage" office:value="0.000374844318690221" calcext:value-type="percentage">
            <text:p>0.03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ptm</text:p>
          </table:table-cell>
          <table:table-cell office:value-type="percentage" office:value="0.000362752566474408" calcext:value-type="percentage">
            <text:p>0.03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qparbox</text:p>
          </table:table-cell>
          <table:table-cell office:value-type="percentage" office:value="0.000362752566474408" calcext:value-type="percentage">
            <text:p>0.03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hchem</text:p>
          </table:table-cell>
          <table:table-cell office:value-type="percentage" office:value="0.000362752566474408" calcext:value-type="percentage">
            <text:p>0.03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adow</text:p>
          </table:table-cell>
          <table:table-cell office:value-type="percentage" office:value="0.000362752566474408" calcext:value-type="percentage">
            <text:p>0.03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xmath</text:p>
          </table:table-cell>
          <table:table-cell office:value-type="percentage" office:value="0.000362752566474408" calcext:value-type="percentage">
            <text:p>0.03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r-hyper</text:p>
          </table:table-cell>
          <table:table-cell office:value-type="percentage" office:value="0.000362752566474408" calcext:value-type="percentage">
            <text:p>0.03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bentry</text:p>
          </table:table-cell>
          <table:table-cell office:value-type="percentage" office:value="0.000350660814258594" calcext:value-type="percentage">
            <text:p>0.03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scinet</text:p>
          </table:table-cell>
          <table:table-cell office:value-type="percentage" office:value="0.000350660814258594" calcext:value-type="percentage">
            <text:p>0.03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mport</text:p>
          </table:table-cell>
          <table:table-cell office:value-type="percentage" office:value="0.000350660814258594" calcext:value-type="percentage">
            <text:p>0.03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ytableau</text:p>
          </table:table-cell>
          <table:table-cell office:value-type="percentage" office:value="0.000338569062042781" calcext:value-type="percentage">
            <text:p>0.03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uler</text:p>
          </table:table-cell>
          <table:table-cell office:value-type="percentage" office:value="0.000338569062042781" calcext:value-type="percentage">
            <text:p>0.03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ctex</text:p>
          </table:table-cell>
          <table:table-cell office:value-type="percentage" office:value="0.000338569062042781" calcext:value-type="percentage">
            <text:p>0.03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map</text:p>
          </table:table-cell>
          <table:table-cell office:value-type="percentage" office:value="0.000338569062042781" calcext:value-type="percentage">
            <text:p>0.03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parse</text:p>
          </table:table-cell>
          <table:table-cell office:value-type="percentage" office:value="0.000338569062042781" calcext:value-type="percentage">
            <text:p>0.03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awfonts</text:p>
          </table:table-cell>
          <table:table-cell office:value-type="percentage" office:value="0.000326477309826967" calcext:value-type="percentage">
            <text:p>0.03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reqn</text:p>
          </table:table-cell>
          <table:table-cell office:value-type="percentage" office:value="0.000326477309826967" calcext:value-type="percentage">
            <text:p>0.03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ccmath</text:p>
          </table:table-cell>
          <table:table-cell office:value-type="percentage" office:value="0.000326477309826967" calcext:value-type="percentage">
            <text:p>0.03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lecontents</text:p>
          </table:table-cell>
          <table:table-cell office:value-type="percentage" office:value="0.000314385557611153" calcext:value-type="percentage">
            <text:p>0.03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gints</text:p>
          </table:table-cell>
          <table:table-cell office:value-type="percentage" office:value="0.00030229380539534" calcext:value-type="percentage">
            <text:p>0.03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caption</text:p>
          </table:table-cell>
          <table:table-cell office:value-type="percentage" office:value="0.00030229380539534" calcext:value-type="percentage">
            <text:p>0.03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poly</text:p>
          </table:table-cell>
          <table:table-cell office:value-type="percentage" office:value="0.00030229380539534" calcext:value-type="percentage">
            <text:p>0.03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style</text:p>
          </table:table-cell>
          <table:table-cell office:value-type="percentage" office:value="0.000278110300963713" calcext:value-type="percentage">
            <text:p>0.02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ezier</text:p>
          </table:table-cell>
          <table:table-cell office:value-type="percentage" office:value="0.000278110300963713" calcext:value-type="percentage">
            <text:p>0.02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lonequals</text:p>
          </table:table-cell>
          <table:table-cell office:value-type="percentage" office:value="0.000278110300963713" calcext:value-type="percentage">
            <text:p>0.02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pdf</text:p>
          </table:table-cell>
          <table:table-cell office:value-type="percentage" office:value="0.000266018548747899" calcext:value-type="percentage">
            <text:p>0.02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uto-pst-pdf</text:p>
          </table:table-cell>
          <table:table-cell office:value-type="percentage" office:value="0.000266018548747899" calcext:value-type="percentage">
            <text:p>0.02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short</text:p>
          </table:table-cell>
          <table:table-cell office:value-type="percentage" office:value="0.000266018548747899" calcext:value-type="percentage">
            <text:p>0.02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ecompl</text:p>
          </table:table-cell>
          <table:table-cell office:value-type="percentage" office:value="0.000266018548747899" calcext:value-type="percentage">
            <text:p>0.02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yntonly</text:p>
          </table:table-cell>
          <table:table-cell office:value-type="percentage" office:value="0.000266018548747899" calcext:value-type="percentage">
            <text:p>0.02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erpage</text:p>
          </table:table-cell>
          <table:table-cell office:value-type="percentage" office:value="0.000266018548747899" calcext:value-type="percentage">
            <text:p>0.02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emarrow</text:p>
          </table:table-cell>
          <table:table-cell office:value-type="percentage" office:value="0.000266018548747899" calcext:value-type="percentage">
            <text:p>0.02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m-restate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blatex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partir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args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qnarray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tling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ortvrb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plotstable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uriernc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tpress</text:p>
          </table:table-cell>
          <table:table-cell office:value-type="percentage" office:value="0.000253926796532085" calcext:value-type="percentage">
            <text:p>0.02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agbox</text:p>
          </table:table-cell>
          <table:table-cell office:value-type="percentage" office:value="0.000241835044316272" calcext:value-type="percentage">
            <text:p>0.02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nguex</text:p>
          </table:table-cell>
          <table:table-cell office:value-type="percentage" office:value="0.000241835044316272" calcext:value-type="percentage">
            <text:p>0.02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opcapt</text:p>
          </table:table-cell>
          <table:table-cell office:value-type="percentage" office:value="0.000241835044316272" calcext:value-type="percentage">
            <text:p>0.02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uffle</text:p>
          </table:table-cell>
          <table:table-cell office:value-type="percentage" office:value="0.000241835044316272" calcext:value-type="percentage">
            <text:p>0.02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aucanson-g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ameref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svect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ackref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eudocode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ocvsec2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env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eqn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pigraph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ifthen</text:p>
          </table:table-cell>
          <table:table-cell office:value-type="percentage" office:value="0.000217651539884645" calcext:value-type="percentage">
            <text:p>0.02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coil</text:p>
          </table:table-cell>
          <table:table-cell office:value-type="percentage" office:value="0.000217651539884645" calcext:value-type="percentage">
            <text:p>0.02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math</text:p>
          </table:table-cell>
          <table:table-cell office:value-type="percentage" office:value="0.000217651539884645" calcext:value-type="percentage">
            <text:p>0.02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nfloat</text:p>
          </table:table-cell>
          <table:table-cell office:value-type="percentage" office:value="0.000217651539884645" calcext:value-type="percentage">
            <text:p>0.02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comp</text:p>
          </table:table-cell>
          <table:table-cell office:value-type="percentage" office:value="0.000217651539884645" calcext:value-type="percentage">
            <text:p>0.02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emantic</text:p>
          </table:table-cell>
          <table:table-cell office:value-type="percentage" office:value="0.000217651539884645" calcext:value-type="percentage">
            <text:p>0.02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lefootnote</text:p>
          </table:table-cell>
          <table:table-cell office:value-type="percentage" office:value="0.000217651539884645" calcext:value-type="percentage">
            <text:p>0.02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hequ</text:p>
          </table:table-cell>
          <table:table-cell office:value-type="percentage" office:value="0.000205559787668831" calcext:value-type="percentage">
            <text:p>0.02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ld-extra</text:p>
          </table:table-cell>
          <table:table-cell office:value-type="percentage" office:value="0.000205559787668831" calcext:value-type="percentage">
            <text:p>0.02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eyval</text:p>
          </table:table-cell>
          <table:table-cell office:value-type="percentage" office:value="0.000205559787668831" calcext:value-type="percentage">
            <text:p>0.02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mreset</text:p>
          </table:table-cell>
          <table:table-cell office:value-type="percentage" office:value="0.000205559787668831" calcext:value-type="percentage">
            <text:p>0.02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ee-dvips</text:p>
          </table:table-cell>
          <table:table-cell office:value-type="percentage" office:value="0.000205559787668831" calcext:value-type="percentage">
            <text:p>0.02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mtcount</text:p>
          </table:table-cell>
          <table:table-cell office:value-type="percentage" office:value="0.000205559787668831" calcext:value-type="percentage">
            <text:p>0.02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nfnt</text:p>
          </table:table-cell>
          <table:table-cell office:value-type="percentage" office:value="0.000205559787668831" calcext:value-type="percentage">
            <text:p>0.02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for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fstyle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mlaute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rpage2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cs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pdlist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-qtree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edspace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th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compatible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text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tpfeil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ultimedia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odo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dfcolmk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palike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emarr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gdelim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raftcopy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ulervm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ersions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ntour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xtcase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ogram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aktor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ool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omannum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ansparent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ag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cite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lossaries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tdash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asyeqn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arwidth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llref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rwchancal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picture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rextend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pages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vsymb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tex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gameps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ecdot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th</text:p>
          </table:table-cell>
          <table:table-cell office:value-type="percentage" office:value="0.000145101026589763" calcext:value-type="percentage">
            <text:p>0.01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fpic</text:p>
          </table:table-cell>
          <table:table-cell office:value-type="percentage" office:value="0.000145101026589763" calcext:value-type="percentage">
            <text:p>0.01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p</text:p>
          </table:table-cell>
          <table:table-cell office:value-type="percentage" office:value="0.000145101026589763" calcext:value-type="percentage">
            <text:p>0.01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ayouts</text:p>
          </table:table-cell>
          <table:table-cell office:value-type="percentage" office:value="0.000145101026589763" calcext:value-type="percentage">
            <text:p>0.01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owlabels</text:p>
          </table:table-cell>
          <table:table-cell office:value-type="percentage" office:value="0.000145101026589763" calcext:value-type="percentage">
            <text:p>0.01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fdraft</text:p>
          </table:table-cell>
          <table:table-cell office:value-type="percentage" office:value="0.000145101026589763" calcext:value-type="percentage">
            <text:p>0.01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ovie15</text:p>
          </table:table-cell>
          <table:table-cell office:value-type="percentage" office:value="0.000145101026589763" calcext:value-type="percentage">
            <text:p>0.01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dftricks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librarysnakes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script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nitoc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rtime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lain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alfa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txtable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phalph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jkutf8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ultibib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eramono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pageno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tab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ptional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mmib57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vercite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3dplot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apterbib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nviron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-3dplot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urnstile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libraryarrows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nderscore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loatpag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oc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fcheck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fcount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nyfontsize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scii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uted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xtgreek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string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dfcomment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eps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alois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arpoon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wcent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p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cpic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qlist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eoremref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colorbox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yntax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pquote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b4e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sotope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ldlfont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epicemu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z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urical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somath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sdiff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parhack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umbpdf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alerel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fill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ngmacros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kak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otnpag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kz-euclide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to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mbright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me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pic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gsize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keys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xkey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llipsis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eqno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eucl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ncychap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ez123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ccfoots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ptcont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nputenx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owidx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math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tramarks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kz-berge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bunits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nstants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raphfig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mhfixc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ancyref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func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uridx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wtxtext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rop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bezier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asymat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ansmath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vninfo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yling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olski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qsymbols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pascal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3d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napshot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pfonts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ncrete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bgerm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vington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oresize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bertine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punits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martref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fmtarg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lock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gcaps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mpmulti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seq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wtxmath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mll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eyn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reeparttablex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ngord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tablex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rcursive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atatool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ix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ellspace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topia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gfoot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urrvita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d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urier-orns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keyval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ntsmpl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ncmath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ncylab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lantsc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below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weaklist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adethm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okman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cture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sccorr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blatex-chicago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vant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bsi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greek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urve2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icefram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-inet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tsize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abelbib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ccol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ynttre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antlipsum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wfloat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makeidx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htensor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comma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ttachfil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uainputenc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mptypag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oredef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mgraph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rctex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anging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ppl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alboxe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efault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intlen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ariation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baseimag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baselayer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-timing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atex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nlyamsmath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asylist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ashrul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apepar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symptot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molin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gpagella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jkvert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fsign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vn-multi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eynmp-auto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vfloat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ptparam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external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raftwatermark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lfltxbcodetip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label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ppennam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gterm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char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tlefoo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vn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baseplo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ert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lucit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sting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baseshap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ccsupp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ype1ec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qnam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zed-csp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nitsdef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toccit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mpsiz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fil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verysel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wunicodechar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raid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penbib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hysic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ypbmsec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vue3d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jtre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blur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bbrev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quot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unctan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gpen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ornamen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oc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blaccn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fragx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n-logic14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honetic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libraryshap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yphsubs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w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basepattern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er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ntspec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lenc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slp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cltre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ptdef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ltex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woop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depth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avetre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wclud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hsetup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sodat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ackground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c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uncat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gloss4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acefn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cor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it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xnam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fon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basesnak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atenumber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nconsolata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kerobus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wrapf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solides3d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rloop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asytabl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soro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optic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dfscreen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utonu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elinpu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lrscode3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ancery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los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nswer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askerval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mboxdraw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pptool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gameva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xlogo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watermark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-dependency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dfcpro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xfoo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hyperre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urvesl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elim2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p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ype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rginfi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patch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bibre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tlepic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benot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cha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wallpape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pverbati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leftrigh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glate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yperxmp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otarrow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oulutf8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ol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dfloa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nimat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xshad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ackengin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bing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sigsy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mt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llec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lemo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nttab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protec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urrfi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libraryplotmark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pnam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xtcmd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rule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reekct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scdoc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fxete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olytab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nonchap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sca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olyno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sodateo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orttoc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andalon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oltpol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ok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astex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firstuc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asy-todo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tr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otnotebackre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ption3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nbreak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mentbl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commen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ultienu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jkule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widow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pa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oipubme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pl3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eqspli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jhebrew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asybib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nibo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ms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ashbo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cicon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y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ocsty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amplep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ath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e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stautogobb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zref-x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n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kno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asnrdispla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lrun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wc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ansmathaccen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cr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llectbo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armon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csinf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englis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esclis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mbo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catcod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np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llcel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t1patc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pslifon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cir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eystrok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ldsty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vop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erki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niplo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uxhoo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oolbo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jknum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kz-ta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lexisy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olexp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rtre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erasa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kz-linknod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urkis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etltxmacr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t-tableau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haist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btopi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ctsy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pparticl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pfloa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ultibb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vipsc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atatool-bas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nyfoo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st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rmappendi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anslato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ambd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sefu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quotmar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eamertexpow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b-x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doku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ccla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pstopdf-bas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etterspac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near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cfon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v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fterpackag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xfonts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ierogl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chart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4phone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-qtree-compa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rfex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ytefiel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emformul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zre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dfwidge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nsin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f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3parttab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reig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supscrip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p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e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ancynu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pagenod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cm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pche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chicag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rtytal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tugcom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clog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zi4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as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tnxtr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ot2texi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res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sclassic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rin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rcolum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oltooltip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por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qtx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c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atmov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ubikcub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ubrac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ab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nv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bi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itinf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fsartemisi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parklin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arrow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ralle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fv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kul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c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blfon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brac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ub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dia9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ronolog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otose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gcurso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p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lassicthesi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ntcal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textool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gecolo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va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umanis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xhandl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s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agmac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o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ftre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aus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utchca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app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qtre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ngba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olyglossi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ultiobjectiv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pnicenam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dfmarginpa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top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ircuitikz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sizegath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epnu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taremun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calenda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lculato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ybe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-ba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blis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et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emschem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ondox-fra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rlfi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tic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foldst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ffi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pgmpa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quotin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ocbasi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t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ccth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g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-umls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verla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aja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gf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itehac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ccbb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eamerthemespli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gschol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utlin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hel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psdic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hemablo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lorta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jkspac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svsimp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0siz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l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nukey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kz-fc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stackengin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ob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erbatimbo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atabi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rdat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avefnmar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emis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utlin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ctex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omedef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xtpag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stliketa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6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hysymb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4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svtool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4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ex-log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4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lashbox</text:p>
          </table:table-cell>
          <table:table-cell office:value-type="percentage" office:value="0.00380890194798128" calcext:value-type="percentage">
            <text:p>0.381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ndertilde</text:p>
          </table:table-cell>
          <table:table-cell office:value-type="percentage" office:value="0.000399027823121849" calcext:value-type="percentage">
            <text:p>0.040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ortland</text:p>
          </table:table-cell>
          <table:table-cell office:value-type="percentage" office:value="0.000314385557611153" calcext:value-type="percentage">
            <text:p>0.031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style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ultind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ector</text:p>
          </table:table-cell>
          <table:table-cell office:value-type="percentage" office:value="0.000108825769942322" calcext:value-type="percentage">
            <text:p>0.011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bmods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boxit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ltpage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ultibox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lsy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pmulti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angcaption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urofon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a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urop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pcod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rpag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us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not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irc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ia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itere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TL2010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cilatex</text:p>
          </table:table-cell>
          <table:table-cell office:value-type="percentage" office:value="0.014981680995393" calcext:value-type="percentage">
            <text:p>1.49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pr-astr-addons</text:p>
          </table:table-cell>
          <table:table-cell office:value-type="percentage" office:value="0.0122731284990508" calcext:value-type="percentage">
            <text:p>1.22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crc</text:p>
          </table:table-cell>
          <table:table-cell office:value-type="percentage" office:value="0.0113420635784332" calcext:value-type="percentage">
            <text:p>1.13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pr-sola-addons</text:p>
          </table:table-cell>
          <table:table-cell office:value-type="percentage" office:value="0.00783545543584721" calcext:value-type="percentage">
            <text:p>0.78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umcompress</text:p>
          </table:table-cell>
          <table:table-cell office:value-type="percentage" office:value="0.00455859058536173" calcext:value-type="percentage">
            <text:p>0.45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spcrc1</text:p>
          </table:table-cell>
          <table:table-cell office:value-type="percentage" office:value="0.00331314010713292" calcext:value-type="percentage">
            <text:p>0.33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mssym.def</text:p>
          </table:table-cell>
          <table:table-cell office:value-type="percentage" office:value="0.0026722772396948" calcext:value-type="percentage">
            <text:p>0.26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bbold</text:p>
          </table:table-cell>
          <table:table-cell office:value-type="percentage" office:value="0.00216442364663063" calcext:value-type="percentage">
            <text:p>0.21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fig</text:p>
          </table:table-cell>
          <table:table-cell office:value-type="percentage" office:value="0.0016928453102139" calcext:value-type="percentage">
            <text:p>0.169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yjsco</text:p>
          </table:table-cell>
          <table:table-cell office:value-type="percentage" office:value="0.00157192778805577" calcext:value-type="percentage">
            <text:p>0.15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tlasphysics</text:p>
          </table:table-cell>
          <table:table-cell office:value-type="percentage" office:value="0.00123335872601299" calcext:value-type="percentage">
            <text:p>0.123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mssym.tex</text:p>
          </table:table-cell>
          <table:table-cell office:value-type="percentage" office:value="0.00122126697379717" calcext:value-type="percentage">
            <text:p>0.12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xodraw</text:p>
          </table:table-cell>
          <table:table-cell office:value-type="percentage" office:value="0.00111244120385485" calcext:value-type="percentage">
            <text:p>0.11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aps-bibstyle</text:p>
          </table:table-cell>
          <table:table-cell office:value-type="percentage" office:value="0.000967340177265088" calcext:value-type="percentage">
            <text:p>0.09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spcrc2</text:p>
          </table:table-cell>
          <table:table-cell office:value-type="percentage" office:value="0.00094315667283346" calcext:value-type="percentage">
            <text:p>0.09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mssym</text:p>
          </table:table-cell>
          <table:table-cell office:value-type="percentage" office:value="0.000870606159538579" calcext:value-type="percentage">
            <text:p>0.08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cins</text:p>
          </table:table-cell>
          <table:table-cell office:value-type="percentage" office:value="0.000834330902891138" calcext:value-type="percentage">
            <text:p>0.083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diagrams</text:p>
          </table:table-cell>
          <table:table-cell office:value-type="percentage" office:value="0.000785963894027884" calcext:value-type="percentage">
            <text:p>0.079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itesort</text:p>
          </table:table-cell>
          <table:table-cell office:value-type="percentage" office:value="0.000665046371869748" calcext:value-type="percentage">
            <text:p>0.067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biograph</text:p>
          </table:table-cell>
          <table:table-cell office:value-type="percentage" office:value="0.00064086286743812" calcext:value-type="percentage">
            <text:p>0.06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upha_ecrc</text:p>
          </table:table-cell>
          <table:table-cell office:value-type="percentage" office:value="0.000628771115222307" calcext:value-type="percentage">
            <text:p>0.063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msart</text:p>
          </table:table-cell>
          <table:table-cell office:value-type="percentage" office:value="0.000556220601927425" calcext:value-type="percentage">
            <text:p>0.05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yracc.def</text:p>
          </table:table-cell>
          <table:table-cell office:value-type="percentage" office:value="0.000544128849711612" calcext:value-type="percentage">
            <text:p>0.05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psf.tex</text:p>
          </table:table-cell>
          <table:table-cell office:value-type="percentage" office:value="0.000483670088632544" calcext:value-type="percentage">
            <text:p>0.04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ayes</text:p>
          </table:table-cell>
          <table:table-cell office:value-type="percentage" office:value="0.000459486584200917" calcext:value-type="percentage">
            <text:p>0.04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heppub</text:p>
          </table:table-cell>
          <table:table-cell office:value-type="percentage" office:value="0.000423211327553476" calcext:value-type="percentage">
            <text:p>0.04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</text:p>
          </table:table-cell>
          <table:table-cell office:value-type="percentage" office:value="0.000411119575337662" calcext:value-type="percentage">
            <text:p>0.04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xodraw4j</text:p>
          </table:table-cell>
          <table:table-cell office:value-type="percentage" office:value="0.000399027823121849" calcext:value-type="percentage">
            <text:p>0.040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w20elba</text:p>
          </table:table-cell>
          <table:table-cell office:value-type="percentage" office:value="0.000362752566474408" calcext:value-type="percentage">
            <text:p>0.03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w20lart</text:p>
          </table:table-cell>
          <table:table-cell office:value-type="percentage" office:value="0.000314385557611153" calcext:value-type="percentage">
            <text:p>0.03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asa_harvard</text:p>
          </table:table-cell>
          <table:table-cell office:value-type="percentage" office:value="0.000266018548747899" calcext:value-type="percentage">
            <text:p>0.02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widetext</text:p>
          </table:table-cell>
          <table:table-cell office:value-type="percentage" office:value="0.000241835044316272" calcext:value-type="percentage">
            <text:p>0.02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ta</text:p>
          </table:table-cell>
          <table:table-cell office:value-type="percentage" office:value="0.000229743292100458" calcext:value-type="percentage">
            <text:p>0.023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lncsdoc</text:p>
          </table:table-cell>
          <table:table-cell office:value-type="percentage" office:value="0.000217651539884645" calcext:value-type="percentage">
            <text:p>0.02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thmdefs</text:p>
          </table:table-cell>
          <table:table-cell office:value-type="percentage" office:value="0.000217651539884645" calcext:value-type="percentage">
            <text:p>0.02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ms</text:p>
          </table:table-cell>
          <table:table-cell office:value-type="percentage" office:value="0.000205559787668831" calcext:value-type="percentage">
            <text:p>0.02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pmetrika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ooftree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oublespace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jasa_manu</text:p>
          </table:table-cell>
          <table:table-cell office:value-type="percentage" office:value="0.000193468035453017" calcext:value-type="percentage">
            <text:p>0.019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bordermatrix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atlaspackage</text:p>
          </table:table-cell>
          <table:table-cell office:value-type="percentage" office:value="0.000181376283237204" calcext:value-type="percentage">
            <text:p>0.01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tml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dropping</text:p>
          </table:table-cell>
          <table:table-cell office:value-type="percentage" office:value="0.00016928453102139" calcext:value-type="percentage">
            <text:p>0.017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aas_macros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atex8</text:p>
          </table:table-cell>
          <table:table-cell office:value-type="percentage" office:value="0.000157192778805577" calcext:value-type="percentage">
            <text:p>0.01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o</text:p>
          </table:table-cell>
          <table:table-cell office:value-type="percentage" office:value="0.000145101026589763" calcext:value-type="percentage">
            <text:p>0.01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w20jart</text:p>
          </table:table-cell>
          <table:table-cell office:value-type="percentage" office:value="0.000145101026589763" calcext:value-type="percentage">
            <text:p>0.01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mbib</text:p>
          </table:table-cell>
          <table:table-cell office:value-type="percentage" office:value="0.00013300927437395" calcext:value-type="percentage">
            <text:p>0.013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mit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tlascover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atexcad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walg</text:p>
          </table:table-cell>
          <table:table-cell office:value-type="percentage" office:value="0.000120917522158136" calcext:value-type="percentage">
            <text:p>0.01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mymacros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wavelet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qsection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bspacing</text:p>
          </table:table-cell>
          <table:table-cell office:value-type="percentage" office:value="0.0000967340177265088" calcext:value-type="percentage">
            <text:p>0.010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ocal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eprintcover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mfthm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mycommands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abes_manu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particles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raphs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solatin1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ml-afm-author</text:p>
          </table:table-cell>
          <table:table-cell office:value-type="percentage" office:value="0.0000846422655106952" calcext:value-type="percentage">
            <text:p>0.008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eorems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diabb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per_diening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yle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utex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abelfig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w20ssur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mplemargins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eneral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mat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definitions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probdescr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4p</text:p>
          </table:table-cell>
          <table:table-cell office:value-type="percentage" office:value="0.0000725505132948816" calcext:value-type="percentage">
            <text:p>0.007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code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lepsf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rcs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ader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ppennames2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agxy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verb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tmath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olaheader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efnovak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symb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theorems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41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bceqn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weave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asemi</text:p>
          </table:table-cell>
          <table:table-cell office:value-type="percentage" office:value="0.000060458761079068" calcext:value-type="percentage">
            <text:p>0.006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metdef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pzccal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numinsec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ogonek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cernunit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opam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orithm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ackchange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sabell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pha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fmerge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lapa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art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abe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eynart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ortcut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clbkbox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hchiggs</text:p>
          </table:table-cell>
          <table:table-cell office:value-type="percentage" office:value="0.0000483670088632544" calcext:value-type="percentage">
            <text:p>0.005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tra_definition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yrillic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def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tex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image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enstyl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cicit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textemp_ctextemp_ctextemp_spr-astr-addon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ra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mfenum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gthstyl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heppub1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mand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rrec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sabellesym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eapa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arash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vatola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apmi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pppl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aai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preambl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yaz-math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redal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ca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l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ealg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mil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lat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math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50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ont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yndmeta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w20nhj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ournal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eluxetabl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tation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uthordate1-4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dpugatex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atexhack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-09-am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sf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n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tabmac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ple2e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nt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defs</text:p>
          </table:table-cell>
          <table:table-cell office:value-type="percentage" office:value="0.0000362752566474408" calcext:value-type="percentage">
            <text:p>0.004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outir-mac-06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rinkgam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s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virginialak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texppr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nenofi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stribalgo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c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ournalnam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zprim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ggraphic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asa2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ustinmacro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ophy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scommand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iote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lossary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yale2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icago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macro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natproo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ck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agca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kj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th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rsden_artic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rafthea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biometric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kg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hcb-symbols-de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_latex_uk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e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uphb_ecrc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ame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xpte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textemp_ctextemp_spr-astr-addon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uca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de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tbeginen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eep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cspsymb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utograph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de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ls_th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ppliedpi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hierin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mands-ta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odnatbib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sp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tlas_tit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ermacro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sp-c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[babel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heppub_ki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emsy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gaggl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capmo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oxedep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wasowicz_hyperre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way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l-alg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60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mlines2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tsche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mathspa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hfig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traplacein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articleengl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mad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cprul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pr-astr-addons_mo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gstyl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ournal2e_v1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nden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spen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pthmi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ksty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histdef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hsymb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mchan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get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ri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ogic-th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ampl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l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umbering-tam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chang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ennam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cl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ogic-artic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nuplot-lua-tikz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s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atbibspacing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cp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symbol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mon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witch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style-pape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laatj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osition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ben_st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eqna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aramon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apropo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otocolj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ypergraph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ymbol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ircu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epa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def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tricks_ressourcenprofi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brev-packag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lde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sfigur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cl2010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verpool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grind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packag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ogic9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iag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sagetex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_preamble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wigner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ato-notes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xford3</text:p>
          </table:table-cell>
          <table:table-cell office:value-type="percentage" office:value="0.0000241835044316272" calcext:value-type="percentage">
            <text:p>0.002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ander_macr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_en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cs-cs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textemp_spr-astr-add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waveletnotati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macros3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enyoungtabtikz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ls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fra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cpi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qnarra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ta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zeyd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atu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artic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dd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icksqtre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-compa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ewinuti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ccinctencodingsnota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bulling2015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gsenvironmen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k-makr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bcmacr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slisting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ef-scrip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pseudocod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gsmacr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queez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ustomsty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tpro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math-cmd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telblat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ico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aniel_okoh_spr-astr-add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mullthesi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ylese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bw-arrow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_ge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a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bf_stylefi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lest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templat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fram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xodraw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seni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d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pr-astr-addons-fixed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umacr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amsth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as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arycentri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ym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textemp_lgrin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ber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mlau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asta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ldef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apir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se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cre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bbreviazioni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textemp_latexca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tra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-jheppu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ux2re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raphcaspi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ersona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am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stomdo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packag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avalcanti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algorithmkdd09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oloes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3dplo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eylog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oh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letter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ear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algpseudocod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lo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stylefi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l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ayergrap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ertu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ylefi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e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dm-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s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ntonioledd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xtr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cmacr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ondef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athancha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orithm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zptdef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llecto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ocalpackag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quant_gam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md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c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lrscode3e_modifi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elud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g4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tation0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-thesi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ticlemeccanica2009mymacr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er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pi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mlr2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pscolo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mslas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_alph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ilber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veres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tikz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ustinc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p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erivati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qdo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oly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ayersty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rayleig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cs-e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n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algorithmic_ok_so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y-gen-writin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lani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b_thesis_mono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cs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upr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xauthordate1-4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uniinpu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erem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riplehea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vp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art_st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sym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bibspecforpartia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orithmic-fabi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kz-nodeconnec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bbrevia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rayol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algorithm2epa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olensty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.structured_institu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verselegen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pshar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epicsu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xternaltikz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am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ingyu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ntestazione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11121la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tm_symbol_uprightma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wjtool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v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vent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t_equ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maclit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yle.theorem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ord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llnc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ayershortcu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oreaux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.relo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oublespace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eneri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notationskdd09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iometrics_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chea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echb_symb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eylisting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textemp_ctextemp_ctextemp_ctextemp_spr-astr-add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ns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eltab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ncs_jods_441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andal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amsproo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egend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do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nalysi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mt_new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nomenc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arsetre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la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l_shor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npu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ort-intervals-with-a-given-number-of-prim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spcrc2m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x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faa2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exa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sv1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gleich-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yle_jd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ut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mlr2e_style_edi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.institutions.f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wer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matrx5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stylear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gcommand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.institutions.p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ancyhed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y-knot-cq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gmac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eacedartic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int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mallgr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imelin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qua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bux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ifon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onand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b4e-gi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shortcu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z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ignonu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zusammenfassung-fuer-blaetter-der-dgvfm-sy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esisty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zeusdet_hepuni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ubeq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gs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abula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am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colo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hdalg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.presenta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greekb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thpazo_modifi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mpalg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htit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ircumscripti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mon-combin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ogic9-th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ocaldef_b_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horowitzarxiv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cltree+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ifec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patris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synta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lphabe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sym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ltes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jsk-symbols-india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preprin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sibartic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.institutions.h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d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bracemnsymb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nv_la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gruti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randspac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article-macrosshar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cappub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raccourcisv4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acros.delimiter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iz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guil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gasty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archer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pres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onimag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r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inost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ynota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qnth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kevi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horthan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zjcolor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mm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lunadiagram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sty-gen-theore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mand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computa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141la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feridgenera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degree_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bms10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easywnc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jfrexample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/>
          <table:table-cell table:style-name="ce3"/>
          <table:table-cell/>
        </table:table-row>
        <table:table-row table:style-name="ro3">
          <table:table-cell office:value-type="string" calcext:value-type="string">
            <text:p>theor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ime-abbrev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m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q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v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t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eff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tmac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20sia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d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ceq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a_manu3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st-cm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a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14la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asonin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heppubcusto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pfnmar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msaddr_scautho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roove2tikz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hortls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kolar_defini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alg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csperri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mmalanguag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bbrev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iya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id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int_modi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otfi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ma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rmrea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amsar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s.se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gam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d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hortcuts_matcom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go_mo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-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bbrv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ise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tm_symb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punits2007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epp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bcommand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umberfigur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oddedshadeth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ewmydef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tquo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mphandou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ant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sammenfassung-fuer-blaetter-der-dgvfm-se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ct12cmd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s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yle_sw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erascale_def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ray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rscode-modifi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ch_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aml-oi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_95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im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p-autore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s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w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ocalmacr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number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pmacros03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henv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20bam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s.arrow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bi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w-38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eeetrantoolsnew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mathoperator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oma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stylee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ghttag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t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otabi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irtika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ekito-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l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lascontribut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goch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irginialake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h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ancy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inkstodef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i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cago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cl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matrix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macr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code-char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tlfon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ramp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sk-symbols-ip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rrelati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xfonts-bodon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dhmacr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du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stcoq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pathesi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d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u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ophysic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fluenc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re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ocalde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mai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msthm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ramo_u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grplu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xma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ol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r-sola-addons_eev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thmacro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ubjetsqm2015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gorithmicplu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dam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e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trongsegalnotati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uzz-ieee99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_la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on_symbol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gpseudocode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se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mbo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ai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ascma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st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kerne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ru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msowarimt4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hnigce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bliautore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arags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raille_jc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2la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lasbibla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z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itc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ustom_command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itepres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mtool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ttablx-hack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y-lc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pac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p2-conic-lin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eordermeasurenota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play-figur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esh_optimizati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gorithm2e-hack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c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fxmp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ma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s.s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iblatex-m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_de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s.tod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thematik_llnc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1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qnam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pp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.braju.graphicalmodel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hu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plestd2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piri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xtra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complexityclass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ron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quationarra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sccs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-bi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cappu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isty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tations_issi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obadef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yzbi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valog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smetics-apa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grind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3_tit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imssty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ig4tex.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row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gote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s.institu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f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f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cis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s4pd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obsole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ng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hrunk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ew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riptfon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sfig2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mt_listing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lobal_c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heppub_m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opica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nvirons0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bc-templat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jnotatio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pbay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fn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gf-pi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pertec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im-econbibl-t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racke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ticlestyl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inimalpackag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ac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s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ewpap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-command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cronym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ppaa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urwitz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leq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CTA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yle.lis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ba-alg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stag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oard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upbib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ds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yingxiu_ma_spr-astr-add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stylecra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tre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igner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s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syntax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setup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renchineq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cma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utlier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ustom_algorith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efpaper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cedure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l2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gi_conf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srtr-cam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bl_th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ngi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sk-constrain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oldfont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ode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n-gny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ndmmacro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cident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fftre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y-gen-dl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da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ysetting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s.categorie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ros.specifications</text:p>
          </table:table-cell>
          <table:table-cell office:value-type="percentage" office:value="0.0000120917522158136" calcext:value-type="percentage">
            <text:p>0.001%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3" table:number-rows-repeated="104672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EX__packages_and_options_2010-2016" table:style-name="ta6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default-cell-style-name="ce23"/>
        <table:table-column table:style-name="co3" table:number-columns-repeated="124" table:default-cell-style-name="Default"/>
        <table:table-row table:style-name="ro3">
          <table:table-cell table:style-name="ce18" office:value-type="string" calcext:value-type="string">
            <text:p>Package</text:p>
          </table:table-cell>
          <table:table-cell table:style-name="ce18" office:value-type="string" calcext:value-type="string">
            <text:p>Option used</text:p>
          </table:table-cell>
          <table:table-cell table:style-name="ce19" office:value-type="string" calcext:value-type="string">
            <text:p>Count per package (option+nooption=100%)</text:p>
          </table:table-cell>
          <table:table-cell table:style-name="ce22" office:value-type="string" calcext:value-type="string">
            <text:p>Use count per files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65115494478307" calcext:value-type="percentage">
            <text:p>96.51%</text:p>
          </table:table-cell>
          <table:table-cell table:style-name="ce22" office:value-type="percentage" office:value="0.518857087580561" calcext:value-type="percentage">
            <text:p>51.88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348845055216932" calcext:value-type="percentage">
            <text:p>3.49%</text:p>
          </table:table-cell>
          <table:table-cell table:style-name="ce22" office:value-type="percentage" office:value="0.0187543076867269" calcext:value-type="percentage">
            <text:p>1.87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5789816473215" calcext:value-type="percentage">
            <text:p>99.58%</text:p>
          </table:table-cell>
          <table:table-cell table:style-name="ce22" office:value-type="percentage" office:value="0.51764791235898" calcext:value-type="percentage">
            <text:p>51.76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symb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421018352678468" calcext:value-type="percentage">
            <text:p>0.42%</text:p>
          </table:table-cell>
          <table:table-cell table:style-name="ce22" office:value-type="percentage" office:value="0.00218860715106226" calcext:value-type="percentage">
            <text:p>0.2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aphic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24876457557389" calcext:value-type="percentage">
            <text:p>92.49%</text:p>
          </table:table-cell>
          <table:table-cell table:style-name="ce22" office:value-type="percentage" office:value="0.459401941935406" calcext:value-type="percentage">
            <text:p>45.9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aphic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751235424426106" calcext:value-type="percentage">
            <text:p>7.51%</text:p>
          </table:table-cell>
          <table:table-cell table:style-name="ce22" office:value-type="percentage" office:value="0.0373151473380008" calcext:value-type="percentage">
            <text:p>3.73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8098468496248" calcext:value-type="percentage">
            <text:p>99.81%</text:p>
          </table:table-cell>
          <table:table-cell table:style-name="ce22" office:value-type="percentage" office:value="0.234833919783316" calcext:value-type="percentage">
            <text:p>23.48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fon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190153150375167" calcext:value-type="percentage">
            <text:p>0.19%</text:p>
          </table:table-cell>
          <table:table-cell table:style-name="ce22" office:value-type="percentage" office:value="0.000447394831985103" calcext:value-type="percentage">
            <text:p>0.04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5979253579885" calcext:value-type="percentage">
            <text:p>85.98%</text:p>
          </table:table-cell>
          <table:table-cell table:style-name="ce22" office:value-type="percentage" office:value="0.184411313043373" calcext:value-type="percentage">
            <text:p>18.44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o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4020746420115" calcext:value-type="percentage">
            <text:p>14.02%</text:p>
          </table:table-cell>
          <table:table-cell table:style-name="ce22" office:value-type="percentage" office:value="0.0300721877607284" calcext:value-type="percentage">
            <text:p>3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540617104357" calcext:value-type="percentage">
            <text:p>99.95%</text:p>
          </table:table-cell>
          <table:table-cell table:style-name="ce22" office:value-type="percentage" office:value="0.157857825177446" calcext:value-type="percentage">
            <text:p>15.78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th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459382895643519" calcext:value-type="percentage">
            <text:p>0.05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err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15265677733302" calcext:value-type="percentage">
            <text:p>51.53%</text:p>
          </table:table-cell>
          <table:table-cell table:style-name="ce22" office:value-type="percentage" office:value="0.0793823532968162" calcext:value-type="percentage">
            <text:p>7.93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er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484734322266698" calcext:value-type="percentage">
            <text:p>48.47%</text:p>
          </table:table-cell>
          <table:table-cell table:style-name="ce22" office:value-type="percentage" office:value="0.0746786616848648" calcext:value-type="percentage">
            <text:p>7.46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fi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51592724473102" calcext:value-type="percentage">
            <text:p>95.16%</text:p>
          </table:table-cell>
          <table:table-cell table:style-name="ce22" office:value-type="percentage" office:value="0.119563245909965" calcext:value-type="percentage">
            <text:p>11.95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fi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484072755268983" calcext:value-type="percentage">
            <text:p>4.84%</text:p>
          </table:table-cell>
          <table:table-cell table:style-name="ce22" office:value-type="percentage" office:value="0.00608215136455424" calcext:value-type="percentage">
            <text:p>0.6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tex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7456818904313" calcext:value-type="percentage">
            <text:p>99.75%</text:p>
          </table:table-cell>
          <table:table-cell table:style-name="ce22" office:value-type="percentage" office:value="0.113819663607453" calcext:value-type="percentage">
            <text:p>11.38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texsy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254318109568719" calcext:value-type="percentage">
            <text:p>0.25%</text:p>
          </table:table-cell>
          <table:table-cell table:style-name="ce22" office:value-type="percentage" office:value="0.000290202053179526" calcext:value-type="percentage">
            <text:p>0.02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puten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92465515242842" calcext:value-type="percentage">
            <text:p>99.25%</text:p>
          </table:table-cell>
          <table:table-cell table:style-name="ce22" office:value-type="percentage" office:value="0.103529582471796" calcext:value-type="percentage">
            <text:p>10.35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puten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0753448475715776" calcext:value-type="percentage">
            <text:p>0.75%</text:p>
          </table:table-cell>
          <table:table-cell table:style-name="ce22" office:value-type="percentage" office:value="0.000785963894027884" calcext:value-type="percentage">
            <text:p>0.07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rs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177406087195" calcext:value-type="percentage">
            <text:p>99.92%</text:p>
          </table:table-cell>
          <table:table-cell table:style-name="ce22" office:value-type="percentage" office:value="0.0881246901488495" calcext:value-type="percentage">
            <text:p>8.8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rsf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822593912805045" calcext:value-type="percentage">
            <text:p>0.08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be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35009473837633" calcext:value-type="percentage">
            <text:p>83.50%</text:p>
          </table:table-cell>
          <table:table-cell table:style-name="ce22" office:value-type="percentage" office:value="0.0692736484443961" calcext:value-type="percentage">
            <text:p>6.9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b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64990526162367" calcext:value-type="percentage">
            <text:p>16.50%</text:p>
          </table:table-cell>
          <table:table-cell table:style-name="ce22" office:value-type="percentage" office:value="0.013687863508301" calcext:value-type="percentage">
            <text:p>1.36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tbib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15984654731458" calcext:value-type="percentage">
            <text:p>51.60%</text:p>
          </table:table-cell>
          <table:table-cell table:style-name="ce22" office:value-type="percentage" office:value="0.0390321761526463" calcext:value-type="percentage">
            <text:p>3.90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t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484015345268542" calcext:value-type="percentage">
            <text:p>48.40%</text:p>
          </table:table-cell>
          <table:table-cell table:style-name="ce22" office:value-type="percentage" office:value="0.0366138257094836" calcext:value-type="percentage">
            <text:p>3.66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87078016475529" calcext:value-type="percentage">
            <text:p>98.71%</text:p>
          </table:table-cell>
          <table:table-cell table:style-name="ce22" office:value-type="percentage" office:value="0.0738926977908369" calcext:value-type="percentage">
            <text:p>7.38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12921983524471" calcext:value-type="percentage">
            <text:p>1.29%</text:p>
          </table:table-cell>
          <table:table-cell table:style-name="ce22" office:value-type="percentage" office:value="0.000967340177265088" calcext:value-type="percentage">
            <text:p>0.09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nten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84274126800199" calcext:value-type="percentage">
            <text:p>98.43%</text:p>
          </table:table-cell>
          <table:table-cell table:style-name="ce22" office:value-type="percentage" office:value="0.0718975586752276" calcext:value-type="percentage">
            <text:p>7.19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nten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157258731998014" calcext:value-type="percentage">
            <text:p>1.57%</text:p>
          </table:table-cell>
          <table:table-cell table:style-name="ce22" office:value-type="percentage" office:value="0.00114871646050229" calcext:value-type="percentage">
            <text:p>0.1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figu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1362633633124" calcext:value-type="percentage">
            <text:p>91.36%</text:p>
          </table:table-cell>
          <table:table-cell table:style-name="ce22" office:value-type="percentage" office:value="0.0651019939299404" calcext:value-type="percentage">
            <text:p>6.5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figur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863736636687596" calcext:value-type="percentage">
            <text:p>8.64%</text:p>
          </table:table-cell>
          <table:table-cell table:style-name="ce22" office:value-type="percentage" office:value="0.00615470187784912" calcext:value-type="percentage">
            <text:p>0.6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eometry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78464977645306" calcext:value-type="percentage">
            <text:p>67.85%</text:p>
          </table:table-cell>
          <table:table-cell table:style-name="ce22" office:value-type="percentage" office:value="0.0440381615699931" calcext:value-type="percentage">
            <text:p>4.4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eometr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21535022354694" calcext:value-type="percentage">
            <text:p>32.15%</text:p>
          </table:table-cell>
          <table:table-cell table:style-name="ce22" office:value-type="percentage" office:value="0.0208703643244943" calcext:value-type="percentage">
            <text:p>2.08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y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82013835511145" calcext:value-type="percentage">
            <text:p>88.20%</text:p>
          </table:table-cell>
          <table:table-cell table:style-name="ce22" office:value-type="percentage" office:value="0.0555011426705844" calcext:value-type="percentage">
            <text:p>5.55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17986164488855" calcext:value-type="percentage">
            <text:p>11.80%</text:p>
          </table:table-cell>
          <table:table-cell table:style-name="ce22" office:value-type="percentage" office:value="0.00742433586050955" calcext:value-type="percentage">
            <text:p>0.74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615458565661" calcext:value-type="percentage">
            <text:p>99.96%</text:p>
          </table:table-cell>
          <table:table-cell table:style-name="ce22" office:value-type="percentage" office:value="0.0628650197700149" calcext:value-type="percentage">
            <text:p>6.28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38454143433955" calcext:value-type="percentage">
            <text:p>0.04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ro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79674796748" calcext:value-type="percentage">
            <text:p>99.98%</text:p>
          </table:table-cell>
          <table:table-cell table:style-name="ce22" office:value-type="percentage" office:value="0.0594793291495871" calcext:value-type="percentage">
            <text:p>5.94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row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203252032520325" calcext:value-type="percentage">
            <text:p>0.02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umera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79179679367" calcext:value-type="percentage">
            <text:p>99.98%</text:p>
          </table:table-cell>
          <table:table-cell table:style-name="ce22" office:value-type="percentage" office:value="0.0580645941403369" calcext:value-type="percentage">
            <text:p>5.8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umerat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208203206329377" calcext:value-type="percentage">
            <text:p>0.02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aphi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21981292517007" calcext:value-type="percentage">
            <text:p>92.20%</text:p>
          </table:table-cell>
          <table:table-cell table:style-name="ce22" office:value-type="percentage" office:value="0.0524419293599836" calcext:value-type="percentage">
            <text:p>5.24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aphic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780187074829932" calcext:value-type="percentage">
            <text:p>7.80%</text:p>
          </table:table-cell>
          <table:table-cell table:style-name="ce22" office:value-type="percentage" office:value="0.00443767306320359" calcext:value-type="percentage">
            <text:p>0.44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otat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5414542527502" calcext:value-type="percentage">
            <text:p>66.54%</text:p>
          </table:table-cell>
          <table:table-cell table:style-name="ce22" office:value-type="percentage" office:value="0.0299875454952177" calcext:value-type="percentage">
            <text:p>2.99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otatin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4585457472498" calcext:value-type="percentage">
            <text:p>33.46%</text:p>
          </table:table-cell>
          <table:table-cell table:style-name="ce22" office:value-type="percentage" office:value="0.0150784150131196" calcext:value-type="percentage">
            <text:p>1.5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tspa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19934192486976" calcext:value-type="percentage">
            <text:p>91.99%</text:p>
          </table:table-cell>
          <table:table-cell table:style-name="ce22" office:value-type="percentage" office:value="0.0405678286840546" calcext:value-type="percentage">
            <text:p>4.05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tspac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800658075130244" calcext:value-type="percentage">
            <text:p>8.01%</text:p>
          </table:table-cell>
          <table:table-cell table:style-name="ce22" office:value-type="percentage" office:value="0.00353079164701757" calcext:value-type="percentage">
            <text:p>0.35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erbati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716151007664" calcext:value-type="percentage">
            <text:p>99.97%</text:p>
          </table:table-cell>
          <table:table-cell table:style-name="ce22" office:value-type="percentage" office:value="0.0425871513040955" calcext:value-type="percentage">
            <text:p>4.25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erbati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283848992336077" calcext:value-type="percentage">
            <text:p>0.0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c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710899103787" calcext:value-type="percentage">
            <text:p>99.97%</text:p>
          </table:table-cell>
          <table:table-cell table:style-name="ce22" office:value-type="percentage" office:value="0.0418132791622834" calcext:value-type="percentage">
            <text:p>4.18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c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289100896212778" calcext:value-type="percentage">
            <text:p>0.0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41450526595809" calcext:value-type="percentage">
            <text:p>4.14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8503442083209" calcext:value-type="percentage">
            <text:p>99.85%</text:p>
          </table:table-cell>
          <table:table-cell table:style-name="ce22" office:value-type="percentage" office:value="0.0403380853919542" calcext:value-type="percentage">
            <text:p>4.03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149655791679138" calcext:value-type="percentage">
            <text:p>0.15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x-c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398785988077532" calcext:value-type="percentage">
            <text:p>3.98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nen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12425644415069" calcext:value-type="percentage">
            <text:p>91.24%</text:p>
          </table:table-cell>
          <table:table-cell table:style-name="ce22" office:value-type="percentage" office:value="0.0333853278678613" calcext:value-type="percentage">
            <text:p>3.33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nen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875743555849306" calcext:value-type="percentage">
            <text:p>8.76%</text:p>
          </table:table-cell>
          <table:table-cell table:style-name="ce22" office:value-type="percentage" office:value="0.0032043143371906" calcext:value-type="percentage">
            <text:p>0.32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54576737783895" calcext:value-type="percentage">
            <text:p>95.46%</text:p>
          </table:table-cell>
          <table:table-cell table:style-name="ce22" office:value-type="percentage" office:value="0.0335425206466669" calcext:value-type="percentage">
            <text:p>3.3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t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454232622161046" calcext:value-type="percentage">
            <text:p>4.54%</text:p>
          </table:table-cell>
          <table:table-cell table:style-name="ce22" office:value-type="percentage" office:value="0.00159611129248739" calcext:value-type="percentage">
            <text:p>0.16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topd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0839135214364" calcext:value-type="percentage">
            <text:p>99.08%</text:p>
          </table:table-cell>
          <table:table-cell table:style-name="ce22" office:value-type="percentage" office:value="0.03269609799156" calcext:value-type="percentage">
            <text:p>3.27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topd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916086478563576" calcext:value-type="percentage">
            <text:p>0.92%</text:p>
          </table:table-cell>
          <table:table-cell table:style-name="ce22" office:value-type="percentage" office:value="0.00030229380539534" calcext:value-type="percentage">
            <text:p>0.03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m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8496240601504" calcext:value-type="percentage">
            <text:p>99.85%</text:p>
          </table:table-cell>
          <table:table-cell table:style-name="ce22" office:value-type="percentage" office:value="0.0321156938852009" calcext:value-type="percentage">
            <text:p>3.2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m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150375939849624" calcext:value-type="percentage">
            <text:p>0.15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886449659349" calcext:value-type="percentage">
            <text:p>99.89%</text:p>
          </table:table-cell>
          <table:table-cell table:style-name="ce22" office:value-type="percentage" office:value="0.0319101340975321" calcext:value-type="percentage">
            <text:p>3.19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ray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113550340651022" calcext:value-type="percentage">
            <text:p>0.11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26307751050019" calcext:value-type="percentage">
            <text:p>92.63%</text:p>
          </table:table-cell>
          <table:table-cell table:style-name="ce22" office:value-type="percentage" office:value="0.0293345908755638" calcext:value-type="percentage">
            <text:p>2.93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736922489499809" calcext:value-type="percentage">
            <text:p>7.37%</text:p>
          </table:table-cell>
          <table:table-cell table:style-name="ce22" office:value-type="percentage" office:value="0.00233370817765202" calcext:value-type="percentage">
            <text:p>0.23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ptm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8836758433501" calcext:value-type="percentage">
            <text:p>99.88%</text:p>
          </table:table-cell>
          <table:table-cell table:style-name="ce22" office:value-type="percentage" office:value="0.0311483537079358" calcext:value-type="percentage">
            <text:p>3.1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ptm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116324156649864" calcext:value-type="percentage">
            <text:p>0.12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colum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304833073360661" calcext:value-type="percentage">
            <text:p>3.04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p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87891440501044" calcext:value-type="percentage">
            <text:p>58.79%</text:p>
          </table:table-cell>
          <table:table-cell table:style-name="ce22" office:value-type="percentage" office:value="0.0170251871198655" calcext:value-type="percentage">
            <text:p>1.70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ptio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12108559498956" calcext:value-type="percentage">
            <text:p>41.21%</text:p>
          </table:table-cell>
          <table:table-cell table:style-name="ce22" office:value-type="percentage" office:value="0.011934559437008" calcext:value-type="percentage">
            <text:p>1.19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col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8074398249453" calcext:value-type="percentage">
            <text:p>58.07%</text:p>
          </table:table-cell>
          <table:table-cell table:style-name="ce22" office:value-type="percentage" office:value="0.0160457551903846" calcext:value-type="percentage">
            <text:p>1.6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colo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19256017505471" calcext:value-type="percentage">
            <text:p>41.93%</text:p>
          </table:table-cell>
          <table:table-cell table:style-name="ce22" office:value-type="percentage" office:value="0.0115838986227494" calcext:value-type="percentage">
            <text:p>1.15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oktab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529633113829" calcext:value-type="percentage">
            <text:p>99.95%</text:p>
          </table:table-cell>
          <table:table-cell table:style-name="ce22" office:value-type="percentage" office:value="0.0256949734586039" calcext:value-type="percentage">
            <text:p>2.56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oktab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470366886171214" calcext:value-type="percentage">
            <text:p>0.05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fi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68765743073048" calcext:value-type="percentage">
            <text:p>76.88%</text:p>
          </table:table-cell>
          <table:table-cell table:style-name="ce22" office:value-type="percentage" office:value="0.0184520138813315" calcext:value-type="percentage">
            <text:p>1.84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fi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31234256926952" calcext:value-type="percentage">
            <text:p>23.12%</text:p>
          </table:table-cell>
          <table:table-cell table:style-name="ce22" office:value-type="percentage" office:value="0.00555011426705844" calcext:value-type="percentage">
            <text:p>0.55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74108053007136" calcext:value-type="percentage">
            <text:p>87.41%</text:p>
          </table:table-cell>
          <table:table-cell table:style-name="ce22" office:value-type="percentage" office:value="0.0207373550501203" calcext:value-type="percentage">
            <text:p>2.07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i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25891946992864" calcext:value-type="percentage">
            <text:p>12.59%</text:p>
          </table:table-cell>
          <table:table-cell table:style-name="ce22" office:value-type="percentage" office:value="0.00298666279730596" calcext:value-type="percentage">
            <text:p>0.29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b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489013796628" calcext:value-type="percentage">
            <text:p>99.95%</text:p>
          </table:table-cell>
          <table:table-cell table:style-name="ce22" office:value-type="percentage" office:value="0.0236514673341314" calcext:value-type="percentage">
            <text:p>2.36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b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510986203372509" calcext:value-type="percentage">
            <text:p>0.05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fra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55949656750572" calcext:value-type="percentage">
            <text:p>95.59%</text:p>
          </table:table-cell>
          <table:table-cell table:style-name="ce22" office:value-type="percentage" office:value="0.0202053179526245" calcext:value-type="percentage">
            <text:p>2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fra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440503432494279" calcext:value-type="percentage">
            <text:p>4.41%</text:p>
          </table:table-cell>
          <table:table-cell table:style-name="ce22" office:value-type="percentage" office:value="0.000931064920617647" calcext:value-type="percentage">
            <text:p>0.09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le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56246115599751" calcext:value-type="percentage">
            <text:p>55.62%</text:p>
          </table:table-cell>
          <table:table-cell table:style-name="ce22" office:value-type="percentage" office:value="0.0108221182331532" calcext:value-type="percentage">
            <text:p>1.08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le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443753884400249" calcext:value-type="percentage">
            <text:p>44.38%</text:p>
          </table:table-cell>
          <table:table-cell table:style-name="ce22" office:value-type="percentage" office:value="0.00863351108209091" calcext:value-type="percentage">
            <text:p>0.86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ull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60174237710019" calcext:value-type="percentage">
            <text:p>96.02%</text:p>
          </table:table-cell>
          <table:table-cell table:style-name="ce22" office:value-type="percentage" office:value="0.0186575736690004" calcext:value-type="percentage">
            <text:p>1.86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ullpag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398257622899813" calcext:value-type="percentage">
            <text:p>3.98%</text:p>
          </table:table-cell>
          <table:table-cell table:style-name="ce22" office:value-type="percentage" office:value="0.00077387214181207" calcext:value-type="percentage">
            <text:p>0.07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6831432192649" calcext:value-type="percentage">
            <text:p>99.68%</text:p>
          </table:table-cell>
          <table:table-cell table:style-name="ce22" office:value-type="percentage" office:value="0.0190203262354748" calcext:value-type="percentage">
            <text:p>1.9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316856780735108" calcext:value-type="percentage">
            <text:p>0.32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ca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705960264900662" calcext:value-type="percentage">
            <text:p>70.60%</text:p>
          </table:table-cell>
          <table:table-cell table:style-name="ce22" office:value-type="percentage" office:value="0.0128898078620573" calcext:value-type="percentage">
            <text:p>1.28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c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94039735099338" calcext:value-type="percentage">
            <text:p>29.40%</text:p>
          </table:table-cell>
          <table:table-cell table:style-name="ce22" office:value-type="percentage" office:value="0.00536873798382124" calcext:value-type="percentage">
            <text:p>0.53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spa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333333333333" calcext:value-type="percentage">
            <text:p>99.93%</text:p>
          </table:table-cell>
          <table:table-cell table:style-name="ce22" office:value-type="percentage" office:value="0.0181255365715046" calcext:value-type="percentage">
            <text:p>1.8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spac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666666666666667" calcext:value-type="percentage">
            <text:p>0.07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rick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95133653187114" calcext:value-type="percentage">
            <text:p>89.51%</text:p>
          </table:table-cell>
          <table:table-cell table:style-name="ce22" office:value-type="percentage" office:value="0.0157918283938526" calcext:value-type="percentage">
            <text:p>1.57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rick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04866346812886" calcext:value-type="percentage">
            <text:p>10.49%</text:p>
          </table:table-cell>
          <table:table-cell table:style-name="ce22" office:value-type="percentage" office:value="0.00185003808901948" calcext:value-type="percentage">
            <text:p>0.18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sfo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77083333333333" calcext:value-type="percentage">
            <text:p>97.71%</text:p>
          </table:table-cell>
          <table:table-cell table:style-name="ce22" office:value-type="percentage" office:value="0.0170130953676497" calcext:value-type="percentage">
            <text:p>1.7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sfon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229166666666667" calcext:value-type="percentage">
            <text:p>2.29%</text:p>
          </table:table-cell>
          <table:table-cell table:style-name="ce22" office:value-type="percentage" office:value="0.000399027823121849" calcext:value-type="percentage">
            <text:p>0.0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c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167833520755493" calcext:value-type="percentage">
            <text:p>1.67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hd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8554913294798" calcext:value-type="percentage">
            <text:p>99.86%</text:p>
          </table:table-cell>
          <table:table-cell table:style-name="ce22" office:value-type="percentage" office:value="0.0167108015622544" calcext:value-type="percentage">
            <text:p>1.67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hd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144508670520231" calcext:value-type="percentage">
            <text:p>0.14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dentfir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163359572435642" calcext:value-type="percentage">
            <text:p>1.63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maryr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86238532110092" calcext:value-type="percentage">
            <text:p>98.62%</text:p>
          </table:table-cell>
          <table:table-cell table:style-name="ce22" office:value-type="percentage" office:value="0.0155983603583995" calcext:value-type="percentage">
            <text:p>1.56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maryr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137614678899083" calcext:value-type="percentage">
            <text:p>1.38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cila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14981680995393" calcext:value-type="percentage">
            <text:p>1.49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2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08056042031524" calcext:value-type="percentage">
            <text:p>90.81%</text:p>
          </table:table-cell>
          <table:table-cell table:style-name="ce22" office:value-type="percentage" office:value="0.0125391470477987" calcext:value-type="percentage">
            <text:p>1.2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919439579684764" calcext:value-type="percentage">
            <text:p>9.19%</text:p>
          </table:table-cell>
          <table:table-cell table:style-name="ce22" office:value-type="percentage" office:value="0.00126963398266043" calcext:value-type="percentage">
            <text:p>0.1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to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69108561341571" calcext:value-type="percentage">
            <text:p>96.91%</text:p>
          </table:table-cell>
          <table:table-cell table:style-name="ce22" office:value-type="percentage" office:value="0.0132767439329633" calcext:value-type="percentage">
            <text:p>1.32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tool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30891438658429" calcext:value-type="percentage">
            <text:p>3.09%</text:p>
          </table:table-cell>
          <table:table-cell table:style-name="ce22" office:value-type="percentage" office:value="0.000423211327553476" calcext:value-type="percentage">
            <text:p>0.04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ng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136515882516536" calcext:value-type="percentage">
            <text:p>1.36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scap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86666666666667" calcext:value-type="percentage">
            <text:p>98.67%</text:p>
          </table:table-cell>
          <table:table-cell table:style-name="ce22" office:value-type="percentage" office:value="0.0134218449595531" calcext:value-type="percentage">
            <text:p>1.34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scap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133333333333333" calcext:value-type="percentage">
            <text:p>1.33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tcom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7292418772563" calcext:value-type="percentage">
            <text:p>99.73%</text:p>
          </table:table-cell>
          <table:table-cell table:style-name="ce22" office:value-type="percentage" office:value="0.013361386198474" calcext:value-type="percentage">
            <text:p>1.33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tcom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270758122743682" calcext:value-type="percentage">
            <text:p>0.27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4wi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096657633243" calcext:value-type="percentage">
            <text:p>99.91%</text:p>
          </table:table-cell>
          <table:table-cell table:style-name="ce22" office:value-type="percentage" office:value="0.0133734779506898" calcext:value-type="percentage">
            <text:p>1.33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4wid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903342366757001" calcext:value-type="percentage">
            <text:p>0.0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umite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06702898550725" calcext:value-type="percentage">
            <text:p>90.67%</text:p>
          </table:table-cell>
          <table:table-cell table:style-name="ce22" office:value-type="percentage" office:value="0.0121038439680294" calcext:value-type="percentage">
            <text:p>1.2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umite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932971014492754" calcext:value-type="percentage">
            <text:p>9.33%</text:p>
          </table:table-cell>
          <table:table-cell table:style-name="ce22" office:value-type="percentage" office:value="0.0012454504782288" calcext:value-type="percentage">
            <text:p>0.1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bs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7252747252747" calcext:value-type="percentage">
            <text:p>99.73%</text:p>
          </table:table-cell>
          <table:table-cell table:style-name="ce22" office:value-type="percentage" office:value="0.013167918163021" calcext:value-type="percentage">
            <text:p>1.3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bsy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274725274725275" calcext:value-type="percentage">
            <text:p>0.27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r-astr-add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122731284990508" calcext:value-type="percentage">
            <text:p>1.2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9013806706115" calcext:value-type="percentage">
            <text:p>99.90%</text:p>
          </table:table-cell>
          <table:table-cell table:style-name="ce22" office:value-type="percentage" office:value="0.0122489449946192" calcext:value-type="percentage">
            <text:p>1.2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0986193293885602" calcext:value-type="percentage">
            <text:p>0.1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ular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8015873015873" calcext:value-type="percentage">
            <text:p>99.80%</text:p>
          </table:table-cell>
          <table:table-cell table:style-name="ce22" office:value-type="percentage" office:value="0.0121643027291085" calcext:value-type="percentage">
            <text:p>1.2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ular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198412698412698" calcext:value-type="percentage">
            <text:p>0.2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tex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120071099503029" calcext:value-type="percentage">
            <text:p>1.2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rapfi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6948118006104" calcext:value-type="percentage">
            <text:p>99.69%</text:p>
          </table:table-cell>
          <table:table-cell table:style-name="ce22" office:value-type="percentage" office:value="0.0118499171714973" calcext:value-type="percentage">
            <text:p>1.18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rapfi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305188199389624" calcext:value-type="percentage">
            <text:p>0.31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cr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113420635784332" calcext:value-type="percentage">
            <text:p>1.13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rclt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724022346368715" calcext:value-type="percentage">
            <text:p>72.40%</text:p>
          </table:table-cell>
          <table:table-cell table:style-name="ce22" office:value-type="percentage" office:value="0.00783545543584721" calcext:value-type="percentage">
            <text:p>0.78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rclt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75977653631285" calcext:value-type="percentage">
            <text:p>27.60%</text:p>
          </table:table-cell>
          <table:table-cell table:style-name="ce22" office:value-type="percentage" office:value="0.00298666279730596" calcext:value-type="percentage">
            <text:p>0.29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x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62155963302752" calcext:value-type="percentage">
            <text:p>96.22%</text:p>
          </table:table-cell>
          <table:table-cell table:style-name="ce22" office:value-type="percentage" office:value="0.0101449801090676" calcext:value-type="percentage">
            <text:p>1.01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pendi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23853211009174" calcext:value-type="percentage">
            <text:p>62.39%</text:p>
          </table:table-cell>
          <table:table-cell table:style-name="ce22" office:value-type="percentage" office:value="0.00657791320540259" calcext:value-type="percentage">
            <text:p>0.65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pendi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76146788990826" calcext:value-type="percentage">
            <text:p>37.61%</text:p>
          </table:table-cell>
          <table:table-cell table:style-name="ce22" office:value-type="percentage" office:value="0.00396609472678686" calcext:value-type="percentage">
            <text:p>0.39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xfon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378440366972477" calcext:value-type="percentage">
            <text:p>3.78%</text:p>
          </table:table-cell>
          <table:table-cell table:style-name="ce22" office:value-type="percentage" office:value="0.000399027823121849" calcext:value-type="percentage">
            <text:p>0.0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fthe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101691636134992" calcext:value-type="percentage">
            <text:p>1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lash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99636038258304" calcext:value-type="percentage">
            <text:p>0.99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scrip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1025641025641" calcext:value-type="percentage">
            <text:p>51.03%</text:p>
          </table:table-cell>
          <table:table-cell table:style-name="ce22" office:value-type="percentage" office:value="0.00481251738189381" calcext:value-type="percentage">
            <text:p>0.48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scrip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8974358974359" calcext:value-type="percentage">
            <text:p>48.97%</text:p>
          </table:table-cell>
          <table:table-cell table:style-name="ce22" office:value-type="percentage" office:value="0.00461904934644079" calcext:value-type="percentage">
            <text:p>0.46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keid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940738322390298" calcext:value-type="percentage">
            <text:p>0.94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sting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89596879063719" calcext:value-type="percentage">
            <text:p>98.96%</text:p>
          </table:table-cell>
          <table:table-cell table:style-name="ce22" office:value-type="percentage" office:value="0.00920182343623415" calcext:value-type="percentage">
            <text:p>0.92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sting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104031209362809" calcext:value-type="percentage">
            <text:p>1.04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fo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7245179063361" calcext:value-type="percentage">
            <text:p>99.72%</text:p>
          </table:table-cell>
          <table:table-cell table:style-name="ce22" office:value-type="percentage" office:value="0.00875442860424904" calcext:value-type="percentage">
            <text:p>0.87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fon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275482093663912" calcext:value-type="percentage">
            <text:p>0.28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ral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51523545706371" calcext:value-type="percentage">
            <text:p>95.15%</text:p>
          </table:table-cell>
          <table:table-cell table:style-name="ce22" office:value-type="percentage" office:value="0.00830703377226394" calcext:value-type="percentage">
            <text:p>0.8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ralis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484764542936288" calcext:value-type="percentage">
            <text:p>4.85%</text:p>
          </table:table-cell>
          <table:table-cell table:style-name="ce22" office:value-type="percentage" office:value="0.000423211327553476" calcext:value-type="percentage">
            <text:p>0.04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cap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38395415472779" calcext:value-type="percentage">
            <text:p>93.84%</text:p>
          </table:table-cell>
          <table:table-cell table:style-name="ce22" office:value-type="percentage" office:value="0.0079200977013579" calcext:value-type="percentage">
            <text:p>0.79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captio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616045845272206" calcext:value-type="percentage">
            <text:p>6.16%</text:p>
          </table:table-cell>
          <table:table-cell table:style-name="ce22" office:value-type="percentage" office:value="0.000519945345279985" calcext:value-type="percentage">
            <text:p>0.05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eore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794428120578953" calcext:value-type="percentage">
            <text:p>0.79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r-sola-addon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96913580246914" calcext:value-type="percentage">
            <text:p>99.69%</text:p>
          </table:table-cell>
          <table:table-cell table:style-name="ce22" office:value-type="percentage" office:value="0.00781127193141558" calcext:value-type="percentage">
            <text:p>0.78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r-sola-add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0308641975308642" calcext:value-type="percentage">
            <text:p>0.31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pseudoco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89473684210526" calcext:value-type="percentage">
            <text:p>78.95%</text:p>
          </table:table-cell>
          <table:table-cell table:style-name="ce22" office:value-type="percentage" office:value="0.00616679363006493" calcext:value-type="percentage">
            <text:p>0.6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pseudocod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10526315789474" calcext:value-type="percentage">
            <text:p>21.05%</text:p>
          </table:table-cell>
          <table:table-cell table:style-name="ce22" office:value-type="percentage" office:value="0.00164447830135065" calcext:value-type="percentage">
            <text:p>0.16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ortb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021207177814" calcext:value-type="percentage">
            <text:p>99.02%</text:p>
          </table:table-cell>
          <table:table-cell table:style-name="ce22" office:value-type="percentage" office:value="0.00733969359499885" calcext:value-type="percentage">
            <text:p>0.73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ortb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97879282218597" calcext:value-type="percentage">
            <text:p>0.98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y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56140350877193" calcext:value-type="percentage">
            <text:p>65.61%</text:p>
          </table:table-cell>
          <table:table-cell table:style-name="ce22" office:value-type="percentage" office:value="0.00452231532871428" calcext:value-type="percentage">
            <text:p>0.45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ypi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43859649122807" calcext:value-type="percentage">
            <text:p>34.39%</text:p>
          </table:table-cell>
          <table:table-cell table:style-name="ce22" office:value-type="percentage" office:value="0.00236998343429946" calcext:value-type="percentage">
            <text:p>0.23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662628021426585" calcext:value-type="percentage">
            <text:p>0.66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crotyp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53974121996303" calcext:value-type="percentage">
            <text:p>85.40%</text:p>
          </table:table-cell>
          <table:table-cell table:style-name="ce22" office:value-type="percentage" office:value="0.00558638952370588" calcext:value-type="percentage">
            <text:p>0.55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crotyp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46025878003697" calcext:value-type="percentage">
            <text:p>14.60%</text:p>
          </table:table-cell>
          <table:table-cell table:style-name="ce22" office:value-type="percentage" office:value="0.000955248425049274" calcext:value-type="percentage">
            <text:p>0.09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i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608215136455424" calcext:value-type="percentage">
            <text:p>0.6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fpd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594914209018029" calcext:value-type="percentage">
            <text:p>0.59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ou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592495858574866" calcext:value-type="percentage">
            <text:p>0.59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otmis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19502074688797" calcext:value-type="percentage">
            <text:p>81.95%</text:p>
          </table:table-cell>
          <table:table-cell table:style-name="ce22" office:value-type="percentage" office:value="0.00477624212524637" calcext:value-type="percentage">
            <text:p>0.47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otmis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80497925311203" calcext:value-type="percentage">
            <text:p>18.05%</text:p>
          </table:table-cell>
          <table:table-cell table:style-name="ce22" office:value-type="percentage" office:value="0.00105198244277578" calcext:value-type="percentage">
            <text:p>0.1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s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62577962577963" calcext:value-type="percentage">
            <text:p>96.26%</text:p>
          </table:table-cell>
          <table:table-cell table:style-name="ce22" office:value-type="percentage" office:value="0.00559848127592169" calcext:value-type="percentage">
            <text:p>0.56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s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374220374220374" calcext:value-type="percentage">
            <text:p>3.74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asy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375" calcext:value-type="percentage">
            <text:p>99.38%</text:p>
          </table:table-cell>
          <table:table-cell table:style-name="ce22" office:value-type="percentage" office:value="0.00576776580694308" calcext:value-type="percentage">
            <text:p>0.57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icefra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47916666666667" calcext:value-type="percentage">
            <text:p>94.79%</text:p>
          </table:table-cell>
          <table:table-cell table:style-name="ce22" office:value-type="percentage" office:value="0.00550174725819518" calcext:value-type="percentage">
            <text:p>0.55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icefra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520833333333333" calcext:value-type="percentage">
            <text:p>5.21%</text:p>
          </table:table-cell>
          <table:table-cell table:style-name="ce22" office:value-type="percentage" office:value="0.00030229380539534" calcext:value-type="percentage">
            <text:p>0.03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asysy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625" calcext:value-type="percentage">
            <text:p>0.63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donot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89247311827957" calcext:value-type="percentage">
            <text:p>58.92%</text:p>
          </table:table-cell>
          <table:table-cell table:style-name="ce22" office:value-type="percentage" office:value="0.00331314010713292" calcext:value-type="percentage">
            <text:p>0.3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donot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10752688172043" calcext:value-type="percentage">
            <text:p>41.08%</text:p>
          </table:table-cell>
          <table:table-cell table:style-name="ce22" office:value-type="percentage" office:value="0.0023095246732204" calcext:value-type="percentage">
            <text:p>0.2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moder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553802251484263" calcext:value-type="percentage">
            <text:p>0.5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j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781181619256" calcext:value-type="percentage">
            <text:p>99.78%</text:p>
          </table:table-cell>
          <table:table-cell table:style-name="ce22" office:value-type="percentage" office:value="0.005513839010411" calcext:value-type="percentage">
            <text:p>0.55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j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218818380743982" calcext:value-type="percentage">
            <text:p>0.22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nc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35840707964602" calcext:value-type="percentage">
            <text:p>93.58%</text:p>
          </table:table-cell>
          <table:table-cell table:style-name="ce22" office:value-type="percentage" office:value="0.00511481118728915" calcext:value-type="percentage">
            <text:p>0.5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nce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641592920353982" calcext:value-type="percentage">
            <text:p>6.42%</text:p>
          </table:table-cell>
          <table:table-cell table:style-name="ce22" office:value-type="percentage" office:value="0.000350660814258594" calcext:value-type="percentage">
            <text:p>0.03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syn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8868778280543" calcext:value-type="percentage">
            <text:p>98.87%</text:p>
          </table:table-cell>
          <table:table-cell table:style-name="ce22" office:value-type="percentage" office:value="0.00528409571831054" calcext:value-type="percentage">
            <text:p>0.52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syn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113122171945701" calcext:value-type="percentage">
            <text:p>1.13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lacei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85057471264368" calcext:value-type="percentage">
            <text:p>68.51%</text:p>
          </table:table-cell>
          <table:table-cell table:style-name="ce22" office:value-type="percentage" office:value="0.00360334216031245" calcext:value-type="percentage">
            <text:p>0.36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lacein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14942528735632" calcext:value-type="percentage">
            <text:p>31.49%</text:p>
          </table:table-cell>
          <table:table-cell table:style-name="ce22" office:value-type="percentage" office:value="0.00165657005356646" calcext:value-type="percentage">
            <text:p>0.16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reepart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24882629107981" calcext:value-type="percentage">
            <text:p>92.49%</text:p>
          </table:table-cell>
          <table:table-cell table:style-name="ce22" office:value-type="percentage" office:value="0.00476415037303056" calcext:value-type="percentage">
            <text:p>0.47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reeparttabl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751173708920188" calcext:value-type="percentage">
            <text:p>7.51%</text:p>
          </table:table-cell>
          <table:table-cell table:style-name="ce22" office:value-type="percentage" office:value="0.000386936070906035" calcext:value-type="percentage">
            <text:p>0.03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xtr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511481118728915" calcext:value-type="percentage">
            <text:p>0.5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469159985973567" calcext:value-type="percentage">
            <text:p>0.46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2167101827676" calcext:value-type="percentage">
            <text:p>99.22%</text:p>
          </table:table-cell>
          <table:table-cell table:style-name="ce22" office:value-type="percentage" office:value="0.00459486584200917" calcext:value-type="percentage">
            <text:p>0.45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783289817232376" calcext:value-type="percentage">
            <text:p>0.78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mcompres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76127320954907" calcext:value-type="percentage">
            <text:p>97.61%</text:p>
          </table:table-cell>
          <table:table-cell table:style-name="ce22" office:value-type="percentage" office:value="0.0044497648154194" calcext:value-type="percentage">
            <text:p>0.44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mcompres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238726790450928" calcext:value-type="percentage">
            <text:p>2.39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ref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53116531165312" calcext:value-type="percentage">
            <text:p>65.31%</text:p>
          </table:table-cell>
          <table:table-cell table:style-name="ce22" office:value-type="percentage" office:value="0.00291411228401108" calcext:value-type="percentage">
            <text:p>0.29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r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46883468834688" calcext:value-type="percentage">
            <text:p>34.69%</text:p>
          </table:table-cell>
          <table:table-cell table:style-name="ce22" office:value-type="percentage" office:value="0.00154774428362414" calcext:value-type="percentage">
            <text:p>0.15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tlese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35854341736695" calcext:value-type="percentage">
            <text:p>63.59%</text:p>
          </table:table-cell>
          <table:table-cell table:style-name="ce22" office:value-type="percentage" office:value="0.00274482775298969" calcext:value-type="percentage">
            <text:p>0.27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tlese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64145658263305" calcext:value-type="percentage">
            <text:p>36.41%</text:p>
          </table:table-cell>
          <table:table-cell table:style-name="ce22" office:value-type="percentage" office:value="0.00157192778805577" calcext:value-type="percentage">
            <text:p>0.15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hl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425629677996638" calcext:value-type="percentage">
            <text:p>0.42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4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4252873563218" calcext:value-type="percentage">
            <text:p>99.43%</text:p>
          </table:table-cell>
          <table:table-cell table:style-name="ce22" office:value-type="percentage" office:value="0.0041837462666715" calcext:value-type="percentage">
            <text:p>0.4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4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574712643678161" calcext:value-type="percentage">
            <text:p>0.5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uthbl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2798833819242" calcext:value-type="percentage">
            <text:p>82.80%</text:p>
          </table:table-cell>
          <table:table-cell table:style-name="ce22" office:value-type="percentage" office:value="0.00343405762929106" calcext:value-type="percentage">
            <text:p>0.34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uthbl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7201166180758" calcext:value-type="percentage">
            <text:p>17.20%</text:p>
          </table:table-cell>
          <table:table-cell table:style-name="ce22" office:value-type="percentage" office:value="0.000713413380733002" calcext:value-type="percentage">
            <text:p>0.07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op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409910400116081" calcext:value-type="percentage">
            <text:p>0.4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l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396609472678686" calcext:value-type="percentage">
            <text:p>0.39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i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54128440366972" calcext:value-type="percentage">
            <text:p>95.41%</text:p>
          </table:table-cell>
          <table:table-cell table:style-name="ce22" office:value-type="percentage" office:value="0.00377262669133384" calcext:value-type="percentage">
            <text:p>0.37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i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458715596330275" calcext:value-type="percentage">
            <text:p>4.59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bd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38209937001971" calcext:value-type="percentage">
            <text:p>0.38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lash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380890194798128" calcext:value-type="percentage">
            <text:p>0.38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lv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33333333333333" calcext:value-type="percentage">
            <text:p>73.33%</text:p>
          </table:table-cell>
          <table:table-cell table:style-name="ce22" office:value-type="percentage" office:value="0.00279319476185294" calcext:value-type="percentage">
            <text:p>0.27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lve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66666666666667" calcext:value-type="percentage">
            <text:p>26.67%</text:p>
          </table:table-cell>
          <table:table-cell table:style-name="ce22" office:value-type="percentage" office:value="0.00101570718612834" calcext:value-type="percentage">
            <text:p>0.1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plo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379681019576547" calcext:value-type="percentage">
            <text:p>0.38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ro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37209302325581" calcext:value-type="percentage">
            <text:p>83.72%</text:p>
          </table:table-cell>
          <table:table-cell table:style-name="ce22" office:value-type="percentage" office:value="0.00304712155838503" calcext:value-type="percentage">
            <text:p>0.3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rosy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2790697674419" calcext:value-type="percentage">
            <text:p>16.28%</text:p>
          </table:table-cell>
          <table:table-cell table:style-name="ce22" office:value-type="percentage" office:value="0.000592495858574866" calcext:value-type="percentage">
            <text:p>0.05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ern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361543391252826" calcext:value-type="percentage">
            <text:p>0.36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uri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354288339923338" calcext:value-type="percentage">
            <text:p>0.3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lfo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338569062042781" calcext:value-type="percentage">
            <text:p>0.33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pcrc1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37956204379562" calcext:value-type="percentage">
            <text:p>93.80%</text:p>
          </table:table-cell>
          <table:table-cell table:style-name="ce22" office:value-type="percentage" office:value="0.00310758031946409" calcext:value-type="percentage">
            <text:p>0.3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pcrc1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62043795620438" calcext:value-type="percentage">
            <text:p>6.20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pgree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33823529411765" calcext:value-type="percentage">
            <text:p>93.38%</text:p>
          </table:table-cell>
          <table:table-cell table:style-name="ce22" office:value-type="percentage" office:value="0.00307130506281665" calcext:value-type="percentage">
            <text:p>0.3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pgree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661764705882353" calcext:value-type="percentage">
            <text:p>6.62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reakur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2619926199262" calcext:value-type="percentage">
            <text:p>92.62%</text:p>
          </table:table-cell>
          <table:table-cell table:style-name="ce22" office:value-type="percentage" office:value="0.00303502980616921" calcext:value-type="percentage">
            <text:p>0.3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reakur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738007380073801" calcext:value-type="percentage">
            <text:p>7.38%</text:p>
          </table:table-cell>
          <table:table-cell table:style-name="ce22" office:value-type="percentage" office:value="0.000241835044316272" calcext:value-type="percentage">
            <text:p>0.02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ption2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53435114503817" calcext:value-type="percentage">
            <text:p>55.34%</text:p>
          </table:table-cell>
          <table:table-cell table:style-name="ce22" office:value-type="percentage" office:value="0.00175330407129297" calcext:value-type="percentage">
            <text:p>0.17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ption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446564885496183" calcext:value-type="percentage">
            <text:p>44.66%</text:p>
          </table:table-cell>
          <table:table-cell table:style-name="ce22" office:value-type="percentage" office:value="0.00141473500925019" calcext:value-type="percentage">
            <text:p>0.14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rvo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309548856724828" calcext:value-type="percentage">
            <text:p>0.3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fsy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80478087649403" calcext:value-type="percentage">
            <text:p>88.05%</text:p>
          </table:table-cell>
          <table:table-cell table:style-name="ce22" office:value-type="percentage" office:value="0.0026722772396948" calcext:value-type="percentage">
            <text:p>0.26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f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19521912350598" calcext:value-type="percentage">
            <text:p>11.95%</text:p>
          </table:table-cell>
          <table:table-cell table:style-name="ce22" office:value-type="percentage" office:value="0.000362752566474408" calcext:value-type="percentage">
            <text:p>0.03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ver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24" calcext:value-type="percentage">
            <text:p>62.40%</text:p>
          </table:table-cell>
          <table:table-cell table:style-name="ce22" office:value-type="percentage" office:value="0.00188631334566692" calcext:value-type="percentage">
            <text:p>0.18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verpi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76" calcext:value-type="percentage">
            <text:p>37.60%</text:p>
          </table:table-cell>
          <table:table-cell table:style-name="ce22" office:value-type="percentage" office:value="0.00113662470828648" calcext:value-type="percentage">
            <text:p>0.11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fter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86574527514782" calcext:value-type="percentage">
            <text:p>0.28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pl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73273600077387" calcext:value-type="percentage">
            <text:p>0.27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eview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72064424855806" calcext:value-type="percentage">
            <text:p>0.27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70855249634225" calcext:value-type="percentage">
            <text:p>0.27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ram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68436899191062" calcext:value-type="percentage">
            <text:p>0.26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fra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68468468468469" calcext:value-type="percentage">
            <text:p>96.85%</text:p>
          </table:table-cell>
          <table:table-cell table:style-name="ce22" office:value-type="percentage" office:value="0.00259972672639992" calcext:value-type="percentage">
            <text:p>0.26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fra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315315315315315" calcext:value-type="percentage">
            <text:p>3.15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sym.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6722772396948" calcext:value-type="percentage">
            <text:p>0.26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lt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6722772396948" calcext:value-type="percentage">
            <text:p>0.26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e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64809373526318" calcext:value-type="percentage">
            <text:p>0.26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64809373526318" calcext:value-type="percentage">
            <text:p>0.26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lscap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46671745202597" calcext:value-type="percentage">
            <text:p>0.24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lsiz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44253394759435" calcext:value-type="percentage">
            <text:p>0.24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arvar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8" calcext:value-type="percentage">
            <text:p>88.00%</text:p>
          </table:table-cell>
          <table:table-cell table:style-name="ce22" office:value-type="percentage" office:value="0.00212814838998319" calcext:value-type="percentage">
            <text:p>0.2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arvar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2" calcext:value-type="percentage">
            <text:p>12.00%</text:p>
          </table:table-cell>
          <table:table-cell table:style-name="ce22" office:value-type="percentage" office:value="0.000290202053179526" calcext:value-type="percentage">
            <text:p>0.02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eve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16161616161616" calcext:value-type="percentage">
            <text:p>61.62%</text:p>
          </table:table-cell>
          <table:table-cell table:style-name="ce22" office:value-type="percentage" office:value="0.00147519377032926" calcext:value-type="percentage">
            <text:p>0.14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ever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83838383838384" calcext:value-type="percentage">
            <text:p>38.38%</text:p>
          </table:table-cell>
          <table:table-cell table:style-name="ce22" office:value-type="percentage" office:value="0.000918973168401833" calcext:value-type="percentage">
            <text:p>0.09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wkey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725888324873096" calcext:value-type="percentage">
            <text:p>72.59%</text:p>
          </table:table-cell>
          <table:table-cell table:style-name="ce22" office:value-type="percentage" office:value="0.00172912056686134" calcext:value-type="percentage">
            <text:p>0.17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wkey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74111675126904" calcext:value-type="percentage">
            <text:p>27.41%</text:p>
          </table:table-cell>
          <table:table-cell table:style-name="ce22" office:value-type="percentage" office:value="0.000652954619653934" calcext:value-type="percentage">
            <text:p>0.06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paz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85567010309278" calcext:value-type="percentage">
            <text:p>68.56%</text:p>
          </table:table-cell>
          <table:table-cell table:style-name="ce22" office:value-type="percentage" office:value="0.00160820304470321" calcext:value-type="percentage">
            <text:p>0.16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paz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14432989690722" calcext:value-type="percentage">
            <text:p>31.44%</text:p>
          </table:table-cell>
          <table:table-cell table:style-name="ce22" office:value-type="percentage" office:value="0.000737596885164629" calcext:value-type="percentage">
            <text:p>0.07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ordv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33370817765202" calcext:value-type="percentage">
            <text:p>0.23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ydshl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32161642543621" calcext:value-type="percentage">
            <text:p>0.23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nysiz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58115183246073" calcext:value-type="percentage">
            <text:p>95.81%</text:p>
          </table:table-cell>
          <table:table-cell table:style-name="ce22" office:value-type="percentage" office:value="0.00221279065549389" calcext:value-type="percentage">
            <text:p>0.2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nysiz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418848167539267" calcext:value-type="percentage">
            <text:p>4.19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rak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28534116878877" calcext:value-type="percentage">
            <text:p>0.22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bbol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16442364663063" calcext:value-type="percentage">
            <text:p>0.2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xltx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16442364663063" calcext:value-type="percentage">
            <text:p>0.2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bol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14024014219901" calcext:value-type="percentage">
            <text:p>0.21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deca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68361581920904" calcext:value-type="percentage">
            <text:p>76.84%</text:p>
          </table:table-cell>
          <table:table-cell table:style-name="ce22" office:value-type="percentage" office:value="0.00164447830135065" calcext:value-type="percentage">
            <text:p>0.16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deca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31638418079096" calcext:value-type="percentage">
            <text:p>23.16%</text:p>
          </table:table-cell>
          <table:table-cell table:style-name="ce22" office:value-type="percentage" office:value="0.000495761840848357" calcext:value-type="percentage">
            <text:p>0.05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1en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10396488555156" calcext:value-type="percentage">
            <text:p>0.2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sca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10396488555156" calcext:value-type="percentage">
            <text:p>0.2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margi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09187313333575" calcext:value-type="percentage">
            <text:p>0.20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vr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09187313333575" calcext:value-type="percentage">
            <text:p>0.20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ca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71098265895954" calcext:value-type="percentage">
            <text:p>97.11%</text:p>
          </table:table-cell>
          <table:table-cell table:style-name="ce22" office:value-type="percentage" office:value="0.00203141437225668" calcext:value-type="percentage">
            <text:p>0.20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ca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289017341040462" calcext:value-type="percentage">
            <text:p>2.89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no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05559787668831" calcext:value-type="percentage">
            <text:p>0.2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dnot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20435061244725" calcext:value-type="percentage">
            <text:p>0.2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oungtab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8452380952381" calcext:value-type="percentage">
            <text:p>68.45%</text:p>
          </table:table-cell>
          <table:table-cell table:style-name="ce22" office:value-type="percentage" office:value="0.00139055150481856" calcext:value-type="percentage">
            <text:p>0.13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oungta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1547619047619" calcext:value-type="percentage">
            <text:p>31.55%</text:p>
          </table:table-cell>
          <table:table-cell table:style-name="ce22" office:value-type="percentage" office:value="0.00064086286743812" calcext:value-type="percentage">
            <text:p>0.06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ab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75757575757576" calcext:value-type="percentage">
            <text:p>97.58%</text:p>
          </table:table-cell>
          <table:table-cell table:style-name="ce22" office:value-type="percentage" office:value="0.00194677210674599" calcext:value-type="percentage">
            <text:p>0.19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ab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242424242424242" calcext:value-type="percentage">
            <text:p>2.42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do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98304736339343" calcext:value-type="percentage">
            <text:p>0.19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ce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3710691823899" calcext:value-type="percentage">
            <text:p>99.37%</text:p>
          </table:table-cell>
          <table:table-cell table:style-name="ce22" office:value-type="percentage" office:value="0.00191049685009855" calcext:value-type="percentage">
            <text:p>0.19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cen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628930817610063" calcext:value-type="percentage">
            <text:p>0.6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rski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75949367088608" calcext:value-type="percentage">
            <text:p>57.59%</text:p>
          </table:table-cell>
          <table:table-cell table:style-name="ce22" office:value-type="percentage" office:value="0.00110034945163904" calcext:value-type="percentage">
            <text:p>0.1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rski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24050632911392" calcext:value-type="percentage">
            <text:p>42.41%</text:p>
          </table:table-cell>
          <table:table-cell table:style-name="ce22" office:value-type="percentage" office:value="0.000810147398459511" calcext:value-type="percentage">
            <text:p>0.08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theore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7515923566879" calcext:value-type="percentage">
            <text:p>67.52%</text:p>
          </table:table-cell>
          <table:table-cell table:style-name="ce22" office:value-type="percentage" office:value="0.00128172573487624" calcext:value-type="percentage">
            <text:p>0.12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theore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2484076433121" calcext:value-type="percentage">
            <text:p>32.48%</text:p>
          </table:table-cell>
          <table:table-cell table:style-name="ce22" office:value-type="percentage" office:value="0.000616679363006493" calcext:value-type="percentage">
            <text:p>0.06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88631334566692" calcext:value-type="percentage">
            <text:p>0.18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latin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87422159345111" calcext:value-type="percentage">
            <text:p>0.18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pag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70967741935484" calcext:value-type="percentage">
            <text:p>87.10%</text:p>
          </table:table-cell>
          <table:table-cell table:style-name="ce22" office:value-type="percentage" office:value="0.00163238654913484" calcext:value-type="percentage">
            <text:p>0.16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pag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29032258064516" calcext:value-type="percentage">
            <text:p>12.90%</text:p>
          </table:table-cell>
          <table:table-cell table:style-name="ce22" office:value-type="percentage" office:value="0.000241835044316272" calcext:value-type="percentage">
            <text:p>0.02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al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86212984123529" calcext:value-type="percentage">
            <text:p>0.18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floa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85003808901948" calcext:value-type="percentage">
            <text:p>0.18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dwl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83794633680367" calcext:value-type="percentage">
            <text:p>0.18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ps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82585458458785" calcext:value-type="percentage">
            <text:p>0.18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mpheq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59459459459459" calcext:value-type="percentage">
            <text:p>95.95%</text:p>
          </table:table-cell>
          <table:table-cell table:style-name="ce22" office:value-type="percentage" office:value="0.00171702881464553" calcext:value-type="percentage">
            <text:p>0.17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mpheq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405405405405406" calcext:value-type="percentage">
            <text:p>4.05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dfloa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700680272108844" calcext:value-type="percentage">
            <text:p>70.07%</text:p>
          </table:table-cell>
          <table:table-cell table:style-name="ce22" office:value-type="percentage" office:value="0.0012454504782288" calcext:value-type="percentage">
            <text:p>0.1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dflo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99319727891156" calcext:value-type="percentage">
            <text:p>29.93%</text:p>
          </table:table-cell>
          <table:table-cell table:style-name="ce22" office:value-type="percentage" office:value="0.000532037097495798" calcext:value-type="percentage">
            <text:p>0.05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lan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74121231907716" calcext:value-type="percentage">
            <text:p>0.17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you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15492957746479" calcext:value-type="percentage">
            <text:p>91.55%</text:p>
          </table:table-cell>
          <table:table-cell table:style-name="ce22" office:value-type="percentage" office:value="0.00157192778805577" calcext:value-type="percentage">
            <text:p>0.15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you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845070422535211" calcext:value-type="percentage">
            <text:p>8.45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la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70493706242972" calcext:value-type="percentage">
            <text:p>0.17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fi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6928453102139" calcext:value-type="percentage">
            <text:p>0.16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ario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85714285714286" calcext:value-type="percentage">
            <text:p>88.57%</text:p>
          </table:table-cell>
          <table:table-cell table:style-name="ce22" office:value-type="percentage" office:value="0.00149937727476089" calcext:value-type="percentage">
            <text:p>0.15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arior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14285714285714" calcext:value-type="percentage">
            <text:p>11.43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b-diagra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65657005356646" calcext:value-type="percentage">
            <text:p>0.16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xedmini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65657005356646" calcext:value-type="percentage">
            <text:p>0.16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ic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64447830135065" calcext:value-type="percentage">
            <text:p>0.16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tool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62029479691902" calcext:value-type="percentage">
            <text:p>0.16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jsc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57192778805577" calcext:value-type="percentage">
            <text:p>0.15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en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55983603583995" calcext:value-type="percentage">
            <text:p>0.15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rever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55983603583995" calcext:value-type="percentage">
            <text:p>0.15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nsymb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2248062015504" calcext:value-type="percentage">
            <text:p>99.22%</text:p>
          </table:table-cell>
          <table:table-cell table:style-name="ce22" office:value-type="percentage" office:value="0.00154774428362414" calcext:value-type="percentage">
            <text:p>0.15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nsymbo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775193798449612" calcext:value-type="percentage">
            <text:p>0.78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pertabul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53565253140833" calcext:value-type="percentage">
            <text:p>0.1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p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04761904761905" calcext:value-type="percentage">
            <text:p>90.48%</text:p>
          </table:table-cell>
          <table:table-cell table:style-name="ce22" office:value-type="percentage" office:value="0.00137845975260275" calcext:value-type="percentage">
            <text:p>0.13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pa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952380952380952" calcext:value-type="percentage">
            <text:p>9.52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hen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29032258064516" calcext:value-type="percentage">
            <text:p>62.90%</text:p>
          </table:table-cell>
          <table:table-cell table:style-name="ce22" office:value-type="percentage" office:value="0.00094315667283346" calcext:value-type="percentage">
            <text:p>0.09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hena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70967741935484" calcext:value-type="percentage">
            <text:p>37.10%</text:p>
          </table:table-cell>
          <table:table-cell table:style-name="ce22" office:value-type="percentage" office:value="0.000556220601927425" calcext:value-type="percentage">
            <text:p>0.05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ctst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48728552254507" calcext:value-type="percentage">
            <text:p>0.14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unit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18181818181818" calcext:value-type="percentage">
            <text:p>81.82%</text:p>
          </table:table-cell>
          <table:table-cell table:style-name="ce22" office:value-type="percentage" office:value="0.00119708346936555" calcext:value-type="percentage">
            <text:p>0.12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unit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81818181818182" calcext:value-type="percentage">
            <text:p>18.18%</text:p>
          </table:table-cell>
          <table:table-cell table:style-name="ce22" office:value-type="percentage" office:value="0.000266018548747899" calcext:value-type="percentage">
            <text:p>0.0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teti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81512605042017" calcext:value-type="percentage">
            <text:p>78.15%</text:p>
          </table:table-cell>
          <table:table-cell table:style-name="ce22" office:value-type="percentage" office:value="0.00112453295607066" calcext:value-type="percentage">
            <text:p>0.1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squot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12605042016807" calcext:value-type="percentage">
            <text:p>51.26%</text:p>
          </table:table-cell>
          <table:table-cell table:style-name="ce22" office:value-type="percentage" office:value="0.000737596885164629" calcext:value-type="percentage">
            <text:p>0.07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squot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87394957983193" calcext:value-type="percentage">
            <text:p>48.74%</text:p>
          </table:table-cell>
          <table:table-cell table:style-name="ce22" office:value-type="percentage" office:value="0.000701321628517188" calcext:value-type="percentage">
            <text:p>0.07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tetim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18487394957983" calcext:value-type="percentage">
            <text:p>21.85%</text:p>
          </table:table-cell>
          <table:table-cell table:style-name="ce22" office:value-type="percentage" office:value="0.000314385557611153" calcext:value-type="percentage">
            <text:p>0.0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ype1c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41473500925019" calcext:value-type="percentage">
            <text:p>0.14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ushe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1452991452992" calcext:value-type="percentage">
            <text:p>99.15%</text:p>
          </table:table-cell>
          <table:table-cell table:style-name="ce22" office:value-type="percentage" office:value="0.00140264325703438" calcext:value-type="percentage">
            <text:p>0.1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menc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35042735042735" calcext:value-type="percentage">
            <text:p>73.50%</text:p>
          </table:table-cell>
          <table:table-cell table:style-name="ce22" office:value-type="percentage" office:value="0.00103989069055997" calcext:value-type="percentage">
            <text:p>0.1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menc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64957264957265" calcext:value-type="percentage">
            <text:p>26.50%</text:p>
          </table:table-cell>
          <table:table-cell table:style-name="ce22" office:value-type="percentage" office:value="0.000374844318690221" calcext:value-type="percentage">
            <text:p>0.03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ushen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854700854700855" calcext:value-type="percentage">
            <text:p>0.85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otno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37845975260275" calcext:value-type="percentage">
            <text:p>0.13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gra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3300927437395" calcext:value-type="percentage">
            <text:p>0.13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ricks-ad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30590923930787" calcext:value-type="percentage">
            <text:p>0.1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bb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92452830188679" calcext:value-type="percentage">
            <text:p>79.25%</text:p>
          </table:table-cell>
          <table:table-cell table:style-name="ce22" office:value-type="percentage" office:value="0.00101570718612834" calcext:value-type="percentage">
            <text:p>0.1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bbo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07547169811321" calcext:value-type="percentage">
            <text:p>20.75%</text:p>
          </table:table-cell>
          <table:table-cell table:style-name="ce22" office:value-type="percentage" office:value="0.000266018548747899" calcext:value-type="percentage">
            <text:p>0.0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0384615384615" calcext:value-type="percentage">
            <text:p>99.04%</text:p>
          </table:table-cell>
          <table:table-cell table:style-name="ce22" office:value-type="percentage" office:value="0.0012454504782288" calcext:value-type="percentage">
            <text:p>0.1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r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961538461538462" calcext:value-type="percentage">
            <text:p>0.96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70873786407767" calcext:value-type="percentage">
            <text:p>97.09%</text:p>
          </table:table-cell>
          <table:table-cell table:style-name="ce22" office:value-type="percentage" office:value="0.00120917522158136" calcext:value-type="percentage">
            <text:p>0.1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fon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29126213592233" calcext:value-type="percentage">
            <text:p>2.91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aft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23335872601299" calcext:value-type="percentage">
            <text:p>0.12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lasphysi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80392156862745" calcext:value-type="percentage">
            <text:p>98.04%</text:p>
          </table:table-cell>
          <table:table-cell table:style-name="ce22" office:value-type="percentage" office:value="0.00120917522158136" calcext:value-type="percentage">
            <text:p>0.1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lasphysic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196078431372549" calcext:value-type="percentage">
            <text:p>1.96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sym.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22126697379717" calcext:value-type="percentage">
            <text:p>0.1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9009900990099" calcext:value-type="percentage">
            <text:p>99.01%</text:p>
          </table:table-cell>
          <table:table-cell table:style-name="ce22" office:value-type="percentage" office:value="0.00120917522158136" calcext:value-type="percentage">
            <text:p>0.1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abl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099009900990099" calcext:value-type="percentage">
            <text:p>0.9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p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20917522158136" calcext:value-type="percentage">
            <text:p>0.1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rv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89795918367347" calcext:value-type="percentage">
            <text:p>98.98%</text:p>
          </table:table-cell>
          <table:table-cell table:style-name="ce22" office:value-type="percentage" office:value="0.00117289996493392" calcext:value-type="percentage">
            <text:p>0.1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rv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102040816326531" calcext:value-type="percentage">
            <text:p>1.02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xodra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11244120385485" calcext:value-type="percentage">
            <text:p>0.1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oatfl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04347826086956" calcext:value-type="percentage">
            <text:p>80.43%</text:p>
          </table:table-cell>
          <table:table-cell table:style-name="ce22" office:value-type="percentage" office:value="0.000894789663970206" calcext:value-type="percentage">
            <text:p>0.08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oatfl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95652173913043" calcext:value-type="percentage">
            <text:p>19.57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-c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08825769942322" calcext:value-type="percentage">
            <text:p>0.10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as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43820224719101" calcext:value-type="percentage">
            <text:p>94.38%</text:p>
          </table:table-cell>
          <table:table-cell table:style-name="ce22" office:value-type="percentage" office:value="0.00101570718612834" calcext:value-type="percentage">
            <text:p>0.1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aste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561797752808989" calcext:value-type="percentage">
            <text:p>5.62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oo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05198244277578" calcext:value-type="percentage">
            <text:p>0.1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eqnarra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03989069055997" calcext:value-type="percentage">
            <text:p>0.1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add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23255813953488" calcext:value-type="percentage">
            <text:p>52.33%</text:p>
          </table:table-cell>
          <table:table-cell table:style-name="ce22" office:value-type="percentage" office:value="0.000544128849711612" calcext:value-type="percentage">
            <text:p>0.0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add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76744186046512" calcext:value-type="percentage">
            <text:p>47.67%</text:p>
          </table:table-cell>
          <table:table-cell table:style-name="ce22" office:value-type="percentage" office:value="0.000495761840848357" calcext:value-type="percentage">
            <text:p>0.05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arrow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02779893834416" calcext:value-type="percentage">
            <text:p>0.10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rt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02779893834416" calcext:value-type="percentage">
            <text:p>0.10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eq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101570718612834" calcext:value-type="percentage">
            <text:p>0.1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x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31325301204819" calcext:value-type="percentage">
            <text:p>83.13%</text:p>
          </table:table-cell>
          <table:table-cell table:style-name="ce22" office:value-type="percentage" office:value="0.000834330902891138" calcext:value-type="percentage">
            <text:p>0.08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xfon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8674698795181" calcext:value-type="percentage">
            <text:p>16.87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djust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16049382716049" calcext:value-type="percentage">
            <text:p>71.60%</text:p>
          </table:table-cell>
          <table:table-cell table:style-name="ce22" office:value-type="percentage" office:value="0.000701321628517188" calcext:value-type="percentage">
            <text:p>0.07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djustbo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83950617283951" calcext:value-type="percentage">
            <text:p>28.40%</text:p>
          </table:table-cell>
          <table:table-cell table:style-name="ce22" office:value-type="percentage" office:value="0.000278110300963713" calcext:value-type="percentage">
            <text:p>0.02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s-bib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967340177265088" calcext:value-type="percentage">
            <text:p>0.09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ica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94315667283346" calcext:value-type="percentage">
            <text:p>0.09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pcrc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61538461538462" calcext:value-type="percentage">
            <text:p>96.15%</text:p>
          </table:table-cell>
          <table:table-cell table:style-name="ce22" office:value-type="percentage" office:value="0.000906881416186019" calcext:value-type="percentage">
            <text:p>0.09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pcrc2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384615384615385" calcext:value-type="percentage">
            <text:p>3.85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lrs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918973168401833" calcext:value-type="percentage">
            <text:p>0.09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rginno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918973168401833" calcext:value-type="percentage">
            <text:p>0.09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alef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906881416186019" calcext:value-type="percentage">
            <text:p>0.09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larra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906881416186019" calcext:value-type="percentage">
            <text:p>0.09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fra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906881416186019" calcext:value-type="percentage">
            <text:p>0.09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ga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894789663970206" calcext:value-type="percentage">
            <text:p>0.08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aphpa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894789663970206" calcext:value-type="percentage">
            <text:p>0.08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ge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894789663970206" calcext:value-type="percentage">
            <text:p>0.08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ct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45945945945946" calcext:value-type="percentage">
            <text:p>94.59%</text:p>
          </table:table-cell>
          <table:table-cell table:style-name="ce22" office:value-type="percentage" office:value="0.000846422655106951" calcext:value-type="percentage">
            <text:p>0.08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refloa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32432432432432" calcext:value-type="percentage">
            <text:p>93.24%</text:p>
          </table:table-cell>
          <table:table-cell table:style-name="ce22" office:value-type="percentage" office:value="0.000834330902891138" calcext:value-type="percentage">
            <text:p>0.08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refloa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675675675675676" calcext:value-type="percentage">
            <text:p>6.76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ct2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540540540540541" calcext:value-type="percentage">
            <text:p>5.41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st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882697911754392" calcext:value-type="percentage">
            <text:p>0.08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ngeb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67123287671233" calcext:value-type="percentage">
            <text:p>76.71%</text:p>
          </table:table-cell>
          <table:table-cell table:style-name="ce22" office:value-type="percentage" office:value="0.000677138124085561" calcext:value-type="percentage">
            <text:p>0.06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ngeba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32876712328767" calcext:value-type="percentage">
            <text:p>23.29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kecel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870606159538579" calcext:value-type="percentage">
            <text:p>0.08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870606159538579" calcext:value-type="percentage">
            <text:p>0.08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gstru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846422655106951" calcext:value-type="percentage">
            <text:p>0.08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ci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834330902891138" calcext:value-type="percentage">
            <text:p>0.08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uni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52941176470588" calcext:value-type="percentage">
            <text:p>85.29%</text:p>
          </table:table-cell>
          <table:table-cell table:style-name="ce22" office:value-type="percentage" office:value="0.000701321628517188" calcext:value-type="percentage">
            <text:p>0.07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uni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47058823529412" calcext:value-type="percentage">
            <text:p>14.71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ns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70149253731343" calcext:value-type="percentage">
            <text:p>97.01%</text:p>
          </table:table-cell>
          <table:table-cell table:style-name="ce22" office:value-type="percentage" office:value="0.000785963894027884" calcext:value-type="percentage">
            <text:p>0.07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nso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298507462686567" calcext:value-type="percentage">
            <text:p>2.99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o-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798055646243697" calcext:value-type="percentage">
            <text:p>0.08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dra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798055646243697" calcext:value-type="percentage">
            <text:p>0.08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24242424242424" calcext:value-type="percentage">
            <text:p>92.42%</text:p>
          </table:table-cell>
          <table:table-cell table:style-name="ce22" office:value-type="percentage" office:value="0.000737596885164629" calcext:value-type="percentage">
            <text:p>0.07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c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757575757575758" calcext:value-type="percentage">
            <text:p>7.58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ngcnt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785963894027884" calcext:value-type="percentage">
            <text:p>0.07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citeplu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69230769230769" calcext:value-type="percentage">
            <text:p>96.92%</text:p>
          </table:table-cell>
          <table:table-cell table:style-name="ce22" office:value-type="percentage" office:value="0.000761780389596256" calcext:value-type="percentage">
            <text:p>0.07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oatro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23076923076923" calcext:value-type="percentage">
            <text:p>92.31%</text:p>
          </table:table-cell>
          <table:table-cell table:style-name="ce22" office:value-type="percentage" office:value="0.000725505132948815" calcext:value-type="percentage">
            <text:p>0.07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agram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07692307692308" calcext:value-type="percentage">
            <text:p>50.77%</text:p>
          </table:table-cell>
          <table:table-cell table:style-name="ce22" office:value-type="percentage" office:value="0.000399027823121849" calcext:value-type="percentage">
            <text:p>0.0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agra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492307692307692" calcext:value-type="percentage">
            <text:p>49.23%</text:p>
          </table:table-cell>
          <table:table-cell table:style-name="ce22" office:value-type="percentage" office:value="0.000386936070906035" calcext:value-type="percentage">
            <text:p>0.03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oatrow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769230769230769" calcext:value-type="percentage">
            <text:p>7.69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citeplu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307692307692308" calcext:value-type="percentage">
            <text:p>3.08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cinp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761780389596256" calcext:value-type="percentage">
            <text:p>0.07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h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761780389596256" calcext:value-type="percentage">
            <text:p>0.07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84126984126984" calcext:value-type="percentage">
            <text:p>98.41%</text:p>
          </table:table-cell>
          <table:table-cell table:style-name="ce22" office:value-type="percentage" office:value="0.000749688637380443" calcext:value-type="percentage">
            <text:p>0.07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xm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2063492063492" calcext:value-type="percentage">
            <text:p>92.06%</text:p>
          </table:table-cell>
          <table:table-cell table:style-name="ce22" office:value-type="percentage" office:value="0.000701321628517188" calcext:value-type="percentage">
            <text:p>0.07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x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793650793650794" calcext:value-type="percentage">
            <text:p>7.94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158730158730159" calcext:value-type="percentage">
            <text:p>1.5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pt-o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749688637380443" calcext:value-type="percentage">
            <text:p>0.07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ldger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749688637380443" calcext:value-type="percentage">
            <text:p>0.07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ron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90322580645161" calcext:value-type="percentage">
            <text:p>79.03%</text:p>
          </table:table-cell>
          <table:table-cell table:style-name="ce22" office:value-type="percentage" office:value="0.000592495858574866" calcext:value-type="percentage">
            <text:p>0.05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rony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09677419354839" calcext:value-type="percentage">
            <text:p>20.97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ackr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713413380733002" calcext:value-type="percentage">
            <text:p>0.07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flo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96551724137931" calcext:value-type="percentage">
            <text:p>89.66%</text:p>
          </table:table-cell>
          <table:table-cell table:style-name="ce22" office:value-type="percentage" office:value="0.000628771115222307" calcext:value-type="percentage">
            <text:p>0.06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floa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03448275862069" calcext:value-type="percentage">
            <text:p>10.34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eftid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689229876301375" calcext:value-type="percentage">
            <text:p>0.06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teso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665046371869748" calcext:value-type="percentage">
            <text:p>0.06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cbibin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36363636363636" calcext:value-type="percentage">
            <text:p>83.64%</text:p>
          </table:table-cell>
          <table:table-cell table:style-name="ce22" office:value-type="percentage" office:value="0.000556220601927425" calcext:value-type="percentage">
            <text:p>0.05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cbibi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63636363636364" calcext:value-type="percentage">
            <text:p>16.36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ograp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64086286743812" calcext:value-type="percentage">
            <text:p>0.06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ota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64086286743812" calcext:value-type="percentage">
            <text:p>0.06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agged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67924528301887" calcext:value-type="percentage">
            <text:p>86.79%</text:p>
          </table:table-cell>
          <table:table-cell table:style-name="ce22" office:value-type="percentage" office:value="0.000556220601927425" calcext:value-type="percentage">
            <text:p>0.05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agged2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32075471698113" calcext:value-type="percentage">
            <text:p>13.21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pha_ecr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628771115222307" calcext:value-type="percentage">
            <text:p>0.06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628771115222307" calcext:value-type="percentage">
            <text:p>0.06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ng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80769230769231" calcext:value-type="percentage">
            <text:p>98.08%</text:p>
          </table:table-cell>
          <table:table-cell table:style-name="ce22" office:value-type="percentage" office:value="0.000616679363006493" calcext:value-type="percentage">
            <text:p>0.06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uri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23076923076923" calcext:value-type="percentage">
            <text:p>92.31%</text:p>
          </table:table-cell>
          <table:table-cell table:style-name="ce22" office:value-type="percentage" office:value="0.000580404106359052" calcext:value-type="percentage">
            <text:p>0.05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eeetrantool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07692307692308" calcext:value-type="percentage">
            <text:p>80.77%</text:p>
          </table:table-cell>
          <table:table-cell table:style-name="ce22" office:value-type="percentage" office:value="0.000507853593064171" calcext:value-type="percentage">
            <text:p>0.05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eeetranto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92307692307692" calcext:value-type="percentage">
            <text:p>19.23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urie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769230769230769" calcext:value-type="percentage">
            <text:p>7.69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ngpag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192307692307692" calcext:value-type="percentage">
            <text:p>1.92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ff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43137254901961" calcext:value-type="percentage">
            <text:p>84.31%</text:p>
          </table:table-cell>
          <table:table-cell table:style-name="ce22" office:value-type="percentage" office:value="0.000519945345279985" calcext:value-type="percentage">
            <text:p>0.05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ypearea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784313725490196" calcext:value-type="percentage">
            <text:p>78.43%</text:p>
          </table:table-cell>
          <table:table-cell table:style-name="ce22" office:value-type="percentage" office:value="0.000483670088632544" calcext:value-type="percentage">
            <text:p>0.04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clof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47058823529412" calcext:value-type="percentage">
            <text:p>64.71%</text:p>
          </table:table-cell>
          <table:table-cell table:style-name="ce22" office:value-type="percentage" office:value="0.000399027823121849" calcext:value-type="percentage">
            <text:p>0.0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clof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52941176470588" calcext:value-type="percentage">
            <text:p>35.29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ypeare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15686274509804" calcext:value-type="percentage">
            <text:p>21.57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ffil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56862745098039" calcext:value-type="percentage">
            <text:p>15.69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germa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60458761079068" calcext:value-type="percentage">
            <text:p>0.06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4" calcext:value-type="percentage">
            <text:p>94.00%</text:p>
          </table:table-cell>
          <table:table-cell table:style-name="ce22" office:value-type="percentage" office:value="0.000568312354143239" calcext:value-type="percentage">
            <text:p>0.05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tleto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4" calcext:value-type="percentage">
            <text:p>84.00%</text:p>
          </table:table-cell>
          <table:table-cell table:style-name="ce22" office:value-type="percentage" office:value="0.000507853593064171" calcext:value-type="percentage">
            <text:p>0.05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tleto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" calcext:value-type="percentage">
            <text:p>16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tre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6" calcext:value-type="percentage">
            <text:p>6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mto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92495858574866" calcext:value-type="percentage">
            <text:p>0.05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dwta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92495858574866" calcext:value-type="percentage">
            <text:p>0.05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otflo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38775510204082" calcext:value-type="percentage">
            <text:p>93.88%</text:p>
          </table:table-cell>
          <table:table-cell table:style-name="ce22" office:value-type="percentage" office:value="0.000556220601927425" calcext:value-type="percentage">
            <text:p>0.05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desig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18367346938776" calcext:value-type="percentage">
            <text:p>91.84%</text:p>
          </table:table-cell>
          <table:table-cell table:style-name="ce22" office:value-type="percentage" office:value="0.000544128849711612" calcext:value-type="percentage">
            <text:p>0.0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desig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816326530612245" calcext:value-type="percentage">
            <text:p>8.16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otfloa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612244897959184" calcext:value-type="percentage">
            <text:p>6.12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figm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80404106359052" calcext:value-type="percentage">
            <text:p>0.05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ou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68312354143239" calcext:value-type="percentage">
            <text:p>0.05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d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56220601927425" calcext:value-type="percentage">
            <text:p>0.05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scma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56220601927425" calcext:value-type="percentage">
            <text:p>0.05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eynm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78260869565217" calcext:value-type="percentage">
            <text:p>97.83%</text:p>
          </table:table-cell>
          <table:table-cell table:style-name="ce22" office:value-type="percentage" office:value="0.000544128849711612" calcext:value-type="percentage">
            <text:p>0.0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msar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73913043478261" calcext:value-type="percentage">
            <text:p>67.39%</text:p>
          </table:table-cell>
          <table:table-cell table:style-name="ce22" office:value-type="percentage" office:value="0.000374844318690221" calcext:value-type="percentage">
            <text:p>0.03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msa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26086956521739" calcext:value-type="percentage">
            <text:p>32.61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eynm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217391304347826" calcext:value-type="percentage">
            <text:p>2.17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yracc.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44128849711612" calcext:value-type="percentage">
            <text:p>0.0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erma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44128849711612" calcext:value-type="percentage">
            <text:p>0.05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ular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32037097495798" calcext:value-type="percentage">
            <text:p>0.05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tex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32037097495798" calcext:value-type="percentage">
            <text:p>0.05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rsco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32037097495798" calcext:value-type="percentage">
            <text:p>0.05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dw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532037097495798" calcext:value-type="percentage">
            <text:p>0.05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plexit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36363636363636" calcext:value-type="percentage">
            <text:p>63.64%</text:p>
          </table:table-cell>
          <table:table-cell table:style-name="ce22" office:value-type="percentage" office:value="0.000338569062042781" calcext:value-type="percentage">
            <text:p>0.03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plexity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63636363636364" calcext:value-type="percentage">
            <text:p>36.36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c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80952380952381" calcext:value-type="percentage">
            <text:p>88.10%</text:p>
          </table:table-cell>
          <table:table-cell table:style-name="ce22" office:value-type="percentage" office:value="0.000447394831985103" calcext:value-type="percentage">
            <text:p>0.04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tpo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23809523809524" calcext:value-type="percentage">
            <text:p>52.38%</text:p>
          </table:table-cell>
          <table:table-cell table:style-name="ce22" office:value-type="percentage" office:value="0.000266018548747899" calcext:value-type="percentage">
            <text:p>0.0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tp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476190476190476" calcext:value-type="percentage">
            <text:p>47.62%</text:p>
          </table:table-cell>
          <table:table-cell table:style-name="ce22" office:value-type="percentage" office:value="0.000241835044316272" calcext:value-type="percentage">
            <text:p>0.02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co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19047619047619" calcext:value-type="percentage">
            <text:p>11.9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95761840848357" calcext:value-type="percentage">
            <text:p>0.05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heading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95761840848357" calcext:value-type="percentage">
            <text:p>0.05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lligr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83670088632544" calcext:value-type="percentage">
            <text:p>0.04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f.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83670088632544" calcext:value-type="percentage">
            <text:p>0.04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mplewic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83670088632544" calcext:value-type="percentage">
            <text:p>0.04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okmar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" calcext:value-type="percentage">
            <text:p>90.00%</text:p>
          </table:table-cell>
          <table:table-cell table:style-name="ce22" office:value-type="percentage" office:value="0.000435303079769289" calcext:value-type="percentage">
            <text:p>0.04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okmar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" calcext:value-type="percentage">
            <text:p>1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ctexw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7157833641673" calcext:value-type="percentage">
            <text:p>0.04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ve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7157833641673" calcext:value-type="percentage">
            <text:p>0.04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dfram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41025641025641" calcext:value-type="percentage">
            <text:p>64.10%</text:p>
          </table:table-cell>
          <table:table-cell table:style-name="ce22" office:value-type="percentage" office:value="0.00030229380539534" calcext:value-type="percentage">
            <text:p>0.03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dframe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58974358974359" calcext:value-type="percentage">
            <text:p>35.90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lindtex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59486584200917" calcext:value-type="percentage">
            <text:p>0.04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y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59486584200917" calcext:value-type="percentage">
            <text:p>0.04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bma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8421052631579" calcext:value-type="percentage">
            <text:p>68.42%</text:p>
          </table:table-cell>
          <table:table-cell table:style-name="ce22" office:value-type="percentage" office:value="0.000314385557611153" calcext:value-type="percentage">
            <text:p>0.0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ng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52631578947368" calcext:value-type="percentage">
            <text:p>55.26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ng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47368421052632" calcext:value-type="percentage">
            <text:p>44.74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bm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1578947368421" calcext:value-type="percentage">
            <text:p>31.58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o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35303079769289" calcext:value-type="percentage">
            <text:p>0.04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etty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35303079769289" calcext:value-type="percentage">
            <text:p>0.04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ettr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35303079769289" calcext:value-type="percentage">
            <text:p>0.04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nge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33333333333333" calcext:value-type="percentage">
            <text:p>83.33%</text:p>
          </table:table-cell>
          <table:table-cell table:style-name="ce22" office:value-type="percentage" office:value="0.000362752566474408" calcext:value-type="percentage">
            <text:p>0.03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eguil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83333333333333" calcext:value-type="percentage">
            <text:p>58.33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eguil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416666666666667" calcext:value-type="percentage">
            <text:p>41.67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ngepag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6666666666667" calcext:value-type="percentage">
            <text:p>16.67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heppu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23211327553476" calcext:value-type="percentage">
            <text:p>0.04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lkarra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23211327553476" calcext:value-type="percentage">
            <text:p>0.04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reakcit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11119575337662" calcext:value-type="percentage">
            <text:p>0.04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blfloatfi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11119575337662" calcext:value-type="percentage">
            <text:p>0.04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411119575337662" calcext:value-type="percentage">
            <text:p>0.04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70588235294118" calcext:value-type="percentage">
            <text:p>97.06%</text:p>
          </table:table-cell>
          <table:table-cell table:style-name="ce22" office:value-type="percentage" office:value="0.000399027823121849" calcext:value-type="percentage">
            <text:p>0.0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294117647058824" calcext:value-type="percentage">
            <text:p>2.94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dertil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99027823121849" calcext:value-type="percentage">
            <text:p>0.0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eynm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99027823121849" calcext:value-type="percentage">
            <text:p>0.0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xodraw4j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99027823121849" calcext:value-type="percentage">
            <text:p>0.0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entern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99027823121849" calcext:value-type="percentage">
            <text:p>0.04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mpri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06060606060606" calcext:value-type="percentage">
            <text:p>60.61%</text:p>
          </table:table-cell>
          <table:table-cell table:style-name="ce22" office:value-type="percentage" office:value="0.000241835044316272" calcext:value-type="percentage">
            <text:p>0.02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mprin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93939393939394" calcext:value-type="percentage">
            <text:p>39.39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aci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86936070906035" calcext:value-type="percentage">
            <text:p>0.03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iasc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86936070906035" calcext:value-type="percentage">
            <text:p>0.03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nlab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86936070906035" calcext:value-type="percentage">
            <text:p>0.03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74844318690221" calcext:value-type="percentage">
            <text:p>0.03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kz-grap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74844318690221" calcext:value-type="percentage">
            <text:p>0.03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ac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74844318690221" calcext:value-type="percentage">
            <text:p>0.03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ussproo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74844318690221" calcext:value-type="percentage">
            <text:p>0.03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strac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03225806451613" calcext:value-type="percentage">
            <text:p>90.32%</text:p>
          </table:table-cell>
          <table:table-cell table:style-name="ce22" office:value-type="percentage" office:value="0.000338569062042781" calcext:value-type="percentage">
            <text:p>0.03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strac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967741935483871" calcext:value-type="percentage">
            <text:p>9.68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20elb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62752566474408" calcext:value-type="percentage">
            <text:p>0.03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r-hyp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62752566474408" calcext:value-type="percentage">
            <text:p>0.03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ado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62752566474408" calcext:value-type="percentage">
            <text:p>0.03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pt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62752566474408" calcext:value-type="percentage">
            <text:p>0.03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qpar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62752566474408" calcext:value-type="percentage">
            <text:p>0.03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x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62752566474408" calcext:value-type="percentage">
            <text:p>0.03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hche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66666666666667" calcext:value-type="percentage">
            <text:p>86.67%</text:p>
          </table:table-cell>
          <table:table-cell table:style-name="ce22" office:value-type="percentage" office:value="0.000314385557611153" calcext:value-type="percentage">
            <text:p>0.0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hche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33333333333333" calcext:value-type="percentage">
            <text:p>13.33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mpo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50660814258594" calcext:value-type="percentage">
            <text:p>0.03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entr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50660814258594" calcext:value-type="percentage">
            <text:p>0.03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scin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50660814258594" calcext:value-type="percentage">
            <text:p>0.03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pars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38569062042781" calcext:value-type="percentage">
            <text:p>0.03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c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38569062042781" calcext:value-type="percentage">
            <text:p>0.03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ma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38569062042781" calcext:value-type="percentage">
            <text:p>0.03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l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92857142857143" calcext:value-type="percentage">
            <text:p>89.29%</text:p>
          </table:table-cell>
          <table:table-cell table:style-name="ce22" office:value-type="percentage" office:value="0.00030229380539534" calcext:value-type="percentage">
            <text:p>0.03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tablea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tableau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le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07142857142857" calcext:value-type="percentage">
            <text:p>10.71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cc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26477309826967" calcext:value-type="percentage">
            <text:p>0.03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req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26477309826967" calcext:value-type="percentage">
            <text:p>0.03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aw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2962962962963" calcext:value-type="percentage">
            <text:p>62.96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awfon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7037037037037" calcext:value-type="percentage">
            <text:p>37.04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ortla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14385557611153" calcext:value-type="percentage">
            <text:p>0.0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leconte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14385557611153" calcext:value-type="percentage">
            <text:p>0.0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20la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14385557611153" calcext:value-type="percentage">
            <text:p>0.03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pol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0229380539534" calcext:value-type="percentage">
            <text:p>0.03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gi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30229380539534" calcext:value-type="percentage">
            <text:p>0.03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cap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4" calcext:value-type="percentage">
            <text:p>84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captio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" calcext:value-type="percentage">
            <text:p>16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zi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78110300963713" calcext:value-type="percentage">
            <text:p>0.02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onequa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78110300963713" calcext:value-type="percentage">
            <text:p>0.02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78110300963713" calcext:value-type="percentage">
            <text:p>0.02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asa_harvar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66018548747899" calcext:value-type="percentage">
            <text:p>0.0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yntonl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66018548747899" calcext:value-type="percentage">
            <text:p>0.0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sho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66018548747899" calcext:value-type="percentage">
            <text:p>0.0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ecomp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66018548747899" calcext:value-type="percentage">
            <text:p>0.0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emarro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66018548747899" calcext:value-type="percentage">
            <text:p>0.0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er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66018548747899" calcext:value-type="percentage">
            <text:p>0.02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pd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54545454545455" calcext:value-type="percentage">
            <text:p>95.45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uto-pst-pd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36363636363636" calcext:value-type="percentage">
            <text:p>63.64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uto-pst-pd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63636363636364" calcext:value-type="percentage">
            <text:p>36.36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pd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454545454545455" calcext:value-type="percentage">
            <text:p>4.55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rtvr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uriern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parti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arg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m-resta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tpres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tl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qnarra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plots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late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53926796532085" calcext:value-type="percentage">
            <text:p>0.02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ngu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41835044316272" calcext:value-type="percentage">
            <text:p>0.02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ag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41835044316272" calcext:value-type="percentage">
            <text:p>0.02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uff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41835044316272" calcext:value-type="percentage">
            <text:p>0.02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pcap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41835044316272" calcext:value-type="percentage">
            <text:p>0.02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idetex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41835044316272" calcext:value-type="percentage">
            <text:p>0.02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me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29743292100458" calcext:value-type="percentage">
            <text:p>0.02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cvsec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29743292100458" calcext:value-type="percentage">
            <text:p>0.02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t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29743292100458" calcext:value-type="percentage">
            <text:p>0.02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eq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29743292100458" calcext:value-type="percentage">
            <text:p>0.02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env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29743292100458" calcext:value-type="percentage">
            <text:p>0.02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eudoco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29743292100458" calcext:value-type="percentage">
            <text:p>0.02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aucanson-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29743292100458" calcext:value-type="percentage">
            <text:p>0.02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igrap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29743292100458" calcext:value-type="percentage">
            <text:p>0.02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ckr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47368421052632" calcext:value-type="percentage">
            <text:p>94.74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vec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31578947368421" calcext:value-type="percentage">
            <text:p>63.16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vec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68421052631579" calcext:value-type="percentage">
            <text:p>36.84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ck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526315789473684" calcext:value-type="percentage">
            <text:p>5.26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com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m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lncsdo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coi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ifthe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lefootno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nflo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17651539884645" calcext:value-type="percentage">
            <text:p>0.02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manti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11111111111111" calcext:value-type="percentage">
            <text:p>61.11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mant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88888888888889" calcext:value-type="percentage">
            <text:p>38.89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ee-dvip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mtcou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ld-extr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eyv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mres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nf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heq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205559787668831" calcext:value-type="percentage">
            <text:p>0.02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41176470588235" calcext:value-type="percentage">
            <text:p>94.12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588235294117647" calcext:value-type="percentage">
            <text:p>5.88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metrik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asa_man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oof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edspa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pdl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compati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f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-q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oublespa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93468035453017" calcext:value-type="percentage">
            <text:p>0.019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rpage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75" calcext:value-type="percentage">
            <text:p>87.50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f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mlau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25" calcext:value-type="percentage">
            <text:p>62.5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mlaut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75" calcext:value-type="percentage">
            <text:p>37.5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fstyl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rpage2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25" calcext:value-type="percentage">
            <text:p>12.5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alik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colm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tex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medi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gdeli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pfei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emar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bordermatri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ers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81376283237204" calcext:value-type="percentage">
            <text:p>0.01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laspackag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33333333333333" calcext:value-type="percentage">
            <text:p>93.33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raftcopy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733333333333333" calcext:value-type="percentage">
            <text:p>73.33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tcas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ntou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" calcext:value-type="percentage">
            <text:p>6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d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33333333333333" calcext:value-type="percentage">
            <text:p>53.33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lerv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33333333333333" calcext:value-type="percentage">
            <text:p>53.33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lerv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466666666666667" calcext:value-type="percentage">
            <text:p>46.67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d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66666666666667" calcext:value-type="percentage">
            <text:p>46.67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ntou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4" calcext:value-type="percentage">
            <text:p>4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tcas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raftcop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66666666666667" calcext:value-type="percentage">
            <text:p>26.67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laspack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666666666666667" calcext:value-type="percentage">
            <text:p>6.67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kt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omann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ci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ogra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tm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anspare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6928453102139" calcext:value-type="percentage">
            <text:p>0.01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57142857142857" calcext:value-type="percentage">
            <text:p>85.71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roppin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57142857142857" calcext:value-type="percentage">
            <text:p>85.71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o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42857142857143" calcext:value-type="percentage">
            <text:p>64.29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oo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57142857142857" calcext:value-type="percentage">
            <text:p>35.71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ropp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42857142857143" calcext:value-type="percentage">
            <text:p>14.29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42857142857143" calcext:value-type="percentage">
            <text:p>14.29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pictu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as_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arwid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gamep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v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pag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rexte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cd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rwchanca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tex8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57192778805577" calcext:value-type="percentage">
            <text:p>0.01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eq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23076923076923" calcext:value-type="percentage">
            <text:p>92.31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lr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23076923076923" calcext:value-type="percentage">
            <text:p>92.31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23076923076923" calcext:value-type="percentage">
            <text:p>92.31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das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23076923076923" calcext:value-type="percentage">
            <text:p>92.31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lossari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92307692307692" calcext:value-type="percentage">
            <text:p>69.23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lossari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07692307692308" calcext:value-type="percentage">
            <text:p>30.77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e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769230769230769" calcext:value-type="percentage">
            <text:p>7.6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das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769230769230769" calcext:value-type="percentage">
            <text:p>7.6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l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769230769230769" calcext:value-type="percentage">
            <text:p>7.6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eq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769230769230769" calcext:value-type="percentage">
            <text:p>7.6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fpi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fdraf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20ja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you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45101026589763" calcext:value-type="percentage">
            <text:p>0.01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wlabe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16666666666667" calcext:value-type="percentage">
            <text:p>91.67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16666666666667" calcext:value-type="percentage">
            <text:p>91.67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vie15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33333333333333" calcext:value-type="percentage">
            <text:p>83.33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vie15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6666666666667" calcext:value-type="percentage">
            <text:p>1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wlabel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833333333333333" calcext:value-type="percentage">
            <text:p>8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833333333333333" calcext:value-type="percentage">
            <text:p>8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verci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alfa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scrip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pter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urnst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3dpl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-3dpl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jkutf8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pagen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librarysnak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oatpa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vir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mmib57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ta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libraryarrow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tx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phalp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rti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m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3300927437395" calcext:value-type="percentage">
            <text:p>0.013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ptiona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09090909090909" calcext:value-type="percentage">
            <text:p>90.91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dersco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09090909090909" calcext:value-type="percentage">
            <text:p>90.91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trick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909090909090909" calcext:value-type="percentage">
            <text:p>90.91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ramon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909090909090909" calcext:value-type="percentage">
            <text:p>90.91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nito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18181818181818" calcext:value-type="percentage">
            <text:p>81.82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nito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81818181818182" calcext:value-type="percentage">
            <text:p>18.18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ption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909090909090909" calcext:value-type="percentage">
            <text:p>9.0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derscor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909090909090909" calcext:value-type="percentage">
            <text:p>9.0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ramon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0909090909090909" calcext:value-type="percentage">
            <text:p>9.0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trick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0909090909090909" calcext:value-type="percentage">
            <text:p>9.0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fcou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t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mi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texca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ep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fchec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str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sci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nyfontsiz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al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20917522158136" calcext:value-type="percentage">
            <text:p>0.01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comme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" calcext:value-type="percentage">
            <text:p>8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tgree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" calcext:value-type="percentage">
            <text:p>8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lascove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7" calcext:value-type="percentage">
            <text:p>7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lascov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" calcext:value-type="percentage">
            <text:p>3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commen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" calcext:value-type="percentage">
            <text:p>2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tgree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" calcext:value-type="percentage">
            <text:p>2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eorem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aloi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c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ce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b4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ect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pquo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ql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108825769942322" calcext:value-type="percentage">
            <text:p>0.01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arpo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77777777777778" calcext:value-type="percentage">
            <text:p>77.78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ynta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77777777777778" calcext:value-type="percentage">
            <text:p>77.78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color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colorbo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arpoo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22222222222222" calcext:value-type="percentage">
            <text:p>22.22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ynta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22222222222222" calcext:value-type="percentage">
            <text:p>22.22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kz-eucli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sotop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otnpa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z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avel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ldlfo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aler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spac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uric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d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mo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ng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qsec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parhac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epicem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967340177265088" calcext:value-type="percentage">
            <text:p>0.010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umbpd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75" calcext:value-type="percentage">
            <text:p>87.5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fil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75" calcext:value-type="percentage">
            <text:p>87.5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ka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75" calcext:value-type="percentage">
            <text:p>87.5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75" calcext:value-type="percentage">
            <text:p>87.5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so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dif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dif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so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fil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25" calcext:value-type="percentage">
            <text:p>12.5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umbpd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25" calcext:value-type="percentage">
            <text:p>12.5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ka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25" calcext:value-type="percentage">
            <text:p>12.5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macro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25" calcext:value-type="percentage">
            <text:p>12.5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kz-ber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articl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aph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l-afm-auth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eprintcov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ncycha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t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ramark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key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abes_man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ptco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z123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gsiz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eqn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euc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ccfoo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mbrigh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solatin1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puten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mf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xke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wid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comman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boxi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846422655106952" calcext:value-type="percentage">
            <text:p>0.008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tpag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57142857142857" calcext:value-type="percentage">
            <text:p>85.71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llipsi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57142857142857" calcext:value-type="percentage">
            <text:p>85.71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uni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14285714285714" calcext:value-type="percentage">
            <text:p>71.43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uni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85714285714286" calcext:value-type="percentage">
            <text:p>28.5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t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42857142857143" calcext:value-type="percentage">
            <text:p>14.2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llipsi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42857142857143" calcext:value-type="percentage">
            <text:p>14.29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nsta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20ssu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ger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diab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aphfi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yl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ncre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belfi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3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bezi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vingt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4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mhfix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fun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symb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urid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u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mplemargi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probdesc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m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per_dienin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fini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ener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725505132948816" calcext:value-type="percentage">
            <text:p>0.007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eorem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33333333333333" calcext:value-type="percentage">
            <text:p>83.33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napsh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33333333333333" calcext:value-type="percentage">
            <text:p>83.33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pasc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33333333333333" calcext:value-type="percentage">
            <text:p>83.33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33333333333333" calcext:value-type="percentage">
            <text:p>83.33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txtex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33333333333333" calcext:value-type="percentage">
            <text:p>83.33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olsk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33333333333333" calcext:value-type="percentage">
            <text:p>83.33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vninf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ma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resiz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ro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ns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p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pfon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r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vninf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ns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resiz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m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ro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txtex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6666666666667" calcext:value-type="percentage">
            <text:p>16.67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eore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166666666666667" calcext:value-type="percentage">
            <text:p>16.67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olski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6666666666667" calcext:value-type="percentage">
            <text:p>16.67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pasca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6666666666667" calcext:value-type="percentage">
            <text:p>16.67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napsho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6666666666667" calcext:value-type="percentage">
            <text:p>16.67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l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166666666666667" calcext:value-type="percentage">
            <text:p>16.67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mpmult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gree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ade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bsi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urier-or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t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fmtar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i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ncyla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ceq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ppennames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reeparttabl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ver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va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sccor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ellspa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ml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keyv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topi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eav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ntsmp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weakl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fnova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mart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rrvit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tabl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puni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olahead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leps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bert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ctu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lants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gfo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asem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belo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oc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okma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ad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rcursiv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ey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41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agx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gor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tato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seq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latex-chicag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rc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60458761079068" calcext:value-type="percentage">
            <text:p>0.006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nc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" calcext:value-type="percentage">
            <text:p>8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cod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" calcext:value-type="percentage">
            <text:p>8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theore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8" calcext:value-type="percentage">
            <text:p>8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gcap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8" calcext:value-type="percentage">
            <text:p>8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tx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" calcext:value-type="percentage">
            <text:p>6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tx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4" calcext:value-type="percentage">
            <text:p>4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nc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" calcext:value-type="percentage">
            <text:p>2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co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" calcext:value-type="percentage">
            <text:p>2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theorem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" calcext:value-type="percentage">
            <text:p>2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gcap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" calcext:value-type="percentage">
            <text:p>2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fsig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gpagell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intle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sabel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baselayer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extern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fmer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minse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lab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antlips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comm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opa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lfltxbcodetip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re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aria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shru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hchigg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uainputen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mol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apep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a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baseim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albox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rve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eynmp-aut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rtcu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ynt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cco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gone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lap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-tim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-in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htenso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vn-mult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clbk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ls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pmult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zcc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rc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eynar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ang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icefra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met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flo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ab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faul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pp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mgrap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vflo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mpty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jkve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ernuni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ptpara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483670088632544" calcext:value-type="percentage">
            <text:p>0.005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tachf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ackchang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makeid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siz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sympto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lis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raftwatermar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nlyams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belbib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nlyams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bel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makeid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raftwatermar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l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ackchang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tachfil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symptot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siz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co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bmse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man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tabl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fo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ppennam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n-logic14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qna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as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basepl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l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o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kerobu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apm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solides3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blacc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eap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eam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n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frag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rloo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pen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tocci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opt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extemp_ctextemp_ctextemp_spr-astr-add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rai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basepatter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ppp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sor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ourna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it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gpe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rapf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luci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ple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th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50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verys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v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mpsiz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brev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hsetu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slp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cl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yaz-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tenumb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nam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libraryshap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uthordate1-4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rrec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basesnak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texhack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c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pugate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gloss4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ra_defini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s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atol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uot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m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ma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j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fil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yrill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yndmet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angcap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tlefo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-09-a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clu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aa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ed-cs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honet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hysi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cha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st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ype1e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pt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ntspe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woop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luxe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ra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w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20nhj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ta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baseshap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ert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red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eal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unicodech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uncta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mfen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sabelle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ici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blu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vue3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heppub1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imag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sodat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la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362752566474408" calcext:value-type="percentage">
            <text:p>0.004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ckgroun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gterm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dep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itsd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consolat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hysymb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uncat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csup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acefn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vetre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ornamen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hsub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te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666666666666667" calcext:value-type="percentage">
            <text:p>66.67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its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ckgrou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gterm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dep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consolata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acef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csup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vetre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unca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orname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hy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hsubs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333333333333333" calcext:value-type="percentage">
            <text:p>33.33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lemo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raplacein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ms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pto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elim2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ophy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to-not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xford3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noncha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de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mboxdra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ymb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gic-artic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60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asowicz_hyper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ggraphi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xfo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mcha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ee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nima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en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natproo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hieri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k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p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r-astr-addons_mo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nenofi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pcod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pnam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agg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aramo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[babe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patc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rop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capmo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style-pap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h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atermar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rinkga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e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k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c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rafthea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ri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n_st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utograp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er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ign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figu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ournalnam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pri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widow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ournal2e_v1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ge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gstyl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oly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c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jkule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wa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tbibspac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log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las_tit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tsch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spa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rticleeng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heppub_ki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ep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rginfi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qspli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sigsy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g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gic-th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dflo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linpu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c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allpap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sca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sha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mt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rrf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eqn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otocolj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p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fxe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oltpol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oulutf8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comme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rul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io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asa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chang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rsden_artic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_latex_u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hyper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_pream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pliedp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gamev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sp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scommand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m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rofon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hfi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b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icag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urop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gri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oipubm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ricks_ressourcenprof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t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sodate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ymb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pthm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scdo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l2010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extemp_ctextemp_spr-astr-add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agc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em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firstu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leftrigh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mac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sh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cic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hist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rves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ption3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rtto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ncer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tcm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scree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ld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irginialak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astex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ni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l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nuplot-lua-tikz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ampl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mands-ta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y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otnoteback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mlines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begine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ackeng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ergrap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pl3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hcb-symbols-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laatj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skerval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nbrea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cprul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otarro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rscode3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mbering-ta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c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phb_ecr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lossar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libraryplotmark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outir-mac-06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o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eekct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tle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olyno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ometri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ennam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gic9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cpro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protec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andalo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bib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verpo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nswer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benot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sp-cm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uc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mad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kj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p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nt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gla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ch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ls_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m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ustinmacr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itc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c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uton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verbati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-dependenc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jhebre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rev-pack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a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texpp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l-al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ale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yperxm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241835044316272" calcext:value-type="percentage">
            <text:p>0.002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dnatbib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lec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d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dnat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lec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-tod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stribal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-tod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los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bib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ckag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ample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mentb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xedep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rcu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los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rcu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s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ample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ckag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xedep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s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stribalg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mentb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0.5" calcext:value-type="percentage">
            <text:p>5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cs-cs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abbrv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le.lis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u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iplehea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near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d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rt_st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extemp_latexca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ambd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smetics-ap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p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categori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ceq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o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pp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ex-lo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pt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matrix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athesi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aveletnota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cs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-knot-cq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grplu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leq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ga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rticl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z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f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ocedu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lgpseudoco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rags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to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quationarra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frexampl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3part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_thesis_mono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v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-qtree-comp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_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aus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eoma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nyfo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ch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epri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fterpack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sclassic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specifica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ray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xt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p-autor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la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se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svsimp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lexi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pslifont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api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kz-ta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ilbe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po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gi_con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pn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icplu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ventb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nomenc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141la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msproo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relo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rony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uotmar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ddedshade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aphcaspi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ab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chea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thancha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brev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h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d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extemp_lgri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ayershortcu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ota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ertu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grind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-gen-writ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erki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rasan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wc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catco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rscode3e_modifi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telblat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dok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fxmp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rp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d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qn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gma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c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ch_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bc-templa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queez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s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mydef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piri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-lc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t-tablea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csperri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ubrac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kul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widge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cm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armrea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na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pr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n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stomdo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xhandl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ccinctencodingsnota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rycentr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etting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4phon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x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xodraw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aille_jc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1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jknu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faa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lrun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t_equ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ol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od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foldst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da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templa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-cm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dmmac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vg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lect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d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_ge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i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re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hel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tatool-bas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seni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top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vefnmar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oba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ustinc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usammenfassung-fuer-blaetter-der-dgvfm-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racke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rtl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20sia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eordermeasurenota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malanguag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ttablx-hacke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kz-linknod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etu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sk-symbols-ip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-pi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caldef_b_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mullthesi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arrow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csinf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oreig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cbas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utlier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nim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rascale_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stautogob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tylecra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st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ppa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_la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uman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enyoungtabtikz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pflo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l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qua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n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te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irtik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s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qnarra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olen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t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ha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oh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eff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evi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kito-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ngb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pap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number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ctsy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igne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emformul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mlr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lcel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11121la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zjcolor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gruti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tod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pche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arrow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-comman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e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id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patris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lect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tx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complexityclass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macros3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cl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icksq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pnicenam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w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tcal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t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rtcuts_matcom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s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mt_listing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pfnmar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i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itepres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assicthesi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mt_ne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ro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ightta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lobal_c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punits2007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charte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ic-fabi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ma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addr_scauth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g4tex.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fex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e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row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pac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xma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ml-oi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nv_la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pseudocode2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cappub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-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eystrok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cir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qdo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iinpu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clogo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k-mak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atmov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rcolum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blfon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listing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ticlemeccanica2009my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stcoq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calpackag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ico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sk-symbols-india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matrx5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s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er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topdf-bas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ool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le.theore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msar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presenta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ltes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g4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bw-arro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fv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ytefiel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syntax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3dpl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delimiter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institutions.h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tnxtr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uby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w20ba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ffi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tikz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epparticl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opic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inost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eusdet_hepuni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tylea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verselege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institutions.p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englis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fec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nkstodef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fig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l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c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lo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authordate1-4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hed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olexp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p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gschol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h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dhmac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rtha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i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utlin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mpal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nsin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rlf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g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ort-intervals-with-a-given-number-of-prim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lln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tpro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l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exa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d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ms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icago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acedartic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tquo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ob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l_sho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les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ccla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114la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efpap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ncs_jods_441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otose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-mat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kolar_defini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tm_symbol_uprightm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pseudoco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tationskdd09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jetsqm2015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sccs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r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rayleigh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m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ru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lef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sk-constrai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eylisting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e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objectiv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em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bulling2015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rmappendi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rtytal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unadiagra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tylee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ba-al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ierogl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ims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racemnsymb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brevia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hdal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t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andal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institu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eor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ux2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urkis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mlr2e_style_edi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f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ewinut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hemablo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extemp_spr-astr-add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ript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rall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-gen-d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gecol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valcant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phab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esi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tation0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crda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xfonts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asa_manu3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nt_mod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a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oublespace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as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svto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ct12cm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c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m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eneri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i4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stom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0siz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.braju.graphicalmode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-umls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owarimt4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ctex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ld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fra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macli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rcuitikz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gcomman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tylef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vop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kz-fc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blatex-mr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nicode-char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-compa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gfcalend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sizegath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cide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us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kerne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eq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s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vere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umberfigu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bsupscrip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lasbibla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ms10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chb_symb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ramp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mon_symb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col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amp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lorta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riva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le_jd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nukey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mslas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mand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cpi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gic9-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ar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ipp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md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rscode-modifi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etterspa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2st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ta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ot2tex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mon-combin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stom_comman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ayer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ubikcub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psdi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letter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ra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sh_optimiza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8bi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aja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epicsu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2e-hacked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ondox-fra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shortcu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ander_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gnon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i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oltooltip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oove2tikz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henv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rcumscrip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-nodeconnec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wnc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pi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cc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cappu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te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_mo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irginialake2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armon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ccbb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utl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tm_symb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institutions.f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be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r-sola-addons_eev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heppubcusto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bibspecforparti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nalysi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t1patc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tlascontribu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v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bcomman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eylo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l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kn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uxhoo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pres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ancyn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pgmp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not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erson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extemp_ctextemp_ctextemp_ctextemp_spr-astr-add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mel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notation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as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ronolog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c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app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c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hnigce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pazo_modifi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tre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eyd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ya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ly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sta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tl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b-x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ason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-thesi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heppub_m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t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gleich-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oloes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utchc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cher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s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agmac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mlau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m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le_s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avalo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lgorithmkdd09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eeetrantoolsnew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xfonts-bodon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cal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vipsc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4pd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wjtool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breviazion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pcrc2m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itc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rrelation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anslat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uzz-ieee99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iometrics_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n-gn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erbatimbo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ux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amerthemespli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nsmathaccen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scmac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taremu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yingxiu_ma_spr-astr-add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urwitz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randspac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r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tu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cma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dfmarginp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snrdisplay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lani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np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ftre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hrun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lan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ternaltikz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ngyu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2la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on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brac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bartic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tugcom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bc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lculat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m-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ref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e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uant_gam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stackeng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fftre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gsenvironme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texto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ga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sv1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vp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rticle-macrosshare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s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edia9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w-38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3_tit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itinf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cald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aniel_okoh_spr-astr-add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ticlesty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rc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hayergrap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olyglossi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ic_ok_so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plestd2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jnota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ybe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r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emsche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rongsegalnotatio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c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_alph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me-abbrev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testazione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ntonioledd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reekb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ul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-gen-theore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_e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abv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b4e-g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fsartemisi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quotin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r_95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s-e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pbay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sym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cltree+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ematik_lln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eamertexpowe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orowitzarxiv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arse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he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oreaux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mallgr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guil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dd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im-econbibl-t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mphandou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upertec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gs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qtre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fluence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vdsma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arklin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lest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ustom_algorith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f-scrip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rithm2epal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verla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eridgenera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s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srtr-ca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usefu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omede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stliketa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cros.structured_institu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st-b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tations_issi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mathoperator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ikzpagenode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relud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rtmac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ref-x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ramo_u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sclis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al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eophysi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egend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int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erem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gree_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bliautoref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tgcurs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ncis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asic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xyz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f_stylefi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tra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ymbo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jhtit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otfi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iear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kot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nvirons0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chicag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itehack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amp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t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pscolor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boldfon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frenchineq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nimalpackages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ltibb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packag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jkspac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isplay-figur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synta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y-jheppub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iniplo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v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iz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zusammenfassung-fuer-blaetter-der-dgvfm-se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accourcisv4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fram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hpmacros03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umac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gant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lgonand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utt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bl_th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r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et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upbib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haist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rayola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p2-conic-lin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mputa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ol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tool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letltxmacro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mm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g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amsthm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pf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reltable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cmd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zt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spr-astr-addons-fixed2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mathmacro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notations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oordl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f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deduc</text:p>
          </table:table-cell>
          <table:table-cell table:style-name="ce18" office:value-type="string" calcext:value-type="string">
            <text:p>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expex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3">
          <table:table-cell table:style-name="ce18" office:value-type="string" calcext:value-type="string">
            <text:p>cabin</text:p>
          </table:table-cell>
          <table:table-cell table:style-name="ce18" office:value-type="string" calcext:value-type="string">
            <text:p>nooption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22" office:value-type="percentage" office:value="0.0000120917522158136" calcext:value-type="percentage">
            <text:p>0.001%</text:p>
          </table:table-cell>
          <table:table-cell table:style-name="ce18" table:number-columns-repeated="124"/>
        </table:table-row>
        <table:table-row table:style-name="ro4" table:number-rows-repeated="1967">
          <table:table-cell table:style-name="ce18" table:number-columns-repeated="2"/>
          <table:table-cell table:style-name="ce19"/>
          <table:table-cell table:style-name="ce22"/>
          <table:table-cell table:style-name="ce18" table:number-columns-repeated="124"/>
        </table:table-row>
        <table:table-row table:style-name="ro3" table:number-rows-repeated="1044479">
          <table:table-cell table:number-columns-repeated="128"/>
        </table:table-row>
        <table:table-row table:style-name="ro3">
          <table:table-cell table:number-columns-repeated="128"/>
        </table:table-row>
      </table:table>
      <table:named-expressions/>
      <table:database-ranges>
        <table:database-range table:name="__Anonymous_Sheet_DB__5" table:target-range-address="TEX_files__packages_source.A1:TEX_files__packages_source.D1847" table:orientation="column"/>
        <table:database-range table:name="__Anonymous_Sheet_DB__6" table:target-range-address="'TEX__packages_and_options_2010-2016'.A1:'TEX__packages_and_options_2010-2016'.D21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27:16.698454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LS_5f_files_5f__5f_packages_5f_uses_5f_2010-2016" style:display-name="FLS_files__packages_uses_2010-201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LS_5f_files_5f__5f_packages_5f_uses_5f_2015-2016" style:display-name="FLS_files__packages_uses_2015-201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TEX_5f_files_5f__5f_packages_5f_uses_5f_2015-2016" style:display-name="TEX_files__packages_uses_2015-201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TEX_5f_files_5f__5f_packages_5f_uses_5f_2010-2016" style:display-name="TEX_files__packages_uses_2010-201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TEX_5f_files_5f__5f_packages_5f_used_5f_2010-2014" style:display-name="TEX_files__packages_used_2010-2014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3:28:21.271579595</dc:date>
    <meta:creation-date>2017-04-25T17:16:20Z</meta:creation-date>
    <meta:editing-cycles>6</meta:editing-cycles>
    <meta:editing-duration>PT35M28S</meta:editing-duration>
    <meta:generator>LibreOffice/5.0.6.2$Linux_X86_64 LibreOffice_project/00m0$Build-2</meta:generator>
    <dc:creator>Lolita Tolenė</dc:creator>
    <meta:document-statistic meta:table-count="7" meta:cell-count="15147" meta:object-count="0"/>
  </office:meta>
</office:document-meta>
</file>